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1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draw:fill="none" draw:stroke="dash" draw:stroke-dash="a1532" svg:stroke-width="0.01042in" svg:stroke-color="#ffffff" svg:stroke-opacity="12%" draw:stroke-linejoin="miter" svg:stroke-linecap="but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5">
      <style:graphic-properties draw:fill="none" draw:stroke="dash" draw:stroke-dash="a1534" svg:stroke-width="0.01389in" svg:stroke-color="#ffffff" svg:stroke-opacity="12%" draw:stroke-linejoin="miter" svg:stroke-linecap="butt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7">
      <style:graphic-properties draw:fill="none" draw:stroke="dash" draw:stroke-dash="a1536" svg:stroke-width="0.01389in" svg:stroke-color="#ffffff" svg:stroke-opacity="12%" draw:stroke-linejoin="miter" svg:stroke-linecap="butt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none" draw:stroke="solid" svg:stroke-width="0.01042in" svg:stroke-color="#ffffff" svg:stroke-opacity="12%" draw:stroke-linejoin="miter" svg:stroke-linecap="butt"/>
    </style:style>
    <style:style style:family="graphic" style:name="a1210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539">
      <style:graphic-properties draw:fill="none" draw:stroke="solid" svg:stroke-width="0.01042in" svg:stroke-color="#ffffff" svg:stroke-opacity="12%" draw:stroke-linejoin="miter" svg:stroke-linecap="butt"/>
    </style:style>
    <style:style style:family="paragraph" style:name="a11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12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13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14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16">
      <style:graphic-properties draw:fill="none" draw:stroke="dash" draw:stroke-dash="a1215" svg:stroke-width="0.01389in" svg:stroke-color="#ffffff" svg:stroke-opacity="35%" draw:stroke-linejoin="miter" svg:stroke-linecap="butt"/>
    </style:style>
    <style:style style:family="graphic" style:name="a1218">
      <style:graphic-properties draw:fill="none" draw:stroke="dash" draw:stroke-dash="a1217" svg:stroke-width="0.01042in" svg:stroke-color="#ffffff" svg:stroke-opacity="35%" draw:stroke-linejoin="miter" svg:stroke-linecap="butt"/>
    </style:style>
    <style:style style:family="text" style:name="a132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draw:fill="none" draw:stroke="solid" svg:stroke-width="0.01042in" svg:stroke-color="#ffffff" svg:stroke-opacity="35%" draw:stroke-linejoin="miter" svg:stroke-linecap="butt"/>
    </style:style>
    <style:style style:family="text" style:name="a132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4">
      <style:graphic-properties draw:fill="solid" draw:fill-color="#f81b02" draw:opacity="100%" draw:stroke="none"/>
    </style:style>
    <style:style style:family="graphic" style:name="a1325">
      <style:graphic-properties draw:fill="solid" draw:fill-color="#f81b02" draw:opacity="100%" draw:stroke="none"/>
    </style:style>
    <style:style style:family="graphic" style:name="a1326">
      <style:graphic-properties draw:fill="solid" draw:fill-color="#f81b02" draw:opacity="100%" draw:stroke="none"/>
    </style:style>
    <style:style style:family="graphic" style:name="a1327">
      <style:graphic-properties draw:fill="none" draw:stroke="solid" svg:stroke-width="0.01042in" svg:stroke-color="#ffffff" svg:stroke-opacity="17%" draw:stroke-linejoin="miter" svg:stroke-linecap="butt"/>
    </style:style>
    <style:style style:family="graphic" style:name="a1430">
      <style:graphic-properties style:protect="position size"/>
    </style:style>
    <style:style style:family="graphic" style:name="a1328">
      <style:graphic-properties draw:fill="none" draw:stroke="solid" svg:stroke-width="0.01042in" svg:stroke-color="#ffffff" svg:stroke-opacity="20%" draw:stroke-linejoin="miter" svg:stroke-linecap="butt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8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draw:fill="none" draw:stroke="solid" svg:stroke-width="0.01042in" svg:stroke-color="#ffffff" svg:stroke-opacity="11%" draw:stroke-linejoin="miter" svg:stroke-linecap="but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draw:fill="none" draw:stroke="solid" svg:stroke-width="0.01042in" svg:stroke-color="#ffffff" svg:stroke-opacity="11%" draw:stroke-linejoin="miter" svg:stroke-linecap="butt"/>
    </style:style>
    <style:style style:family="presentation" style:name="a1439">
      <style:graphic-properties fo:wrap-option="wrap" fo:padding-top="0.25in" fo:padding-bottom="0.25in" fo:padding-left="0.25in" fo:padding-right="0.2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none" draw:stroke="solid" svg:stroke-width="0.01042in" svg:stroke-color="#ffffff" svg:stroke-opacity="10%" draw:stroke-linejoin="miter" svg:stroke-linecap="butt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4">
      <style:graphic-properties draw:fill="none" draw:stroke="dash" draw:stroke-dash="a1543" svg:stroke-width="0.01042in" svg:stroke-color="#ffffff" svg:stroke-opacity="10%" draw:stroke-linejoin="miter" svg:stroke-linecap="butt"/>
    </style:style>
    <style:style style:family="paragraph" style:name="a11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draw:fill="none" draw:stroke="solid" svg:stroke-width="0.01042in" svg:stroke-color="#ffffff" svg:stroke-opacity="10%" draw:stroke-linejoin="miter" svg:stroke-linecap="butt"/>
    </style:style>
    <style:style style:family="graphic" style:name="a1546">
      <style:graphic-properties draw:fill="solid" draw:fill-color="#f81b02" draw:opacity="100%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7">
      <style:graphic-properties draw:fill="solid" draw:fill-color="#f81b02" draw:opacity="100%" draw:stroke="none"/>
    </style:style>
    <style:style style:family="paragraph" style:name="a11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draw:fill="solid" draw:fill-color="#f81b02" draw:opacity="100%" draw:stroke="none"/>
    </style:style>
    <style:style style:family="graphic" style:name="a1220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549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221">
      <style:graphic-properties draw:fill="none" draw:stroke="solid" svg:stroke-width="0.01042in" svg:stroke-color="#ffffff" svg:stroke-opacity="35%" draw:stroke-linejoin="miter" svg:stroke-linecap="butt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draw:fill="none" draw:stroke="solid" svg:stroke-width="0.01042in" svg:stroke-color="#ffffff" svg:stroke-opacity="35%" draw:stroke-linejoin="miter" svg:stroke-linecap="butt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solid" draw:fill-color="#f81b0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27">
      <style:graphic-properties style:protect="position siz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draw:fill="none" draw:stroke="dash" draw:stroke-dash="a1329" svg:stroke-width="0.01042in" svg:stroke-color="#ffffff" svg:stroke-opacity="18%" draw:stroke-linejoin="miter" svg:stroke-linecap="butt"/>
    </style:style>
    <style:style style:family="paragraph" style:name="a1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draw:fill="none" draw:stroke="solid" svg:stroke-width="0.01042in" svg:stroke-color="#ffffff" svg:stroke-opacity="15%" draw:stroke-linejoin="miter" svg:stroke-linecap="butt"/>
    </style:style>
    <style:style style:family="graphic" style:name="a1332">
      <style:graphic-properties draw:fill="none" draw:stroke="solid" svg:stroke-width="0.00521in" svg:stroke-color="#ffffff" svg:stroke-opacity="15%" draw:stroke-linejoin="miter" svg:stroke-linecap="butt"/>
    </style:style>
    <style:style style:family="graphic" style:name="a1333">
      <style:graphic-properties draw:fill="none" draw:stroke="solid" svg:stroke-width="0.01042in" svg:stroke-color="#ffffff" svg:stroke-opacity="14%" draw:stroke-linejoin="miter" svg:stroke-linecap="butt"/>
    </style:style>
    <style:style style:family="graphic" style:name="a1334">
      <style:graphic-properties draw:fill="none" draw:stroke="solid" svg:stroke-width="0.01042in" svg:stroke-color="#ffffff" svg:stroke-opacity="13%" draw:stroke-linejoin="miter" svg:stroke-linecap="butt"/>
    </style:style>
    <style:style style:family="graphic" style:name="a1335">
      <style:graphic-properties draw:fill="none" draw:stroke="solid" svg:stroke-width="0.01042in" svg:stroke-color="#ffffff" svg:stroke-opacity="13%" draw:stroke-linejoin="miter" svg:stroke-linecap="butt"/>
    </style:style>
    <style:style style:family="graphic" style:name="a1337">
      <style:graphic-properties draw:fill="none" draw:stroke="dash" draw:stroke-dash="a1336" svg:stroke-width="0.01042in" svg:stroke-color="#ffffff" svg:stroke-opacity="12%" draw:stroke-linejoin="miter" svg:stroke-linecap="butt"/>
    </style:style>
    <style:style style:family="graphic" style:name="a1440">
      <style:graphic-properties draw:fill="none" draw:stroke="solid" svg:stroke-width="0.01389in" svg:stroke-color="#ed1902" svg:stroke-opacity="100%" svg:stroke-linecap="butt" style:protect="position size"/>
    </style:style>
    <style:style style:family="graphic" style:name="a1339">
      <style:graphic-properties draw:fill="none" draw:stroke="dash" draw:stroke-dash="a1338" svg:stroke-width="0.01042in" svg:stroke-color="#ffffff" svg:stroke-opacity="12%" draw:stroke-linejoin="miter" svg:stroke-linecap="butt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none" draw:stroke="solid" svg:stroke-width="0.01042in" svg:stroke-color="#ffffff" svg:stroke-opacity="20%" draw:stroke-linejoin="miter" svg:stroke-linecap="but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none" draw:stroke="dash" draw:stroke-dash="a1551" svg:stroke-width="0.01042in" svg:stroke-color="#ffffff" svg:stroke-opacity="20%" draw:stroke-linejoin="miter" svg:stroke-linecap="butt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3">
      <style:graphic-properties draw:fill="none" draw:stroke="solid" svg:stroke-width="0.01042in" svg:stroke-color="#ffffff" svg:stroke-opacity="20%" draw:stroke-linejoin="miter" svg:stroke-linecap="butt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4">
      <style:graphic-properties draw:fill="none" draw:stroke="solid" svg:stroke-width="0.00521in" svg:stroke-color="#ffffff" svg:stroke-opacity="20%" draw:stroke-linejoin="miter" svg:stroke-linecap="butt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5">
      <style:graphic-properties draw:fill="none" draw:stroke="solid" svg:stroke-width="0.01042in" svg:stroke-color="#ffffff" svg:stroke-opacity="20%" draw:stroke-linejoin="miter" svg:stroke-linecap="butt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draw:fill="none" draw:stroke="solid" svg:stroke-width="0.01042in" svg:stroke-color="#ffffff" svg:stroke-opacity="20%" draw:stroke-linejoin="miter" svg:stroke-linecap="butt"/>
    </style:style>
    <style:style style:family="paragraph" style:name="a11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59">
      <style:graphic-properties draw:fill="none" draw:stroke="dash" draw:stroke-dash="a1558" svg:stroke-width="0.01042in" svg:stroke-color="#ffffff" svg:stroke-opacity="20%" draw:stroke-linejoin="miter" svg:stroke-linecap="but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81b02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81b02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81b02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81b02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81b02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81b02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81b02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draw:fill="none" draw:stroke="dash" draw:stroke-dash="a1340" svg:stroke-width="0.01389in" svg:stroke-color="#ffffff" svg:stroke-opacity="12%" draw:stroke-linejoin="miter" svg:stroke-linecap="butt"/>
    </style:style>
    <style:style style:family="presentation" style:name="a1239">
      <style:graphic-properties fo:wrap-option="wrap" fo:padding-top="0.25in" fo:padding-bottom="0.25in" fo:padding-left="0.25in" fo:padding-right="0.2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3">
      <style:graphic-properties draw:fill="none" draw:stroke="dash" draw:stroke-dash="a1342" svg:stroke-width="0.01389in" svg:stroke-color="#ffffff" svg:stroke-opacity="12%" draw:stroke-linejoin="miter" svg:stroke-linecap="butt"/>
    </style:style>
    <style:style style:family="graphic" style:name="a1344">
      <style:graphic-properties draw:fill="none" draw:stroke="solid" svg:stroke-width="0.01042in" svg:stroke-color="#ffffff" svg:stroke-opacity="12%" draw:stroke-linejoin="miter" svg:stroke-linecap="butt"/>
    </style:style>
    <style:style style:family="graphic" style:name="a1345">
      <style:graphic-properties draw:fill="none" draw:stroke="solid" svg:stroke-width="0.01042in" svg:stroke-color="#ffffff" svg:stroke-opacity="12%" draw:stroke-linejoin="miter" svg:stroke-linecap="butt"/>
    </style:style>
    <style:style style:family="graphic" style:name="a1346">
      <style:graphic-properties draw:fill="none" draw:stroke="solid" svg:stroke-width="0.01042in" svg:stroke-color="#ffffff" svg:stroke-opacity="11%" draw:stroke-linejoin="miter" svg:stroke-linecap="butt"/>
    </style:style>
    <style:style style:family="graphic" style:name="a1347">
      <style:graphic-properties draw:fill="none" draw:stroke="solid" svg:stroke-width="0.01042in" svg:stroke-color="#ffffff" svg:stroke-opacity="11%" draw:stroke-linejoin="miter" svg:stroke-linecap="butt"/>
    </style:style>
    <style:style style:family="graphic" style:name="a1348">
      <style:graphic-properties draw:fill="none" draw:stroke="solid" svg:stroke-width="0.01042in" svg:stroke-color="#ffffff" svg:stroke-opacity="10%" draw:stroke-linejoin="miter" svg:stroke-linecap="butt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1">
      <style:graphic-properties draw:fill="none" draw:stroke="dash" draw:stroke-dash="a1560" svg:stroke-width="0.01042in" svg:stroke-color="#ffffff" svg:stroke-opacity="20%" draw:stroke-linejoin="miter" svg:stroke-linecap="butt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3">
      <style:graphic-properties draw:fill="none" draw:stroke="dash" draw:stroke-dash="a1562" svg:stroke-width="0.01389in" svg:stroke-color="#ffffff" svg:stroke-opacity="20%" draw:stroke-linejoin="miter" svg:stroke-linecap="butt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draw:fill="none" draw:stroke="dash" draw:stroke-dash="a1564" svg:stroke-width="0.01389in" svg:stroke-color="#ffffff" svg:stroke-opacity="20%" draw:stroke-linejoin="miter" svg:stroke-linecap="butt"/>
    </style:style>
    <style:style style:family="graphic" style:name="a1566">
      <style:graphic-properties draw:fill="none" draw:stroke="solid" svg:stroke-width="0.01042in" svg:stroke-color="#ffffff" svg:stroke-opacity="20%" draw:stroke-linejoin="miter" svg:stroke-linecap="butt"/>
    </style:style>
    <style:style style:family="presentation" style:name="a1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7">
      <style:graphic-properties draw:fill="none" draw:stroke="solid" svg:stroke-width="0.01042in" svg:stroke-color="#ffffff" svg:stroke-opacity="20%" draw:stroke-linejoin="miter" svg:stroke-linecap="butt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68">
      <style:graphic-properties draw:fill="none" draw:stroke="solid" svg:stroke-width="0.01042in" svg:stroke-color="#ffffff" svg:stroke-opacity="20%" draw:stroke-linejoin="miter" svg:stroke-linecap="butt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9">
      <style:graphic-properties draw:fill="none" draw:stroke="solid" svg:stroke-width="0.01042in" svg:stroke-color="#ffffff" svg:stroke-opacity="20%" draw:stroke-linejoin="miter" svg:stroke-linecap="butt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top" draw:textarea-horizontal-align="left" draw:fill="solid" draw:fill-color="#f81b0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none" draw:stroke="dash" draw:stroke-dash="a1349" svg:stroke-width="0.01042in" svg:stroke-color="#ffffff" svg:stroke-opacity="10%" draw:stroke-linejoin="miter" svg:stroke-linecap="butt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draw:fill="none" draw:stroke="solid" svg:stroke-width="0.01042in" svg:stroke-color="#ffffff" svg:stroke-opacity="10%" draw:stroke-linejoin="miter" svg:stroke-linecap="butt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draw:fill="solid" draw:fill-color="#f81b02" draw:opacity="100%" draw:stroke="none"/>
    </style:style>
    <style:style style:family="graphic" style:name="a1353">
      <style:graphic-properties draw:fill="solid" draw:fill-color="#f81b02" draw:opacity="100%" draw:stroke="none"/>
    </style:style>
    <style:style style:family="graphic" style:name="a1354">
      <style:graphic-properties draw:fill="solid" draw:fill-color="#f81b02" draw:opacity="100%" draw:stroke="none"/>
    </style:style>
    <style:style style:family="graphic" style:name="a1355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356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358">
      <style:graphic-properties draw:fill="none" draw:stroke="dash" draw:stroke-dash="a1357" svg:stroke-width="0.01042in" svg:stroke-color="#ffffff" svg:stroke-opacity="20%" draw:stroke-linejoin="miter" svg:stroke-linecap="butt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draw:fill="none" draw:stroke="solid" svg:stroke-width="0.01042in" svg:stroke-color="#ffffff" svg:stroke-opacity="20%" draw:stroke-linejoin="miter" svg:stroke-linecap="butt"/>
    </style:style>
    <style:style style:family="paragraph" style:name="a14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f81b0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style:protect="position size"/>
    </style:style>
    <style:style style:family="graphic" style:name="a1572">
      <style:graphic-properties draw:fill="none" draw:stroke="dash" draw:stroke-dash="a1571" svg:stroke-width="0.01042in" svg:stroke-color="#ffffff" svg:stroke-opacity="20%" draw:stroke-linejoin="miter" svg:stroke-linecap="butt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3">
      <style:graphic-properties draw:fill="none" draw:stroke="solid" svg:stroke-width="0.01042in" svg:stroke-color="#ffffff" svg:stroke-opacity="20%" draw:stroke-linejoin="miter" svg:stroke-linecap="butt"/>
    </style:style>
    <style:style style:family="paragraph" style:name="a11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45">
      <style:text-properties fo:font-variant="normal" fo:text-transform="none" fo:color="#f81b02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81b02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81b02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81b02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draw:fill="none" draw:stroke="solid" svg:stroke-width="0.00521in" svg:stroke-color="#ffffff" svg:stroke-opacity="20%" draw:stroke-linejoin="miter" svg:stroke-linecap="butt"/>
    </style:style>
    <style:style style:family="graphic" style:name="a1361">
      <style:graphic-properties draw:fill="none" draw:stroke="solid" svg:stroke-width="0.01042in" svg:stroke-color="#ffffff" svg:stroke-opacity="20%" draw:stroke-linejoin="miter" svg:stroke-linecap="butt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363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365">
      <style:graphic-properties draw:fill="none" draw:stroke="dash" draw:stroke-dash="a1364" svg:stroke-width="0.01042in" svg:stroke-color="#ffffff" svg:stroke-opacity="20%" draw:stroke-linejoin="miter" svg:stroke-linecap="butt"/>
    </style:style>
    <style:style style:family="graphic" style:name="a1367">
      <style:graphic-properties draw:fill="none" draw:stroke="dash" draw:stroke-dash="a1366" svg:stroke-width="0.01042in" svg:stroke-color="#ffffff" svg:stroke-opacity="20%" draw:stroke-linejoin="miter" svg:stroke-linecap="butt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9">
      <style:graphic-properties draw:fill="none" draw:stroke="dash" draw:stroke-dash="a1368" svg:stroke-width="0.01389in" svg:stroke-color="#ffffff" svg:stroke-opacity="20%" draw:stroke-linejoin="miter" svg:stroke-linecap="butt"/>
    </style:style>
    <style:style style:family="paragraph" style:name="a14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25in" fo:padding-bottom="0.25in" fo:padding-left="0.25in" fo:padding-right="0.2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solid" draw:fill-color="#f81b0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draw:fill="none" draw:stroke="dash" draw:stroke-dash="a1370" svg:stroke-width="0.01389in" svg:stroke-color="#ffffff" svg:stroke-opacity="20%" draw:stroke-linejoin="miter" svg:stroke-linecap="butt"/>
    </style:style>
    <style:style style:family="paragraph" style:name="a12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373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374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375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376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378">
      <style:graphic-properties draw:fill="none" draw:stroke="dash" draw:stroke-dash="a1377" svg:stroke-width="0.01042in" svg:stroke-color="#ffffff" svg:stroke-opacity="20%" draw:stroke-linejoin="miter" svg:stroke-linecap="butt"/>
    </style:style>
    <style:style style:family="graphic" style:name="a1480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379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481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483">
      <style:graphic-properties draw:fill="none" draw:stroke="dash" draw:stroke-dash="a1482" svg:stroke-width="0.01042in" svg:stroke-color="#ffffff" svg:stroke-opacity="35%" draw:stroke-linejoin="miter" svg:stroke-linecap="butt"/>
    </style:style>
    <style:style style:family="graphic" style:name="a1485">
      <style:graphic-properties draw:fill="none" draw:stroke="dash" draw:stroke-dash="a1484" svg:stroke-width="0.01042in" svg:stroke-color="#ffffff" svg:stroke-opacity="35%" draw:stroke-linejoin="miter" svg:stroke-linecap="butt"/>
    </style:style>
    <style:style style:family="graphic" style:name="a1487">
      <style:graphic-properties draw:fill="none" draw:stroke="dash" draw:stroke-dash="a1486" svg:stroke-width="0.01042in" svg:stroke-color="#ffffff" svg:stroke-opacity="35%" draw:stroke-linejoin="miter" svg:stroke-linecap="butt"/>
    </style:style>
    <style:style style:family="graphic" style:name="a1488">
      <style:graphic-properties draw:fill="none" draw:stroke="solid" svg:stroke-width="0.01042in" svg:stroke-color="#ffffff" svg:stroke-opacity="35%" draw:stroke-linejoin="miter" svg:stroke-linecap="but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>
      <style:graphic-properties draw:fill="none" draw:stroke="solid" svg:stroke-width="0.01042in" svg:stroke-color="#ffffff" svg:stroke-opacity="35%" draw:stroke-linejoin="miter" svg:stroke-linecap="butt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draw:fill="none" draw:stroke="solid" svg:stroke-width="0.01042in" svg:stroke-color="#ffffff" svg:stroke-opacity="35%" draw:stroke-linejoin="miter" svg:stroke-linecap="butt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492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493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494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495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496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498">
      <style:graphic-properties draw:fill="none" draw:stroke="dash" draw:stroke-dash="a1497" svg:stroke-width="0.01389in" svg:stroke-color="#ffffff" svg:stroke-opacity="35%" draw:stroke-linejoin="miter" svg:stroke-linecap="but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6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87">
      <style:graphic-properties draw:fill="none" draw:stroke="solid" svg:stroke-width="0.01042in" svg:stroke-color="#ffffff" svg:stroke-opacity="35%" draw:stroke-linejoin="miter" svg:stroke-linecap="butt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>
      <style:graphic-properties draw:fill="none" draw:stroke="solid" svg:stroke-width="0.01042in" svg:stroke-color="#ffffff" svg:stroke-opacity="35%" draw:stroke-linejoin="miter" svg:stroke-linecap="butt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draw:fill="none" draw:stroke="dash" draw:stroke-dash="a1289" svg:stroke-width="0.01042in" svg:stroke-color="#ffffff" svg:stroke-opacity="35%" draw:stroke-linejoin="miter" svg:stroke-linecap="butt"/>
    </style:style>
    <style:style style:family="graphic" style:name="a1292">
      <style:graphic-properties draw:fill="none" draw:stroke="dash" draw:stroke-dash="a1291" svg:stroke-width="0.01042in" svg:stroke-color="#ffffff" svg:stroke-opacity="35%" draw:stroke-linejoin="miter" svg:stroke-linecap="butt"/>
    </style:style>
    <style:style style:family="graphic" style:name="a1294">
      <style:graphic-properties draw:fill="none" draw:stroke="dash" draw:stroke-dash="a1293" svg:stroke-width="0.01042in" svg:stroke-color="#ffffff" svg:stroke-opacity="35%" draw:stroke-linejoin="miter" svg:stroke-linecap="butt"/>
    </style:style>
    <style:style style:family="graphic" style:name="a1295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96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97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98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99">
      <style:graphic-properties draw:fill="none" draw:stroke="solid" svg:stroke-width="0.01042in" svg:stroke-color="#ffffff" svg:stroke-opacity="35%" draw:stroke-linejoin="miter" svg:stroke-linecap="butt"/>
    </style:style>
    <style:style style:family="text" style:name="a108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draw:fill="none" draw:stroke="solid" svg:stroke-width="0.01389in" svg:stroke-color="#000000" svg:stroke-opacity="100%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7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198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199">
      <style:graphic-properties draw:fill="none" draw:stroke="solid" svg:stroke-width="0.01042in" svg:stroke-color="#ffffff" svg:stroke-opacity="35%" draw:stroke-linejoin="miter" svg:stroke-linecap="butt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draw:fill="none" draw:stroke="dash" draw:stroke-dash="a1499" svg:stroke-width="0.01042in" svg:stroke-color="#ffffff" svg:stroke-opacity="35%" draw:stroke-linejoin="miter" svg:stroke-linecap="butt"/>
    </style:style>
    <style:style style:family="graphic" style:name="a1501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502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503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504">
      <style:graphic-properties draw:fill="none" draw:stroke="solid" svg:stroke-width="0.01042in" svg:stroke-color="#ffffff" svg:stroke-opacity="35%" draw:stroke-linejoin="miter" svg:stroke-linecap="butt"/>
    </style:style>
    <style:style style:family="drawing-page" style:name="a1505">
      <style:drawing-page-properties draw:fill="solid" draw:fill-color="#45454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06">
      <style:graphic-properties style:protect="position size"/>
    </style:style>
    <style:style style:family="graphic" style:name="a1507">
      <style:graphic-properties style:protect="position siz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solid" draw:fill-color="#45454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4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style:protect="position size"/>
    </style:style>
    <style:style style:family="graphic" style:name="a1512">
      <style:graphic-properties style:protect="position size"/>
    </style:style>
    <style:style style:family="text" style:name="a151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8">
      <style:graphic-properties draw:fill="solid" draw:fill-color="#f81b02" draw:opacity="100%" draw:stroke="none"/>
    </style:style>
    <style:style style:family="graphic" style:name="a1519">
      <style:graphic-properties draw:fill="solid" draw:fill-color="#f81b02" draw:opacity="100%" draw:stroke="none"/>
    </style:style>
    <style:style style:family="graphic" style:name="a1300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301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302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303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305">
      <style:graphic-properties draw:fill="none" draw:stroke="dash" draw:stroke-dash="a1304" svg:stroke-width="0.01389in" svg:stroke-color="#ffffff" svg:stroke-opacity="35%" draw:stroke-linejoin="miter" svg:stroke-linecap="butt"/>
    </style:style>
    <style:style style:family="graphic" style:name="a1307">
      <style:graphic-properties draw:fill="none" draw:stroke="dash" draw:stroke-dash="a1306" svg:stroke-width="0.01042in" svg:stroke-color="#ffffff" svg:stroke-opacity="35%" draw:stroke-linejoin="miter" svg:stroke-linecap="butt"/>
    </style:style>
    <style:style style:family="graphic" style:name="a1308">
      <style:graphic-properties draw:fill="none" draw:stroke="solid" svg:stroke-width="0.01042in" svg:stroke-color="#ffffff" svg:stroke-opacity="35%" draw:stroke-linejoin="miter" svg:stroke-linecap="butt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9">
      <style:graphic-properties draw:fill="none" draw:stroke="solid" svg:stroke-width="0.01042in" svg:stroke-color="#ffffff" svg:stroke-opacity="35%" draw:stroke-linejoin="miter" svg:stroke-linecap="butt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0">
      <style:graphic-properties draw:fill="solid" draw:fill-color="#f81b02" draw:opacity="100%" draw:stroke="non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draw:fill="none" draw:stroke="solid" svg:stroke-width="0.01042in" svg:stroke-color="#ffffff" svg:stroke-opacity="17%" draw:stroke-linejoin="miter" svg:stroke-linecap="butt"/>
    </style:style>
    <style:style style:family="graphic" style:name="a1522">
      <style:graphic-properties draw:fill="none" draw:stroke="solid" svg:stroke-width="0.01042in" svg:stroke-color="#ffffff" svg:stroke-opacity="20%" draw:stroke-linejoin="miter" svg:stroke-linecap="butt"/>
    </style:style>
    <style:style style:family="graphic" style:name="a1524">
      <style:graphic-properties draw:fill="none" draw:stroke="dash" draw:stroke-dash="a1523" svg:stroke-width="0.01042in" svg:stroke-color="#ffffff" svg:stroke-opacity="18%" draw:stroke-linejoin="miter" svg:stroke-linecap="butt"/>
    </style:style>
    <style:style style:family="graphic" style:name="a1525">
      <style:graphic-properties draw:fill="none" draw:stroke="solid" svg:stroke-width="0.01042in" svg:stroke-color="#ffffff" svg:stroke-opacity="15%" draw:stroke-linejoin="miter" svg:stroke-linecap="butt"/>
    </style:style>
    <style:style style:family="graphic" style:name="a1526">
      <style:graphic-properties draw:fill="none" draw:stroke="solid" svg:stroke-width="0.00521in" svg:stroke-color="#ffffff" svg:stroke-opacity="15%" draw:stroke-linejoin="miter" svg:stroke-linecap="butt"/>
    </style:style>
    <style:style style:family="graphic" style:name="a1527">
      <style:graphic-properties draw:fill="none" draw:stroke="solid" svg:stroke-width="0.01042in" svg:stroke-color="#ffffff" svg:stroke-opacity="14%" draw:stroke-linejoin="miter" svg:stroke-linecap="butt"/>
    </style:style>
    <style:style style:family="graphic" style:name="a1528">
      <style:graphic-properties draw:fill="none" draw:stroke="solid" svg:stroke-width="0.01042in" svg:stroke-color="#ffffff" svg:stroke-opacity="13%" draw:stroke-linejoin="miter" svg:stroke-linecap="butt"/>
    </style:style>
    <style:style style:family="graphic" style:name="a1529">
      <style:graphic-properties draw:fill="none" draw:stroke="solid" svg:stroke-width="0.01042in" svg:stroke-color="#ffffff" svg:stroke-opacity="13%" draw:stroke-linejoin="miter" svg:stroke-linecap="butt"/>
    </style:style>
    <style:style style:family="graphic" style:name="a1201">
      <style:graphic-properties draw:fill="none" draw:stroke="dash" draw:stroke-dash="a1200" svg:stroke-width="0.01042in" svg:stroke-color="#ffffff" svg:stroke-opacity="35%" draw:stroke-linejoin="miter" svg:stroke-linecap="butt"/>
    </style:style>
    <style:style style:family="graphic" style:name="a1203">
      <style:graphic-properties draw:fill="none" draw:stroke="dash" draw:stroke-dash="a1202" svg:stroke-width="0.01042in" svg:stroke-color="#ffffff" svg:stroke-opacity="35%" draw:stroke-linejoin="miter" svg:stroke-linecap="butt"/>
    </style:style>
    <style:style style:family="graphic" style:name="a1205">
      <style:graphic-properties draw:fill="none" draw:stroke="dash" draw:stroke-dash="a1204" svg:stroke-width="0.01042in" svg:stroke-color="#ffffff" svg:stroke-opacity="35%" draw:stroke-linejoin="miter" svg:stroke-linecap="butt"/>
    </style:style>
    <style:style style:family="graphic" style:name="a1206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07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08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310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209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1311">
      <style:graphic-properties draw:fill="none" draw:stroke="solid" svg:stroke-width="0.01042in" svg:stroke-color="#ffffff" svg:stroke-opacity="35%" draw:stroke-linejoin="miter" svg:stroke-linecap="butt"/>
    </style:style>
    <style:style style:family="drawing-page" style:name="a1312">
      <style:drawing-page-properties draw:fill="solid" draw:fill-color="#45454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13">
      <style:graphic-properties style:protect="position size"/>
    </style:style>
    <style:style style:family="graphic" style:name="a1314">
      <style:graphic-properties style:protect="position siz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solid" draw:fill-color="#45454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4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style:protect="position size"/>
    </style:style>
    <style:style style:family="graphic" style:name="a1319">
      <style:graphic-properties style:protect="position siz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1">
      <style:graphic-properties draw:fill="none" draw:stroke="dash" draw:stroke-dash="a1530" svg:stroke-width="0.01042in" svg:stroke-color="#ffffff" svg:stroke-opacity="12%" draw:stroke-linejoin="miter" svg:stroke-linecap="butt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center" draw:fill="solid" draw:fill-color="#f81b0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8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5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0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9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5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7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3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2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7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8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7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0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7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8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7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4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8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0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5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4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6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1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6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</office:automatic-styles>
  <office:body>
    <office:presentation>
      <draw:page draw:name="Slide1" draw:style-name="a1078" draw:master-page-name="Master1-Layout1-title-Titelfolie" presentation:presentation-page-layout-name="Master1-PPL1" draw:id="Slide-256">
        <draw:frame draw:id="id327" presentation:style-name="a1084" draw:name="Titel 1" svg:x="1.92392in" svg:y="2.2698in" svg:width="9.49247in" svg:height="1.91243in" presentation:class="title" presentation:placeholder="false">
          <draw:text-box>
            <text:p text:style-name="a1083" text:class-names="" text:cond-style-name=""><text:span text:style-name="a1079" text:class-names="">Vier</text:span><text:span text:style-name="a1080" text:class-names=""><text:s text:c="1"/></text:span><text:span text:style-name="a1081" text:class-names="">Gewinnt</text:span><text:span text:style-name="a1082" text:class-names=""/></text:p>
          </draw:text-box>
          <svg:title/>
          <svg:desc/>
        </draw:frame>
        <draw:frame draw:id="id328" presentation:style-name="a1088" draw:name="Untertitel 2" svg:x="1.92392in" svg:y="4.27194in" svg:width="9.48538in" svg:height="1.4464in" presentation:class="subtitle" presentation:placeholder="false">
          <draw:text-box>
            <text:p text:style-name="a1087" text:class-names="" text:cond-style-name=""><text:span text:style-name="a1085" text:class-names="">Kilian Ringwald und Ole Methler</text:span><text:span text:style-name="a1086" text:class-names=""/></text:p>
          </draw:text-box>
          <svg:title/>
          <svg:desc/>
        </draw:frame>
        <presentation:notes draw:style-name="a1095">
          <draw:page-thumbnail draw:page-number="1" svg:x="0.75in" svg:y="1.25in" svg:width="6in" svg:height="3.375in" presentation:class="page" draw:id="id329" presentation:style-name="a1089" draw:name="Folienbildplatzhalter 1">
            <svg:title/>
            <svg:desc/>
          </draw:page-thumbnail>
          <draw:frame draw:id="id330" presentation:style-name="a109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31" draw:style-name="a1094" draw:name="Foliennummernplatzhalter 3" svg:x="4.24826in" svg:y="9.49826in" svg:width="3.25in" svg:height="0.50174in">
            <draw:text-box>
              <text:p text:style-name="a1093" text:class-names="" text:cond-style-name=""><text:span text:style-name="a1091" text:class-names=""><text:page-number style:num-format="1" text:fixed="false">1</text:page-number></text:span><text:span text:style-name="a1092" text:class-names=""/></text:p>
            </draw:text-box>
            <svg:title/>
            <svg:desc/>
          </draw:frame>
        </presentation:notes>
      </draw:page>
      <draw:page draw:name="Slide2" draw:style-name="a1096" draw:master-page-name="Master1-Layout2-obj-Titel-und-Inhalt" presentation:presentation-page-layout-name="Master1-PPL2" draw:id="Slide-257">
        <draw:frame draw:id="id332" presentation:style-name="a1100" draw:name="Titel 1" svg:x="0.97182in" svg:y="2.56991in" svg:width="3.82653in" svg:height="2.6864in" presentation:class="title" presentation:placeholder="false">
          <draw:text-box>
            <text:p text:style-name="a1099" text:class-names="" text:cond-style-name=""><text:span text:style-name="a1097" text:class-names="">Inhalte</text:span><text:span text:style-name="a1098" text:class-names=""/></text:p>
          </draw:text-box>
          <svg:title/>
          <svg:desc/>
        </draw:frame>
        <draw:frame draw:id="id333" presentation:style-name="a1136" draw:name="Inhaltsplatzhalter 2" svg:x="5.5976in" svg:y="0.87837in" svg:width="6.86994in" svg:height="5.73996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Idee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4" text:class-names="">Geplante</text:span><text:span text:style-name="a1105" text:class-names=""><text:s text:c="1"/></text:span><text:span text:style-name="a1106" text:class-names="">Funktionen</text:span><text:span text:style-name="a1107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0" text:class-names="">Umgesetzte</text:span><text:span text:style-name="a1111" text:class-names=""><text:s text:c="1"/></text:span><text:span text:style-name="a1112" text:class-names="">Funktionen</text:span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Demo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19" text:class-names="">Noch</text:span><text:span text:style-name="a1120" text:class-names=""><text:s text:c="1"/></text:span><text:span text:style-name="a1121" text:class-names="">zu</text:span><text:span text:style-name="a1122" text:class-names=""><text:s text:c="1"/></text:span><text:span text:style-name="a1123" text:class-names="">tu</text:span><text:span text:style-name="a1124" text:class-names="">n</text:span><text:span text:style-name="a1125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28" text:class-names="">Selbstk</text:span><text:span text:style-name="a1129" text:class-names=""><text:s text:c="1"/></text:span><text:span text:style-name="a1130" text:class-names="">ritik</text:span><text:span text:style-name="a1131" text:class-names=""><text:s text:c="1"/>und<text:s text:c="1"/></text:span><text:span text:style-name="a1132" text:class-names="">Fazit</text:span><text:span text:style-name="a1133" text:class-names=""/></text:p>
              </text:list-item>
            </text:list>
          </draw:text-box>
          <svg:title/>
          <svg:desc/>
        </draw:frame>
      </draw:page>
      <draw:page draw:name="Slide3" draw:style-name="a1137" draw:master-page-name="Master1-Layout2-obj-Titel-und-Inhalt" presentation:presentation-page-layout-name="Master1-PPL2" draw:id="Slide-258">
        <draw:custom-shape svg:x="0in" svg:y="-0in" svg:width="13.33333in" svg:height="7.51226in" draw:id="id334" draw:style-name="a1140" draw:name="Rectangle 7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335" draw:style-name="a1141">
          <svg:title/>
          <svg:desc/>
          <draw:custom-shape svg:x="1.42882in" svg:y="0in" svg:width="4.22396in" svg:height="7.48438in" draw:id="id340" draw:style-name="a1197" draw:name="Freeform 5">
            <svg:title/>
            <svg:desc/>
            <draw:enhanced-geometry xmlns:dr3d="urn:oasis:names:tc:opendocument:xmlns:dr3d:1.0" draw:type="non-primitive" svg:viewBox="0 0 813 1440" draw:enhanced-path="M 813 0 C 331 221 0 1039 435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3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62153in" svg:y="0.01042in" svg:width="1.68403in" svg:height="0.60764in" draw:id="id341" draw:style-name="a1198" draw:name="Freeform 6">
            <svg:title/>
            <svg:desc/>
            <draw:enhanced-geometry xmlns:dr3d="urn:oasis:names:tc:opendocument:xmlns:dr3d:1.0" draw:type="non-primitive" svg:viewBox="0 0 324 117" draw:enhanced-path="M 324 117 C 223 64 107 2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4"/>
              <draw:equation draw:name="f7" draw:formula="?f4 / 11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2066in" svg:y="5.48264in" svg:width="2.09896in" svg:height="2.00174in" draw:id="id342" draw:style-name="a1199" draw:name="Freeform 7">
            <svg:title/>
            <svg:desc/>
            <draw:enhanced-geometry xmlns:dr3d="urn:oasis:names:tc:opendocument:xmlns:dr3d:1.0" draw:type="non-primitive" svg:viewBox="0 0 404 385" draw:enhanced-path="M 0 385 C 146 272 285 142 404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4"/>
              <draw:equation draw:name="f7" draw:formula="?f4 / 3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2569in" svg:y="0in" svg:width="4.02083in" svg:height="7.48438in" draw:id="id343" draw:style-name="a1201" draw:name="Freeform 8">
            <svg:title/>
            <svg:desc/>
            <draw:enhanced-geometry xmlns:dr3d="urn:oasis:names:tc:opendocument:xmlns:dr3d:1.0" draw:type="non-primitive" svg:viewBox="0 0 774 1440" draw:enhanced-path="M 774 0 C 312 240 0 1034 411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25174in" svg:y="0.01042in" svg:width="1.05382in" svg:height="0.40104in" draw:id="id344" draw:style-name="a1203" draw:name="Freeform 9">
            <svg:title/>
            <svg:desc/>
            <draw:enhanced-geometry xmlns:dr3d="urn:oasis:names:tc:opendocument:xmlns:dr3d:1.0" draw:type="non-primitive" svg:viewBox="0 0 203 77" draw:enhanced-path="M 203 77 C 138 46 68 21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"/>
              <draw:equation draw:name="f7" draw:formula="?f4 / 7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47743in" svg:y="5.7691in" svg:width="1.82292in" svg:height="1.72569in" draw:id="id345" draw:style-name="a1205" draw:name="Freeform 10">
            <svg:title/>
            <svg:desc/>
            <draw:enhanced-geometry xmlns:dr3d="urn:oasis:names:tc:opendocument:xmlns:dr3d:1.0" draw:type="non-primitive" svg:viewBox="0 0 351 332" draw:enhanced-path="M 0 332 C 125 232 245 121 351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1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9549in" svg:y="0in" svg:width="3.96007in" svg:height="7.48438in" draw:id="id346" draw:style-name="a1206" draw:name="Freeform 11">
            <svg:title/>
            <svg:desc/>
            <draw:enhanced-geometry xmlns:dr3d="urn:oasis:names:tc:opendocument:xmlns:dr3d:1.0" draw:type="non-primitive" svg:viewBox="0 0 762 1440" draw:enhanced-path="M 762 0 C 308 245 0 1033 403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2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7813in" svg:y="0.01042in" svg:width="0.72743in" svg:height="0.28125in" draw:id="id347" draw:style-name="a1207" draw:name="Freeform 12">
            <svg:title/>
            <svg:desc/>
            <draw:enhanced-geometry xmlns:dr3d="urn:oasis:names:tc:opendocument:xmlns:dr3d:1.0" draw:type="non-primitive" svg:viewBox="0 0 140 54" draw:enhanced-path="M 140 54 C 95 34 48 16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0"/>
              <draw:equation draw:name="f7" draw:formula="?f4 / 5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63715in" svg:y="5.91493in" svg:width="1.6684in" svg:height="1.56944in" draw:id="id348" draw:style-name="a1208" draw:name="Freeform 13">
            <svg:title/>
            <svg:desc/>
            <draw:enhanced-geometry xmlns:dr3d="urn:oasis:names:tc:opendocument:xmlns:dr3d:1.0" draw:type="non-primitive" svg:viewBox="0 0 321 302" draw:enhanced-path="M 0 302 C 114 210 223 109 321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1"/>
              <draw:equation draw:name="f7" draw:formula="?f4 / 30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9549in" svg:y="0in" svg:width="3.54861in" svg:height="7.48438in" draw:id="id349" draw:style-name="a1209" draw:name="Freeform 14">
            <svg:title/>
            <svg:desc/>
            <draw:enhanced-geometry xmlns:dr3d="urn:oasis:names:tc:opendocument:xmlns:dr3d:1.0" draw:type="non-primitive" svg:viewBox="0 0 683 1440" draw:enhanced-path="M 683 0 C 258 256 0 1041 355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3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81424in" svg:y="6.03472in" svg:width="1.49132in" svg:height="1.44965in" draw:id="id350" draw:style-name="a1210" draw:name="Freeform 15">
            <svg:title/>
            <svg:desc/>
            <draw:enhanced-geometry xmlns:dr3d="urn:oasis:names:tc:opendocument:xmlns:dr3d:1.0" draw:type="non-primitive" svg:viewBox="0 0 287 279" draw:enhanced-path="M 0 279 C 101 193 198 100 287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7"/>
              <draw:equation draw:name="f7" draw:formula="?f4 / 27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7222in" svg:y="0in" svg:width="3.53299in" svg:height="7.48438in" draw:id="id351" draw:style-name="a1211" draw:name="Freeform 16">
            <svg:title/>
            <svg:desc/>
            <draw:enhanced-geometry xmlns:dr3d="urn:oasis:names:tc:opendocument:xmlns:dr3d:1.0" draw:type="non-primitive" svg:viewBox="0 0 680 1440" draw:enhanced-path="M 680 0 C 257 265 0 1026 337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00694in" svg:y="6.22743in" svg:width="1.29861in" svg:height="1.25694in" draw:id="id352" draw:style-name="a1212" draw:name="Freeform 17">
            <svg:title/>
            <svg:desc/>
            <draw:enhanced-geometry xmlns:dr3d="urn:oasis:names:tc:opendocument:xmlns:dr3d:1.0" draw:type="non-primitive" svg:viewBox="0 0 250 242" draw:enhanced-path="M 0 242 C 88 166 172 85 25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0"/>
              <draw:equation draw:name="f7" draw:formula="?f4 / 24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2951in" svg:y="0in" svg:width="3.74132in" svg:height="7.48438in" draw:id="id353" draw:style-name="a1213" draw:name="Freeform 18">
            <svg:title/>
            <svg:desc/>
            <draw:enhanced-geometry xmlns:dr3d="urn:oasis:names:tc:opendocument:xmlns:dr3d:1.0" draw:type="non-primitive" svg:viewBox="0 0 720 1440" draw:enhanced-path="M 720 0 C 316 282 0 1018 362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2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34375in" svg:y="6.61632in" svg:width="0.96181in" svg:height="0.86806in" draw:id="id354" draw:style-name="a1214" draw:name="Freeform 19">
            <svg:title/>
            <svg:desc/>
            <draw:enhanced-geometry xmlns:dr3d="urn:oasis:names:tc:opendocument:xmlns:dr3d:1.0" draw:type="non-primitive" svg:viewBox="0 0 185 167" draw:enhanced-path="M 0 167 C 63 114 125 58 185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"/>
              <draw:equation draw:name="f7" draw:formula="?f4 / 16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5451in" svg:y="0in" svg:width="2.97222in" svg:height="7.48438in" draw:id="id355" draw:style-name="a1216" draw:name="Freeform 20">
            <svg:title/>
            <svg:desc/>
            <draw:enhanced-geometry xmlns:dr3d="urn:oasis:names:tc:opendocument:xmlns:dr3d:1.0" draw:type="non-primitive" svg:viewBox="0 0 572 1440" draw:enhanced-path="M 572 0 C 213 320 0 979 164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2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8646in" svg:y="0in" svg:width="3.22049in" svg:height="7.48438in" draw:id="id356" draw:style-name="a1218" draw:name="Freeform 21">
            <svg:title/>
            <svg:desc/>
            <draw:enhanced-geometry xmlns:dr3d="urn:oasis:names:tc:opendocument:xmlns:dr3d:1.0" draw:type="non-primitive" svg:viewBox="0 0 620 1440" draw:enhanced-path="M 620 0 C 248 325 0 960 186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4566in" svg:y="0in" svg:width="2.62847in" svg:height="7.48438in" draw:id="id357" draw:style-name="a1219" draw:name="Freeform 22">
            <svg:title/>
            <svg:desc/>
            <draw:enhanced-geometry xmlns:dr3d="urn:oasis:names:tc:opendocument:xmlns:dr3d:1.0" draw:type="non-primitive" svg:viewBox="0 0 506 1440" draw:enhanced-path="M 506 0 C 109 356 0 943 171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6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1563in" svg:y="0.01042in" svg:width="1.9375in" svg:height="3.49826in" draw:id="id358" draw:style-name="a1220" draw:name="Freeform 23">
            <svg:title/>
            <svg:desc/>
            <draw:enhanced-geometry xmlns:dr3d="urn:oasis:names:tc:opendocument:xmlns:dr3d:1.0" draw:type="non-primitive" svg:viewBox="0 0 373 673" draw:enhanced-path="M 373 0 C 175 183 51 409 0 67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3"/>
              <draw:equation draw:name="f7" draw:formula="?f4 / 6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521in" svg:y="6.57986in" svg:width="0.23438in" svg:height="0.90451in" draw:id="id359" draw:style-name="a1221" draw:name="Freeform 24">
            <svg:title/>
            <svg:desc/>
            <draw:enhanced-geometry xmlns:dr3d="urn:oasis:names:tc:opendocument:xmlns:dr3d:1.0" draw:type="non-primitive" svg:viewBox="0 0 45 174" draw:enhanced-path="M 0 0 C 11 59 26 118 45 17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17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1563in" svg:y="0in" svg:width="1.70833in" svg:height="2.4375in" draw:id="id360" draw:style-name="a1222" draw:name="Freeform 25">
            <svg:title/>
            <svg:desc/>
            <draw:enhanced-geometry xmlns:dr3d="urn:oasis:names:tc:opendocument:xmlns:dr3d:1.0" draw:type="non-primitive" svg:viewBox="0 0 329 469" draw:enhanced-path="M 329 0 C 189 133 69 288 0 46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9"/>
              <draw:equation draw:name="f7" draw:formula="?f4 / 46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2.10375in" svg:y="0in" svg:width="11.22959in" svg:height="7.51226in" draw:id="id336" draw:style-name="a1144" draw:name="Rectangle 32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7" presentation:style-name="a1150" draw:name="Titel 1" svg:x="3.15014in" svg:y="0.92014in" svg:width="6.81415in" svg:height="1.34577in" presentation:class="title" presentation:placeholder="false">
          <draw:text-box>
            <text:p text:style-name="a1149" text:class-names="" text:cond-style-name=""><text:span text:style-name="a1145" text:class-names="">Geplante</text:span><text:span text:style-name="a1146" text:class-names=""><text:s text:c="1"/></text:span><text:span text:style-name="a1147" text:class-names="">Funktionen</text:span><text:span text:style-name="a1148" text:class-names=""/></text:p>
          </draw:text-box>
          <svg:title/>
          <svg:desc/>
        </draw:frame>
        <draw:custom-shape svg:width="0.32893in" svg:height="0.28356in" draw:id="id338" draw:style-name="a1153" draw:transform="translate(-0.16447in -0.14178in) rotate(-1.5708) translate(2.13068in 1.18598in)" draw:name="Isosceles Triangle 34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339" presentation:style-name="a1196" draw:name="Inhaltsplatzhalter 2" svg:x="3.15014in" svg:y="2.45959in" svg:width="6.69705in" svg:height="4.15875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4" text:class-names="">Funktionsfähiges</text:span><text:span text:style-name="a1155" text:class-names=""><text:s text:c="1"/>Spiel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58" text:class-names="">Grafische</text:span><text:span text:style-name="a1159" text:class-names=""><text:s text:c="1"/></text:span><text:span text:style-name="a1160" text:class-names="">Benutzeroberfläche</text:span><text:span text:style-name="a1161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4" text:class-names="">Weitere</text:span><text:span text:style-name="a1165" text:class-names=""><text:s text:c="1"/></text:span><text:span text:style-name="a1166" text:class-names="">Spielmodi</text:span><text:span text:style-name="a1167" text:class-names=""/></text:p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0" text:class-names="">Spielfeld</text:span><text:span text:style-name="a1171" text:class-names=""><text:s text:c="1"/></text:span><text:span text:style-name="a1172" text:class-names="">drehen</text:span><text:span text:style-name="a1173" text:class-names=""/></text:p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6" text:class-names="">Größeres</text:span><text:span text:style-name="a1177" text:class-names=""><text:s text:c="1"/></text:span><text:span text:style-name="a1178" text:class-names="">Spielfeld</text:span><text:span text:style-name="a1179" text:class-names=""/></text:p>
                  </text:list-item>
                </text:list>
              </text:list-item>
            </text:list>
            <text:list text:style-name="a1185">
              <text:list-item>
                <text:p text:style-name="a1184" text:class-names="" text:cond-style-name=""><text:span text:style-name="a1182" text:class-names="">Bot</text:span><text:span text:style-name="a1183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6" text:class-names="">Animationen</text:span><text:span text:style-name="a1187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0" text:class-names="">Online</text:span><text:span text:style-name="a1191" text:class-names="">-</text:span><text:span text:style-name="a1192" text:class-names="">Funktionalität</text:span><text:span text:style-name="a1193" text:class-names=""/></text:p>
              </text:list-item>
            </text:list>
          </draw:text-box>
          <svg:title/>
          <svg:desc/>
        </draw:frame>
      </draw:page>
      <draw:page draw:name="Slide5" draw:style-name="a1223" draw:master-page-name="Master1-Layout2-obj-Titel-und-Inhalt" presentation:presentation-page-layout-name="Master1-PPL2" draw:id="Slide-260">
        <draw:custom-shape svg:x="0in" svg:y="-0in" svg:width="13.33333in" svg:height="7.51226in" draw:id="id361" draw:style-name="a1226" draw:name="Rectangle 7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362" draw:style-name="a1227">
          <svg:title/>
          <svg:desc/>
          <draw:custom-shape svg:x="1.42882in" svg:y="0in" svg:width="4.22396in" svg:height="7.48438in" draw:id="id367" draw:style-name="a1286" draw:name="Freeform 5">
            <svg:title/>
            <svg:desc/>
            <draw:enhanced-geometry xmlns:dr3d="urn:oasis:names:tc:opendocument:xmlns:dr3d:1.0" draw:type="non-primitive" svg:viewBox="0 0 813 1440" draw:enhanced-path="M 813 0 C 331 221 0 1039 435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3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62153in" svg:y="0.01042in" svg:width="1.68403in" svg:height="0.60764in" draw:id="id368" draw:style-name="a1287" draw:name="Freeform 6">
            <svg:title/>
            <svg:desc/>
            <draw:enhanced-geometry xmlns:dr3d="urn:oasis:names:tc:opendocument:xmlns:dr3d:1.0" draw:type="non-primitive" svg:viewBox="0 0 324 117" draw:enhanced-path="M 324 117 C 223 64 107 2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4"/>
              <draw:equation draw:name="f7" draw:formula="?f4 / 11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2066in" svg:y="5.48264in" svg:width="2.09896in" svg:height="2.00174in" draw:id="id369" draw:style-name="a1288" draw:name="Freeform 7">
            <svg:title/>
            <svg:desc/>
            <draw:enhanced-geometry xmlns:dr3d="urn:oasis:names:tc:opendocument:xmlns:dr3d:1.0" draw:type="non-primitive" svg:viewBox="0 0 404 385" draw:enhanced-path="M 0 385 C 146 272 285 142 404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4"/>
              <draw:equation draw:name="f7" draw:formula="?f4 / 3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2569in" svg:y="0in" svg:width="4.02083in" svg:height="7.48438in" draw:id="id370" draw:style-name="a1290" draw:name="Freeform 8">
            <svg:title/>
            <svg:desc/>
            <draw:enhanced-geometry xmlns:dr3d="urn:oasis:names:tc:opendocument:xmlns:dr3d:1.0" draw:type="non-primitive" svg:viewBox="0 0 774 1440" draw:enhanced-path="M 774 0 C 312 240 0 1034 411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25174in" svg:y="0.01042in" svg:width="1.05382in" svg:height="0.40104in" draw:id="id371" draw:style-name="a1292" draw:name="Freeform 9">
            <svg:title/>
            <svg:desc/>
            <draw:enhanced-geometry xmlns:dr3d="urn:oasis:names:tc:opendocument:xmlns:dr3d:1.0" draw:type="non-primitive" svg:viewBox="0 0 203 77" draw:enhanced-path="M 203 77 C 138 46 68 21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"/>
              <draw:equation draw:name="f7" draw:formula="?f4 / 7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47743in" svg:y="5.7691in" svg:width="1.82292in" svg:height="1.72569in" draw:id="id372" draw:style-name="a1294" draw:name="Freeform 10">
            <svg:title/>
            <svg:desc/>
            <draw:enhanced-geometry xmlns:dr3d="urn:oasis:names:tc:opendocument:xmlns:dr3d:1.0" draw:type="non-primitive" svg:viewBox="0 0 351 332" draw:enhanced-path="M 0 332 C 125 232 245 121 351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1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9549in" svg:y="0in" svg:width="3.96007in" svg:height="7.48438in" draw:id="id373" draw:style-name="a1295" draw:name="Freeform 11">
            <svg:title/>
            <svg:desc/>
            <draw:enhanced-geometry xmlns:dr3d="urn:oasis:names:tc:opendocument:xmlns:dr3d:1.0" draw:type="non-primitive" svg:viewBox="0 0 762 1440" draw:enhanced-path="M 762 0 C 308 245 0 1033 403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2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7813in" svg:y="0.01042in" svg:width="0.72743in" svg:height="0.28125in" draw:id="id374" draw:style-name="a1296" draw:name="Freeform 12">
            <svg:title/>
            <svg:desc/>
            <draw:enhanced-geometry xmlns:dr3d="urn:oasis:names:tc:opendocument:xmlns:dr3d:1.0" draw:type="non-primitive" svg:viewBox="0 0 140 54" draw:enhanced-path="M 140 54 C 95 34 48 16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0"/>
              <draw:equation draw:name="f7" draw:formula="?f4 / 5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63715in" svg:y="5.91493in" svg:width="1.6684in" svg:height="1.56944in" draw:id="id375" draw:style-name="a1297" draw:name="Freeform 13">
            <svg:title/>
            <svg:desc/>
            <draw:enhanced-geometry xmlns:dr3d="urn:oasis:names:tc:opendocument:xmlns:dr3d:1.0" draw:type="non-primitive" svg:viewBox="0 0 321 302" draw:enhanced-path="M 0 302 C 114 210 223 109 321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1"/>
              <draw:equation draw:name="f7" draw:formula="?f4 / 30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9549in" svg:y="0in" svg:width="3.54861in" svg:height="7.48438in" draw:id="id376" draw:style-name="a1298" draw:name="Freeform 14">
            <svg:title/>
            <svg:desc/>
            <draw:enhanced-geometry xmlns:dr3d="urn:oasis:names:tc:opendocument:xmlns:dr3d:1.0" draw:type="non-primitive" svg:viewBox="0 0 683 1440" draw:enhanced-path="M 683 0 C 258 256 0 1041 355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3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81424in" svg:y="6.03472in" svg:width="1.49132in" svg:height="1.44965in" draw:id="id377" draw:style-name="a1299" draw:name="Freeform 15">
            <svg:title/>
            <svg:desc/>
            <draw:enhanced-geometry xmlns:dr3d="urn:oasis:names:tc:opendocument:xmlns:dr3d:1.0" draw:type="non-primitive" svg:viewBox="0 0 287 279" draw:enhanced-path="M 0 279 C 101 193 198 100 287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7"/>
              <draw:equation draw:name="f7" draw:formula="?f4 / 27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7222in" svg:y="0in" svg:width="3.53299in" svg:height="7.48438in" draw:id="id378" draw:style-name="a1300" draw:name="Freeform 16">
            <svg:title/>
            <svg:desc/>
            <draw:enhanced-geometry xmlns:dr3d="urn:oasis:names:tc:opendocument:xmlns:dr3d:1.0" draw:type="non-primitive" svg:viewBox="0 0 680 1440" draw:enhanced-path="M 680 0 C 257 265 0 1026 337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00694in" svg:y="6.22743in" svg:width="1.29861in" svg:height="1.25694in" draw:id="id379" draw:style-name="a1301" draw:name="Freeform 17">
            <svg:title/>
            <svg:desc/>
            <draw:enhanced-geometry xmlns:dr3d="urn:oasis:names:tc:opendocument:xmlns:dr3d:1.0" draw:type="non-primitive" svg:viewBox="0 0 250 242" draw:enhanced-path="M 0 242 C 88 166 172 85 25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0"/>
              <draw:equation draw:name="f7" draw:formula="?f4 / 24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2951in" svg:y="0in" svg:width="3.74132in" svg:height="7.48438in" draw:id="id380" draw:style-name="a1302" draw:name="Freeform 18">
            <svg:title/>
            <svg:desc/>
            <draw:enhanced-geometry xmlns:dr3d="urn:oasis:names:tc:opendocument:xmlns:dr3d:1.0" draw:type="non-primitive" svg:viewBox="0 0 720 1440" draw:enhanced-path="M 720 0 C 316 282 0 1018 362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2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34375in" svg:y="6.61632in" svg:width="0.96181in" svg:height="0.86806in" draw:id="id381" draw:style-name="a1303" draw:name="Freeform 19">
            <svg:title/>
            <svg:desc/>
            <draw:enhanced-geometry xmlns:dr3d="urn:oasis:names:tc:opendocument:xmlns:dr3d:1.0" draw:type="non-primitive" svg:viewBox="0 0 185 167" draw:enhanced-path="M 0 167 C 63 114 125 58 185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"/>
              <draw:equation draw:name="f7" draw:formula="?f4 / 16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5451in" svg:y="0in" svg:width="2.97222in" svg:height="7.48438in" draw:id="id382" draw:style-name="a1305" draw:name="Freeform 20">
            <svg:title/>
            <svg:desc/>
            <draw:enhanced-geometry xmlns:dr3d="urn:oasis:names:tc:opendocument:xmlns:dr3d:1.0" draw:type="non-primitive" svg:viewBox="0 0 572 1440" draw:enhanced-path="M 572 0 C 213 320 0 979 164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2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8646in" svg:y="0in" svg:width="3.22049in" svg:height="7.48438in" draw:id="id383" draw:style-name="a1307" draw:name="Freeform 21">
            <svg:title/>
            <svg:desc/>
            <draw:enhanced-geometry xmlns:dr3d="urn:oasis:names:tc:opendocument:xmlns:dr3d:1.0" draw:type="non-primitive" svg:viewBox="0 0 620 1440" draw:enhanced-path="M 620 0 C 248 325 0 960 186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4566in" svg:y="0in" svg:width="2.62847in" svg:height="7.48438in" draw:id="id384" draw:style-name="a1308" draw:name="Freeform 22">
            <svg:title/>
            <svg:desc/>
            <draw:enhanced-geometry xmlns:dr3d="urn:oasis:names:tc:opendocument:xmlns:dr3d:1.0" draw:type="non-primitive" svg:viewBox="0 0 506 1440" draw:enhanced-path="M 506 0 C 109 356 0 943 171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6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1563in" svg:y="0.01042in" svg:width="1.9375in" svg:height="3.49826in" draw:id="id385" draw:style-name="a1309" draw:name="Freeform 23">
            <svg:title/>
            <svg:desc/>
            <draw:enhanced-geometry xmlns:dr3d="urn:oasis:names:tc:opendocument:xmlns:dr3d:1.0" draw:type="non-primitive" svg:viewBox="0 0 373 673" draw:enhanced-path="M 373 0 C 175 183 51 409 0 67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3"/>
              <draw:equation draw:name="f7" draw:formula="?f4 / 6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521in" svg:y="6.57986in" svg:width="0.23438in" svg:height="0.90451in" draw:id="id386" draw:style-name="a1310" draw:name="Freeform 24">
            <svg:title/>
            <svg:desc/>
            <draw:enhanced-geometry xmlns:dr3d="urn:oasis:names:tc:opendocument:xmlns:dr3d:1.0" draw:type="non-primitive" svg:viewBox="0 0 45 174" draw:enhanced-path="M 0 0 C 11 59 26 118 45 17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17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1563in" svg:y="0in" svg:width="1.70833in" svg:height="2.4375in" draw:id="id387" draw:style-name="a1311" draw:name="Freeform 25">
            <svg:title/>
            <svg:desc/>
            <draw:enhanced-geometry xmlns:dr3d="urn:oasis:names:tc:opendocument:xmlns:dr3d:1.0" draw:type="non-primitive" svg:viewBox="0 0 329 469" draw:enhanced-path="M 329 0 C 189 133 69 288 0 46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9"/>
              <draw:equation draw:name="f7" draw:formula="?f4 / 46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2.10375in" svg:y="0in" svg:width="11.22959in" svg:height="7.51226in" draw:id="id363" draw:style-name="a1230" draw:name="Rectangle 32">
          <svg:title/>
          <svg:desc/>
          <text:p text:style-name="a1229" text:class-names="" text:cond-style-name=""><text:span text:style-name="a12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4" presentation:style-name="a1239" draw:name="Titel 1" svg:x="3.15014in" svg:y="0.92014in" svg:width="6.81415in" svg:height="1.34577in" presentation:class="title" presentation:placeholder="false">
          <draw:text-box>
            <text:p text:style-name="a1238" text:class-names="" text:cond-style-name=""><text:span text:style-name="a1231" text:class-names="">Geplante</text:span><text:span text:style-name="a1232" text:class-names=""><text:s text:c="1"/></text:span><text:span text:style-name="a1233" text:class-names="">Funktionen</text:span><text:span text:style-name="a1234" text:class-names=""><text:s text:c="1"/>(</text:span><text:span text:style-name="a1235" text:class-names="">Umgesetzte</text:span><text:span text:style-name="a1236" text:class-names="">)</text:span><text:span text:style-name="a1237" text:class-names=""/></text:p>
          </draw:text-box>
          <svg:title/>
          <svg:desc/>
        </draw:frame>
        <draw:custom-shape svg:width="0.32893in" svg:height="0.28356in" draw:id="id365" draw:style-name="a1242" draw:transform="translate(-0.16447in -0.14178in) rotate(-1.5708) translate(2.13068in 1.18598in)" draw:name="Isosceles Triangle 34">
          <svg:title/>
          <svg:desc/>
          <text:p text:style-name="a1241" text:class-names="" text:cond-style-name=""><text:span text:style-name="a124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366" presentation:style-name="a1285" draw:name="Inhaltsplatzhalter 2" svg:x="3.15014in" svg:y="2.45959in" svg:width="6.69705in" svg:height="4.15875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3" text:class-names="">Funktionsfähiges</text:span><text:span text:style-name="a1244" text:class-names=""><text:s text:c="1"/>Spiel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7" text:class-names="">Grafische</text:span><text:span text:style-name="a1248" text:class-names=""><text:s text:c="1"/></text:span><text:span text:style-name="a1249" text:class-names="">Benutzeroberfläche</text:span><text:span text:style-name="a1250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3" text:class-names="">Weitere</text:span><text:span text:style-name="a1254" text:class-names=""><text:s text:c="1"/></text:span><text:span text:style-name="a1255" text:class-names="">Spielmodi</text:span><text:span text:style-name="a1256" text:class-names=""/></text:p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59" text:class-names="">Spielfeld</text:span><text:span text:style-name="a1260" text:class-names=""><text:s text:c="1"/></text:span><text:span text:style-name="a1261" text:class-names="">drehen</text:span><text:span text:style-name="a1262" text:class-names=""/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5" text:class-names="">Größeres</text:span><text:span text:style-name="a1266" text:class-names=""><text:s text:c="1"/></text:span><text:span text:style-name="a1267" text:class-names="">Spielfeld</text:span><text:span text:style-name="a1268" text:class-names=""/></text:p>
                  </text:list-item>
                </text:list>
              </text:list-item>
            </text:list>
            <text:list text:style-name="a1274">
              <text:list-item>
                <text:p text:style-name="a1273" text:class-names="" text:cond-style-name=""><text:span text:style-name="a1271" text:class-names="">Bot</text:span><text:span text:style-name="a1272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5" text:class-names="">Animationen</text:span><text:span text:style-name="a1276" text:class-names=""/></text:p>
              </text:list-item>
            </text:list>
            <text:list text:style-name="a1284">
              <text:list-item>
                <text:p text:style-name="a1283" text:class-names="" text:cond-style-name=""><text:span text:style-name="a1279" text:class-names="">Online</text:span><text:span text:style-name="a1280" text:class-names="">-</text:span><text:span text:style-name="a1281" text:class-names="">Funktionalität</text:span><text:span text:style-name="a1282" text:class-names=""/></text:p>
              </text:list-item>
            </text:list>
          </draw:text-box>
          <svg:title/>
          <svg:desc/>
        </draw:frame>
      </draw:page>
      <draw:page draw:name="Slide4" draw:style-name="a1312" draw:master-page-name="Master1-Layout2-obj-Titel-und-Inhalt" presentation:presentation-page-layout-name="Master1-PPL2" draw:id="Slide-259">
        <draw:g draw:name="Group 7" draw:id="id388" draw:style-name="a1313">
          <svg:title/>
          <svg:desc/>
          <draw:custom-shape svg:x="-0.36054in" svg:y="1.41176in" svg:width="10.61111in" svg:height="6.09527in" draw:id="id419" draw:style-name="a1355" draw:name="Freeform 5">
            <svg:title/>
            <svg:desc/>
  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8"/>
              <draw:equation draw:name="f7" draw:formula="?f4 / 116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321in" svg:y="2.19897in" svg:width="8.06424in" svg:height="5.30281in" draw:id="id420" draw:style-name="a1356" draw:name="Freeform 6">
            <svg:title/>
            <svg:desc/>
  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9"/>
              <draw:equation draw:name="f7" draw:formula="?f4 / 101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7488in" svg:y="1.94762in" svg:width="8.78819in" svg:height="5.5594in" draw:id="id421" draw:style-name="a1358" draw:name="Freeform 7">
            <svg:title/>
            <svg:desc/>
  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8"/>
              <draw:equation draw:name="f7" draw:formula="?f4 / 10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0.59312in" svg:width="11.30208in" svg:height="6.91391in" draw:id="id422" draw:style-name="a1359" draw:name="Freeform 8">
            <svg:title/>
            <svg:desc/>
  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71"/>
              <draw:equation draw:name="f7" draw:formula="?f4 / 1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6.75716in" svg:width="0.55208in" svg:height="0.74533in" draw:id="id423" draw:style-name="a1360" draw:name="Freeform 9">
            <svg:title/>
            <svg:desc/>
            <draw:enhanced-geometry xmlns:dr3d="urn:oasis:names:tc:opendocument:xmlns:dr3d:1.0" draw:type="non-primitive" svg:viewBox="0 0 106 143" draw:enhanced-path="M 0 0 C 35 54 70 101 106 14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"/>
              <draw:equation draw:name="f7" draw:formula="?f4 / 14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6493in" svg:width="12.13021in" svg:height="7.57196in" draw:id="id424" draw:style-name="a1361" draw:name="Freeform 10">
            <svg:title/>
            <svg:desc/>
  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0"/>
              <draw:equation draw:name="f7" draw:formula="?f4 / 145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5.9346in" svg:y="-0.0021in" svg:width="6.32986in" svg:height="7.48817in" draw:id="id425" draw:style-name="a1362" draw:name="Freeform 11">
            <svg:title/>
            <svg:desc/>
  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6"/>
              <draw:equation draw:name="f7" draw:formula="?f4 / 14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1.15625in" svg:height="0.67202in" draw:id="id426" draw:style-name="a1363" draw:name="Freeform 12">
            <svg:title/>
            <svg:desc/>
            <draw:enhanced-geometry xmlns:dr3d="urn:oasis:names:tc:opendocument:xmlns:dr3d:1.0" draw:type="non-primitive" svg:viewBox="0 0 222 129" draw:enhanced-path="M 222 0 C 152 35 76 78 0 12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2"/>
              <draw:equation draw:name="f7" draw:formula="?f4 / 12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3669in" svg:y="-0.0021in" svg:width="6.11111in" svg:height="7.50912in" draw:id="id427" draw:style-name="a1365" draw:name="Freeform 13">
            <svg:title/>
            <svg:desc/>
  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4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-0.00733in" svg:width="0.65104in" svg:height="0.38575in" draw:id="id428" draw:style-name="a1367" draw:name="Freeform 14">
            <svg:title/>
            <svg:desc/>
            <draw:enhanced-geometry xmlns:dr3d="urn:oasis:names:tc:opendocument:xmlns:dr3d:1.0" draw:type="non-primitive" svg:viewBox="0 0 125 74" draw:enhanced-path="M 125 0 C 85 22 43 47 0 7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5"/>
              <draw:equation draw:name="f7" draw:formula="?f4 / 7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57523in" svg:y="-0.0021in" svg:width="6.01215in" svg:height="7.50912in" draw:id="id429" draw:style-name="a1369" draw:name="Freeform 15">
            <svg:title/>
            <svg:desc/>
  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55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0.39063in" svg:height="0.2339in" draw:id="id430" draw:style-name="a1371" draw:name="Freeform 16">
            <svg:title/>
            <svg:desc/>
            <draw:enhanced-geometry xmlns:dr3d="urn:oasis:names:tc:opendocument:xmlns:dr3d:1.0" draw:type="non-primitive" svg:viewBox="0 0 75 45" draw:enhanced-path="M 75 0 C 50 14 25 29 0 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"/>
              <draw:equation draw:name="f7" draw:formula="?f4 / 4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79224in" svg:y="-0.00733in" svg:width="6.03993in" svg:height="7.51435in" draw:id="id431" draw:style-name="a1372" draw:name="Freeform 17">
            <svg:title/>
            <svg:desc/>
  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0"/>
              <draw:equation draw:name="f7" draw:formula="?f4 / 14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06828in" svg:y="-0.0021in" svg:width="5.92014in" svg:height="7.50912in" draw:id="id432" draw:style-name="a1373" draw:name="Freeform 18">
            <svg:title/>
            <svg:desc/>
  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52141in" svg:y="-0.0021in" svg:width="5.50868in" svg:height="7.50388in" draw:id="id433" draw:style-name="a1374" draw:name="Freeform 19">
            <svg:title/>
            <svg:desc/>
  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8"/>
              <draw:equation draw:name="f7" draw:formula="?f4 / 143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9.58912in" svg:y="-0.0021in" svg:width="3.73785in" svg:height="2.99876in" draw:id="id434" draw:style-name="a1375" draw:name="Freeform 20">
            <svg:title/>
            <svg:desc/>
            <draw:enhanced-geometry xmlns:dr3d="urn:oasis:names:tc:opendocument:xmlns:dr3d:1.0" draw:type="non-primitive" svg:viewBox="0 0 718 575" draw:enhanced-path="M 718 575 C 500 360 260 163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8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09953in" svg:y="0.00314in" svg:width="3.22743in" svg:height="2.79454in" draw:id="id435" draw:style-name="a1376" draw:name="Freeform 21">
            <svg:title/>
            <svg:desc/>
            <draw:enhanced-geometry xmlns:dr3d="urn:oasis:names:tc:opendocument:xmlns:dr3d:1.0" draw:type="non-primitive" svg:viewBox="0 0 620 536" draw:enhanced-path="M 620 536 C 404 314 196 13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5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95891in" svg:y="-0.0021in" svg:width="2.36806in" svg:height="1.48542in" draw:id="id436" draw:style-name="a1378" draw:name="Freeform 22">
            <svg:title/>
            <svg:desc/>
            <draw:enhanced-geometry xmlns:dr3d="urn:oasis:names:tc:opendocument:xmlns:dr3d:1.0" draw:type="non-primitive" svg:viewBox="0 0 455 285" draw:enhanced-path="M 0 0 C 153 85 308 180 455 2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"/>
              <draw:equation draw:name="f7" draw:formula="?f4 / 2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3478in" svg:y="-0.0021in" svg:width="0.97917in" svg:height="0.58474in" draw:id="id437" draw:style-name="a1379" draw:name="Freeform 23">
            <svg:title/>
            <svg:desc/>
            <draw:enhanced-geometry xmlns:dr3d="urn:oasis:names:tc:opendocument:xmlns:dr3d:1.0" draw:type="non-primitive" svg:viewBox="0 0 188 112" draw:enhanced-path="M 0 0 C 63 36 126 73 188 11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11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28" draw:id="id389" draw:style-name="a1314">
          <svg:title/>
          <svg:desc/>
          <draw:custom-shape svg:x="1.83075in" svg:y="1.29755in" svg:width="9.67147in" svg:height="0.78323in" draw:id="id416" draw:style-name="a1352" draw:name="Rectangle 2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44536in" svg:height="0.38393in" draw:id="id417" draw:style-name="a1353" draw:transform="translate(-0.22268in -0.19196in) rotate(-3.14159) translate(6.66667in 6.00272in)" draw:name="Isosceles Triangle 3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.82556in" svg:y="2.17755in" svg:width="9.67374in" svg:height="3.6332in" draw:id="id418" draw:style-name="a1354" draw:name="Rectangle 3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3.33333in" svg:height="7.5in" draw:id="id390" draw:style-name="a1317" draw:name="Rectangle 33">
          <svg:title/>
          <svg:desc/>
          <text:p text:style-name="a1316" text:class-names="" text:cond-style-name=""><text:span text:style-name="a13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35" draw:id="id391" draw:style-name="a1318">
          <svg:title/>
          <svg:desc/>
          <draw:custom-shape svg:x="-0.36054in" svg:y="1.41176in" svg:width="10.61111in" svg:height="6.09527in" draw:id="id397" draw:style-name="a1327" draw:name="Freeform 5">
            <svg:title/>
            <svg:desc/>
  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8"/>
              <draw:equation draw:name="f7" draw:formula="?f4 / 116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321in" svg:y="2.19897in" svg:width="8.06424in" svg:height="5.30281in" draw:id="id398" draw:style-name="a1328" draw:name="Freeform 6">
            <svg:title/>
            <svg:desc/>
  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9"/>
              <draw:equation draw:name="f7" draw:formula="?f4 / 101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7488in" svg:y="1.94762in" svg:width="8.78819in" svg:height="5.5594in" draw:id="id399" draw:style-name="a1330" draw:name="Freeform 7">
            <svg:title/>
            <svg:desc/>
  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8"/>
              <draw:equation draw:name="f7" draw:formula="?f4 / 10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0.59312in" svg:width="11.30208in" svg:height="6.91391in" draw:id="id400" draw:style-name="a1331" draw:name="Freeform 8">
            <svg:title/>
            <svg:desc/>
  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71"/>
              <draw:equation draw:name="f7" draw:formula="?f4 / 1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6.75716in" svg:width="0.55208in" svg:height="0.74533in" draw:id="id401" draw:style-name="a1332" draw:name="Freeform 9">
            <svg:title/>
            <svg:desc/>
            <draw:enhanced-geometry xmlns:dr3d="urn:oasis:names:tc:opendocument:xmlns:dr3d:1.0" draw:type="non-primitive" svg:viewBox="0 0 106 143" draw:enhanced-path="M 0 0 C 35 54 70 101 106 14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"/>
              <draw:equation draw:name="f7" draw:formula="?f4 / 14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6493in" svg:width="12.13021in" svg:height="7.57196in" draw:id="id402" draw:style-name="a1333" draw:name="Freeform 10">
            <svg:title/>
            <svg:desc/>
  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0"/>
              <draw:equation draw:name="f7" draw:formula="?f4 / 145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5.9346in" svg:y="-0.0021in" svg:width="6.32986in" svg:height="7.48817in" draw:id="id403" draw:style-name="a1334" draw:name="Freeform 11">
            <svg:title/>
            <svg:desc/>
  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6"/>
              <draw:equation draw:name="f7" draw:formula="?f4 / 14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1.15625in" svg:height="0.67202in" draw:id="id404" draw:style-name="a1335" draw:name="Freeform 12">
            <svg:title/>
            <svg:desc/>
            <draw:enhanced-geometry xmlns:dr3d="urn:oasis:names:tc:opendocument:xmlns:dr3d:1.0" draw:type="non-primitive" svg:viewBox="0 0 222 129" draw:enhanced-path="M 222 0 C 152 35 76 78 0 12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2"/>
              <draw:equation draw:name="f7" draw:formula="?f4 / 12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3669in" svg:y="-0.0021in" svg:width="6.11111in" svg:height="7.50912in" draw:id="id405" draw:style-name="a1337" draw:name="Freeform 13">
            <svg:title/>
            <svg:desc/>
  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4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-0.00733in" svg:width="0.65104in" svg:height="0.38575in" draw:id="id406" draw:style-name="a1339" draw:name="Freeform 14">
            <svg:title/>
            <svg:desc/>
            <draw:enhanced-geometry xmlns:dr3d="urn:oasis:names:tc:opendocument:xmlns:dr3d:1.0" draw:type="non-primitive" svg:viewBox="0 0 125 74" draw:enhanced-path="M 125 0 C 85 22 43 47 0 7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5"/>
              <draw:equation draw:name="f7" draw:formula="?f4 / 7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57523in" svg:y="-0.0021in" svg:width="6.01215in" svg:height="7.50912in" draw:id="id407" draw:style-name="a1341" draw:name="Freeform 15">
            <svg:title/>
            <svg:desc/>
  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55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0.39063in" svg:height="0.2339in" draw:id="id408" draw:style-name="a1343" draw:name="Freeform 16">
            <svg:title/>
            <svg:desc/>
            <draw:enhanced-geometry xmlns:dr3d="urn:oasis:names:tc:opendocument:xmlns:dr3d:1.0" draw:type="non-primitive" svg:viewBox="0 0 75 45" draw:enhanced-path="M 75 0 C 50 14 25 29 0 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"/>
              <draw:equation draw:name="f7" draw:formula="?f4 / 4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79224in" svg:y="-0.00733in" svg:width="6.03993in" svg:height="7.51435in" draw:id="id409" draw:style-name="a1344" draw:name="Freeform 17">
            <svg:title/>
            <svg:desc/>
  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0"/>
              <draw:equation draw:name="f7" draw:formula="?f4 / 14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06828in" svg:y="-0.0021in" svg:width="5.92014in" svg:height="7.50912in" draw:id="id410" draw:style-name="a1345" draw:name="Freeform 18">
            <svg:title/>
            <svg:desc/>
  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52141in" svg:y="-0.0021in" svg:width="5.50868in" svg:height="7.50388in" draw:id="id411" draw:style-name="a1346" draw:name="Freeform 19">
            <svg:title/>
            <svg:desc/>
  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8"/>
              <draw:equation draw:name="f7" draw:formula="?f4 / 143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9.58912in" svg:y="-0.0021in" svg:width="3.73785in" svg:height="2.99876in" draw:id="id412" draw:style-name="a1347" draw:name="Freeform 20">
            <svg:title/>
            <svg:desc/>
            <draw:enhanced-geometry xmlns:dr3d="urn:oasis:names:tc:opendocument:xmlns:dr3d:1.0" draw:type="non-primitive" svg:viewBox="0 0 718 575" draw:enhanced-path="M 718 575 C 500 360 260 163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8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09953in" svg:y="0.00314in" svg:width="3.22743in" svg:height="2.79454in" draw:id="id413" draw:style-name="a1348" draw:name="Freeform 21">
            <svg:title/>
            <svg:desc/>
            <draw:enhanced-geometry xmlns:dr3d="urn:oasis:names:tc:opendocument:xmlns:dr3d:1.0" draw:type="non-primitive" svg:viewBox="0 0 620 536" draw:enhanced-path="M 620 536 C 404 314 196 13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5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95891in" svg:y="-0.0021in" svg:width="2.36806in" svg:height="1.48542in" draw:id="id414" draw:style-name="a1350" draw:name="Freeform 22">
            <svg:title/>
            <svg:desc/>
            <draw:enhanced-geometry xmlns:dr3d="urn:oasis:names:tc:opendocument:xmlns:dr3d:1.0" draw:type="non-primitive" svg:viewBox="0 0 455 285" draw:enhanced-path="M 0 0 C 153 85 308 180 455 2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"/>
              <draw:equation draw:name="f7" draw:formula="?f4 / 2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3478in" svg:y="-0.0021in" svg:width="0.97917in" svg:height="0.58474in" draw:id="id415" draw:style-name="a1351" draw:name="Freeform 23">
            <svg:title/>
            <svg:desc/>
            <draw:enhanced-geometry xmlns:dr3d="urn:oasis:names:tc:opendocument:xmlns:dr3d:1.0" draw:type="non-primitive" svg:viewBox="0 0 188 112" draw:enhanced-path="M 0 0 C 63 36 126 73 188 11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11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56" draw:id="id392" draw:style-name="a1319">
          <svg:title/>
          <svg:desc/>
          <draw:custom-shape svg:x="1.83075in" svg:y="1.29755in" svg:width="9.67147in" svg:height="0.78323in" draw:id="id394" draw:style-name="a1324" draw:name="Rectangle 5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44536in" svg:height="0.38393in" draw:id="id395" draw:style-name="a1325" draw:transform="translate(-0.22268in -0.19196in) rotate(-3.14159) translate(6.66667in 6.00272in)" draw:name="Isosceles Triangle 5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.82556in" svg:y="2.17755in" svg:width="9.67374in" svg:height="3.6332in" draw:id="id396" draw:style-name="a1326" draw:name="Rectangle 5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93" presentation:style-name="a1323" draw:name="Titel 1" svg:x="1.92392in" svg:y="2.2698in" svg:width="9.49247in" svg:height="1.91243in" presentation:class="title" presentation:placeholder="false">
          <draw:text-box>
            <text:p text:style-name="a1322" text:class-names="" text:cond-style-name=""><text:span text:style-name="a1320" text:class-names="">Demo</text:span><text:span text:style-name="a1321" text:class-names=""/></text:p>
          </draw:text-box>
          <svg:title/>
          <svg:desc/>
        </draw:frame>
      </draw:page>
      <draw:page draw:name="Slide6" draw:style-name="a1380" draw:master-page-name="Master1-Layout2-obj-Titel-und-Inhalt" presentation:presentation-page-layout-name="Master1-PPL2" draw:id="Slide-261">
        <draw:frame draw:id="id438" presentation:style-name="a1387" draw:name="Titel 1" svg:x="0.97182in" svg:y="2.56991in" svg:width="3.82653in" svg:height="2.6864in" presentation:class="title" presentation:placeholder="false">
          <draw:text-box>
            <text:p text:style-name="a1386" text:class-names="" text:cond-style-name=""><text:span text:style-name="a1381" text:class-names="">Noch</text:span><text:span text:style-name="a1382" text:class-names=""><text:s text:c="1"/></text:span><text:span text:style-name="a1383" text:class-names="">zu</text:span><text:span text:style-name="a1384" text:class-names=""><text:s text:c="1"/>tun</text:span><text:span text:style-name="a1385" text:class-names=""/></text:p>
          </draw:text-box>
          <svg:title/>
          <svg:desc/>
        </draw:frame>
        <draw:frame draw:id="id439" presentation:style-name="a1425" draw:name="Inhaltsplatzhalter 2" svg:x="5.5976in" svg:y="0.87837in" svg:width="6.86994in" svg:height="5.73996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88" text:class-names="">Tests</text:span><text:span text:style-name="a1389" text:class-names=""><text:s text:c="1"/></text:span><text:span text:style-name="a1390" text:class-names="">fertigstellen</text:span><text:span text:style-name="a1391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394" text:class-names="">Spielfeld-Klasse</text:span><text:span text:style-name="a1395" text:class-names=""><text:s text:c="1"/></text:span><text:span text:style-name="a1396" text:class-names="">aus</text:span><text:span text:style-name="a1397" text:class-names=""><text:s text:c="1"/></text:span><text:span text:style-name="a1398" text:class-names="">der</text:span><text:span text:style-name="a1399" text:class-names=""><text:s text:c="1"/></text:span><text:span text:style-name="a1400" text:class-names="">API-</text:span><text:span text:style-name="a1401" text:class-names="">ziehe</text:span><text:span text:style-name="a1402" text:class-names="">n</text:span><text:span text:style-name="a1403" text:class-names=""/></text:p>
              </text:list-item>
            </text:list>
            <text:list text:style-name="a1410">
              <text:list-item>
                <text:p text:style-name="a1409" text:class-names="" text:cond-style-name=""><text:span text:style-name="a1406" text:class-names="">Win-Detection<text:s text:c="1"/></text:span><text:span text:style-name="a1407" text:class-names="">debuggen</text:span><text:span text:style-name="a1408" text:class-names=""/></text:p>
              </text:list-item>
            </text:list>
            <text:list text:style-name="a1416">
              <text:list-item>
                <text:p text:style-name="a1415" text:class-names="" text:cond-style-name=""><text:span text:style-name="a1411" text:class-names="">Spielfeld</text:span><text:span text:style-name="a1412" text:class-names=""><text:s text:c="1"/></text:span><text:span text:style-name="a1413" text:class-names="">zentrieren</text:span><text:span text:style-name="a1414" text:class-names=""/></text:p>
              </text:list-item>
            </text:list>
            <text:list text:style-name="a1421">
              <text:list-item>
                <text:p text:style-name="a1420" text:class-names="" text:cond-style-name=""><text:span text:style-name="a1417" text:class-names="">Bot<text:s text:c="1"/></text:span><text:span text:style-name="a1418" text:class-names="">fertigstellen</text:span><text:span text:style-name="a1419" text:class-names=""/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</draw:text-box>
          <svg:title/>
          <svg:desc/>
        </draw:frame>
      </draw:page>
      <draw:page draw:name="Slide7" draw:style-name="a1426" draw:master-page-name="Master1-Layout2-obj-Titel-und-Inhalt" presentation:presentation-page-layout-name="Master1-PPL2" draw:id="Slide-262">
        <draw:custom-shape svg:x="0in" svg:y="0in" svg:width="13.33333in" svg:height="7.5in" draw:id="id440" draw:style-name="a1429" draw:name="Rectangle 7">
          <svg:title/>
          <svg:desc/>
          <text:p text:style-name="a1428" text:class-names="" text:cond-style-name=""><text:span text:style-name="a1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441" draw:style-name="a1430">
          <svg:title/>
          <svg:desc/>
          <draw:custom-shape svg:x="1.42882in" svg:y="0in" svg:width="4.22396in" svg:height="7.48438in" draw:id="id446" draw:style-name="a1479" draw:name="Freeform 5">
            <svg:title/>
            <svg:desc/>
            <text:p text:style-name="a1478" text:class-names="" text:cond-style-name=""><text:span text:style-name="a1477" text:class-names=""/></text:p>
            <draw:enhanced-geometry xmlns:dr3d="urn:oasis:names:tc:opendocument:xmlns:dr3d:1.0" draw:type="non-primitive" svg:viewBox="0 0 813 1440" draw:enhanced-path="M 813 0 C 331 221 0 1039 435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3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62153in" svg:y="0.01042in" svg:width="1.68403in" svg:height="0.60764in" draw:id="id447" draw:style-name="a1480" draw:name="Freeform 6">
            <svg:title/>
            <svg:desc/>
            <draw:enhanced-geometry xmlns:dr3d="urn:oasis:names:tc:opendocument:xmlns:dr3d:1.0" draw:type="non-primitive" svg:viewBox="0 0 324 117" draw:enhanced-path="M 324 117 C 223 64 107 2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4"/>
              <draw:equation draw:name="f7" draw:formula="?f4 / 11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2066in" svg:y="5.48264in" svg:width="2.09896in" svg:height="2.00174in" draw:id="id448" draw:style-name="a1481" draw:name="Freeform 7">
            <svg:title/>
            <svg:desc/>
            <draw:enhanced-geometry xmlns:dr3d="urn:oasis:names:tc:opendocument:xmlns:dr3d:1.0" draw:type="non-primitive" svg:viewBox="0 0 404 385" draw:enhanced-path="M 0 385 C 146 272 285 142 404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4"/>
              <draw:equation draw:name="f7" draw:formula="?f4 / 3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2569in" svg:y="0in" svg:width="4.02083in" svg:height="7.48438in" draw:id="id449" draw:style-name="a1483" draw:name="Freeform 8">
            <svg:title/>
            <svg:desc/>
            <draw:enhanced-geometry xmlns:dr3d="urn:oasis:names:tc:opendocument:xmlns:dr3d:1.0" draw:type="non-primitive" svg:viewBox="0 0 774 1440" draw:enhanced-path="M 774 0 C 312 240 0 1034 411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25174in" svg:y="0.01042in" svg:width="1.05382in" svg:height="0.40104in" draw:id="id450" draw:style-name="a1485" draw:name="Freeform 9">
            <svg:title/>
            <svg:desc/>
            <draw:enhanced-geometry xmlns:dr3d="urn:oasis:names:tc:opendocument:xmlns:dr3d:1.0" draw:type="non-primitive" svg:viewBox="0 0 203 77" draw:enhanced-path="M 203 77 C 138 46 68 21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"/>
              <draw:equation draw:name="f7" draw:formula="?f4 / 7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47743in" svg:y="5.7691in" svg:width="1.82292in" svg:height="1.72569in" draw:id="id451" draw:style-name="a1487" draw:name="Freeform 10">
            <svg:title/>
            <svg:desc/>
            <draw:enhanced-geometry xmlns:dr3d="urn:oasis:names:tc:opendocument:xmlns:dr3d:1.0" draw:type="non-primitive" svg:viewBox="0 0 351 332" draw:enhanced-path="M 0 332 C 125 232 245 121 351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1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9549in" svg:y="0in" svg:width="3.96007in" svg:height="7.48438in" draw:id="id452" draw:style-name="a1488" draw:name="Freeform 11">
            <svg:title/>
            <svg:desc/>
            <draw:enhanced-geometry xmlns:dr3d="urn:oasis:names:tc:opendocument:xmlns:dr3d:1.0" draw:type="non-primitive" svg:viewBox="0 0 762 1440" draw:enhanced-path="M 762 0 C 308 245 0 1033 403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2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7813in" svg:y="0.01042in" svg:width="0.72743in" svg:height="0.28125in" draw:id="id453" draw:style-name="a1489" draw:name="Freeform 12">
            <svg:title/>
            <svg:desc/>
            <draw:enhanced-geometry xmlns:dr3d="urn:oasis:names:tc:opendocument:xmlns:dr3d:1.0" draw:type="non-primitive" svg:viewBox="0 0 140 54" draw:enhanced-path="M 140 54 C 95 34 48 16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0"/>
              <draw:equation draw:name="f7" draw:formula="?f4 / 5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63715in" svg:y="5.91493in" svg:width="1.6684in" svg:height="1.56944in" draw:id="id454" draw:style-name="a1490" draw:name="Freeform 13">
            <svg:title/>
            <svg:desc/>
            <draw:enhanced-geometry xmlns:dr3d="urn:oasis:names:tc:opendocument:xmlns:dr3d:1.0" draw:type="non-primitive" svg:viewBox="0 0 321 302" draw:enhanced-path="M 0 302 C 114 210 223 109 321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1"/>
              <draw:equation draw:name="f7" draw:formula="?f4 / 30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9549in" svg:y="0in" svg:width="3.54861in" svg:height="7.48438in" draw:id="id455" draw:style-name="a1491" draw:name="Freeform 14">
            <svg:title/>
            <svg:desc/>
            <draw:enhanced-geometry xmlns:dr3d="urn:oasis:names:tc:opendocument:xmlns:dr3d:1.0" draw:type="non-primitive" svg:viewBox="0 0 683 1440" draw:enhanced-path="M 683 0 C 258 256 0 1041 355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3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81424in" svg:y="6.03472in" svg:width="1.49132in" svg:height="1.44965in" draw:id="id456" draw:style-name="a1492" draw:name="Freeform 15">
            <svg:title/>
            <svg:desc/>
            <draw:enhanced-geometry xmlns:dr3d="urn:oasis:names:tc:opendocument:xmlns:dr3d:1.0" draw:type="non-primitive" svg:viewBox="0 0 287 279" draw:enhanced-path="M 0 279 C 101 193 198 100 287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7"/>
              <draw:equation draw:name="f7" draw:formula="?f4 / 27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7222in" svg:y="0in" svg:width="3.53299in" svg:height="7.48438in" draw:id="id457" draw:style-name="a1493" draw:name="Freeform 16">
            <svg:title/>
            <svg:desc/>
            <draw:enhanced-geometry xmlns:dr3d="urn:oasis:names:tc:opendocument:xmlns:dr3d:1.0" draw:type="non-primitive" svg:viewBox="0 0 680 1440" draw:enhanced-path="M 680 0 C 257 265 0 1026 337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00694in" svg:y="6.22743in" svg:width="1.29861in" svg:height="1.25694in" draw:id="id458" draw:style-name="a1494" draw:name="Freeform 17">
            <svg:title/>
            <svg:desc/>
            <draw:enhanced-geometry xmlns:dr3d="urn:oasis:names:tc:opendocument:xmlns:dr3d:1.0" draw:type="non-primitive" svg:viewBox="0 0 250 242" draw:enhanced-path="M 0 242 C 88 166 172 85 25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0"/>
              <draw:equation draw:name="f7" draw:formula="?f4 / 24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2951in" svg:y="0in" svg:width="3.74132in" svg:height="7.48438in" draw:id="id459" draw:style-name="a1495" draw:name="Freeform 18">
            <svg:title/>
            <svg:desc/>
            <draw:enhanced-geometry xmlns:dr3d="urn:oasis:names:tc:opendocument:xmlns:dr3d:1.0" draw:type="non-primitive" svg:viewBox="0 0 720 1440" draw:enhanced-path="M 720 0 C 316 282 0 1018 362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2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34375in" svg:y="6.61632in" svg:width="0.96181in" svg:height="0.86806in" draw:id="id460" draw:style-name="a1496" draw:name="Freeform 19">
            <svg:title/>
            <svg:desc/>
            <draw:enhanced-geometry xmlns:dr3d="urn:oasis:names:tc:opendocument:xmlns:dr3d:1.0" draw:type="non-primitive" svg:viewBox="0 0 185 167" draw:enhanced-path="M 0 167 C 63 114 125 58 185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"/>
              <draw:equation draw:name="f7" draw:formula="?f4 / 16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5451in" svg:y="0in" svg:width="2.97222in" svg:height="7.48438in" draw:id="id461" draw:style-name="a1498" draw:name="Freeform 20">
            <svg:title/>
            <svg:desc/>
            <draw:enhanced-geometry xmlns:dr3d="urn:oasis:names:tc:opendocument:xmlns:dr3d:1.0" draw:type="non-primitive" svg:viewBox="0 0 572 1440" draw:enhanced-path="M 572 0 C 213 320 0 979 164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2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8646in" svg:y="0in" svg:width="3.22049in" svg:height="7.48438in" draw:id="id462" draw:style-name="a1500" draw:name="Freeform 21">
            <svg:title/>
            <svg:desc/>
            <draw:enhanced-geometry xmlns:dr3d="urn:oasis:names:tc:opendocument:xmlns:dr3d:1.0" draw:type="non-primitive" svg:viewBox="0 0 620 1440" draw:enhanced-path="M 620 0 C 248 325 0 960 186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4566in" svg:y="0in" svg:width="2.62847in" svg:height="7.48438in" draw:id="id463" draw:style-name="a1501" draw:name="Freeform 22">
            <svg:title/>
            <svg:desc/>
            <draw:enhanced-geometry xmlns:dr3d="urn:oasis:names:tc:opendocument:xmlns:dr3d:1.0" draw:type="non-primitive" svg:viewBox="0 0 506 1440" draw:enhanced-path="M 506 0 C 109 356 0 943 171 144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6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1563in" svg:y="0.01042in" svg:width="1.9375in" svg:height="3.49826in" draw:id="id464" draw:style-name="a1502" draw:name="Freeform 23">
            <svg:title/>
            <svg:desc/>
            <draw:enhanced-geometry xmlns:dr3d="urn:oasis:names:tc:opendocument:xmlns:dr3d:1.0" draw:type="non-primitive" svg:viewBox="0 0 373 673" draw:enhanced-path="M 373 0 C 175 183 51 409 0 67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3"/>
              <draw:equation draw:name="f7" draw:formula="?f4 / 6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521in" svg:y="6.57986in" svg:width="0.23438in" svg:height="0.90451in" draw:id="id465" draw:style-name="a1503" draw:name="Freeform 24">
            <svg:title/>
            <svg:desc/>
            <draw:enhanced-geometry xmlns:dr3d="urn:oasis:names:tc:opendocument:xmlns:dr3d:1.0" draw:type="non-primitive" svg:viewBox="0 0 45 174" draw:enhanced-path="M 0 0 C 11 59 26 118 45 17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17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1563in" svg:y="0in" svg:width="1.70833in" svg:height="2.4375in" draw:id="id466" draw:style-name="a1504" draw:name="Freeform 25">
            <svg:title/>
            <svg:desc/>
            <draw:enhanced-geometry xmlns:dr3d="urn:oasis:names:tc:opendocument:xmlns:dr3d:1.0" draw:type="non-primitive" svg:viewBox="0 0 329 469" draw:enhanced-path="M 329 0 C 189 133 69 288 0 46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9"/>
              <draw:equation draw:name="f7" draw:formula="?f4 / 46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0in" svg:y="0in" svg:width="13.33333in" svg:height="6.33024in" draw:id="id442" draw:style-name="a1433" draw:name="Rectangle 32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3" presentation:style-name="a1439" draw:name="Titel 1" svg:x="0.70588in" svg:y="1.05in" svg:width="4.22758in" svg:height="4.56177in" presentation:class="title" presentation:placeholder="false">
          <draw:text-box>
            <text:p text:style-name="a1438" text:class-names="" text:cond-style-name=""><text:span text:style-name="a1434" text:class-names="">Selbstkritik</text:span><text:span text:style-name="a1435" text:class-names=""><text:s text:c="1"/>und<text:s text:c="1"/></text:span><text:span text:style-name="a1436" text:class-names="">Fazit</text:span><text:span text:style-name="a1437" text:class-names=""/></text:p>
          </draw:text-box>
          <svg:title/>
          <svg:desc/>
        </draw:frame>
        <draw:connector draw:type="line" svg:x1="5.19714in" svg:y1="1.3125in" svg:x2="5.19714in" svg:y2="5.18823in" draw:id="id444" draw:style-name="a1440" draw:name="Straight Connector 34">
          <svg:title/>
          <svg:desc/>
        </draw:connector>
        <draw:frame draw:id="id445" presentation:style-name="a1476" draw:name="Inhaltsplatzhalter 2" svg:x="5.44965in" svg:y="1.05in" svg:width="6.02778in" svg:height="4.56177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1" text:class-names="">Verschiedene</text:span><text:span text:style-name="a1442" text:class-names=""><text:s text:c="1"/></text:span><text:span text:style-name="a1443" text:class-names="">Aspekte</text:span><text:span text:style-name="a1444" text:class-names=""><text:s text:c="1"/></text:span><text:span text:style-name="a1445" text:class-names="">aufteilen</text:span><text:span text:style-name="a1446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49" text:class-names="">Vorher</text:span><text:span text:style-name="a1450" text:class-names=""><text:s text:c="1"/>Plan<text:s text:c="1"/></text:span><text:span text:style-name="a1451" text:class-names="">aufstellen</text:span><text:span text:style-name="a1452" text:class-names=""/></text:p>
              </text:list-item>
            </text:list>
            <text:list text:style-name="a1462">
              <text:list-item>
                <text:p text:style-name="a1461" text:class-names="" text:cond-style-name=""><text:span text:style-name="a1455" text:class-names="">Zeit</text:span><text:span text:style-name="a1456" text:class-names=""><text:s text:c="1"/></text:span><text:span text:style-name="a1457" text:class-names="">besser</text:span><text:span text:style-name="a1458" text:class-names=""><text:s text:c="1"/></text:span><text:span text:style-name="a1459" text:class-names="">einteilen</text:span><text:span text:style-name="a1460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63" text:class-names="">Schnell Framework<text:s text:c="1"/></text:span><text:span text:style-name="a1464" text:class-names="">erstellen</text:span><text:span text:style-name="a1465" text:class-names="">,<text:s text:c="1"/></text:span><text:span text:style-name="a1466" text:class-names="">dann</text:span><text:span text:style-name="a1467" text:class-names=""><text:s text:c="1"/></text:span><text:span text:style-name="a1468" text:class-names="">weitere</text:span><text:span text:style-name="a1469" text:class-names=""><text:s text:c="1"/>Features</text:span><text:span text:style-name="a1470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</draw:text-box>
          <svg:title/>
          <svg:desc/>
        </draw:frame>
      </draw:page>
      <draw:page draw:name="Slide8" draw:style-name="a1505" draw:master-page-name="Master1-Layout2-obj-Titel-und-Inhalt" presentation:presentation-page-layout-name="Master1-PPL2" draw:id="Slide-263">
        <draw:g draw:name="Group 7" draw:id="id467" draw:style-name="a1506">
          <svg:title/>
          <svg:desc/>
          <draw:custom-shape svg:x="-0.36054in" svg:y="1.41176in" svg:width="10.61111in" svg:height="6.09527in" draw:id="id498" draw:style-name="a1549" draw:name="Freeform 5">
            <svg:title/>
            <svg:desc/>
  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8"/>
              <draw:equation draw:name="f7" draw:formula="?f4 / 116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321in" svg:y="2.19897in" svg:width="8.06424in" svg:height="5.30281in" draw:id="id499" draw:style-name="a1550" draw:name="Freeform 6">
            <svg:title/>
            <svg:desc/>
  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9"/>
              <draw:equation draw:name="f7" draw:formula="?f4 / 101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7488in" svg:y="1.94762in" svg:width="8.78819in" svg:height="5.5594in" draw:id="id500" draw:style-name="a1552" draw:name="Freeform 7">
            <svg:title/>
            <svg:desc/>
  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8"/>
              <draw:equation draw:name="f7" draw:formula="?f4 / 10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0.59312in" svg:width="11.30208in" svg:height="6.91391in" draw:id="id501" draw:style-name="a1553" draw:name="Freeform 8">
            <svg:title/>
            <svg:desc/>
  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71"/>
              <draw:equation draw:name="f7" draw:formula="?f4 / 1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6.75716in" svg:width="0.55208in" svg:height="0.74533in" draw:id="id502" draw:style-name="a1554" draw:name="Freeform 9">
            <svg:title/>
            <svg:desc/>
            <draw:enhanced-geometry xmlns:dr3d="urn:oasis:names:tc:opendocument:xmlns:dr3d:1.0" draw:type="non-primitive" svg:viewBox="0 0 106 143" draw:enhanced-path="M 0 0 C 35 54 70 101 106 14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"/>
              <draw:equation draw:name="f7" draw:formula="?f4 / 14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6493in" svg:width="12.13021in" svg:height="7.57196in" draw:id="id503" draw:style-name="a1555" draw:name="Freeform 10">
            <svg:title/>
            <svg:desc/>
  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0"/>
              <draw:equation draw:name="f7" draw:formula="?f4 / 145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5.9346in" svg:y="-0.0021in" svg:width="6.32986in" svg:height="7.48817in" draw:id="id504" draw:style-name="a1556" draw:name="Freeform 11">
            <svg:title/>
            <svg:desc/>
  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6"/>
              <draw:equation draw:name="f7" draw:formula="?f4 / 14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1.15625in" svg:height="0.67202in" draw:id="id505" draw:style-name="a1557" draw:name="Freeform 12">
            <svg:title/>
            <svg:desc/>
            <draw:enhanced-geometry xmlns:dr3d="urn:oasis:names:tc:opendocument:xmlns:dr3d:1.0" draw:type="non-primitive" svg:viewBox="0 0 222 129" draw:enhanced-path="M 222 0 C 152 35 76 78 0 12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2"/>
              <draw:equation draw:name="f7" draw:formula="?f4 / 12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3669in" svg:y="-0.0021in" svg:width="6.11111in" svg:height="7.50912in" draw:id="id506" draw:style-name="a1559" draw:name="Freeform 13">
            <svg:title/>
            <svg:desc/>
  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4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-0.00733in" svg:width="0.65104in" svg:height="0.38575in" draw:id="id507" draw:style-name="a1561" draw:name="Freeform 14">
            <svg:title/>
            <svg:desc/>
            <draw:enhanced-geometry xmlns:dr3d="urn:oasis:names:tc:opendocument:xmlns:dr3d:1.0" draw:type="non-primitive" svg:viewBox="0 0 125 74" draw:enhanced-path="M 125 0 C 85 22 43 47 0 7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5"/>
              <draw:equation draw:name="f7" draw:formula="?f4 / 7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57523in" svg:y="-0.0021in" svg:width="6.01215in" svg:height="7.50912in" draw:id="id508" draw:style-name="a1563" draw:name="Freeform 15">
            <svg:title/>
            <svg:desc/>
  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55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0.39063in" svg:height="0.2339in" draw:id="id509" draw:style-name="a1565" draw:name="Freeform 16">
            <svg:title/>
            <svg:desc/>
            <draw:enhanced-geometry xmlns:dr3d="urn:oasis:names:tc:opendocument:xmlns:dr3d:1.0" draw:type="non-primitive" svg:viewBox="0 0 75 45" draw:enhanced-path="M 75 0 C 50 14 25 29 0 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"/>
              <draw:equation draw:name="f7" draw:formula="?f4 / 4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79224in" svg:y="-0.00733in" svg:width="6.03993in" svg:height="7.51435in" draw:id="id510" draw:style-name="a1566" draw:name="Freeform 17">
            <svg:title/>
            <svg:desc/>
  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0"/>
              <draw:equation draw:name="f7" draw:formula="?f4 / 14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06828in" svg:y="-0.0021in" svg:width="5.92014in" svg:height="7.50912in" draw:id="id511" draw:style-name="a1567" draw:name="Freeform 18">
            <svg:title/>
            <svg:desc/>
  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52141in" svg:y="-0.0021in" svg:width="5.50868in" svg:height="7.50388in" draw:id="id512" draw:style-name="a1568" draw:name="Freeform 19">
            <svg:title/>
            <svg:desc/>
  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8"/>
              <draw:equation draw:name="f7" draw:formula="?f4 / 143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9.58912in" svg:y="-0.0021in" svg:width="3.73785in" svg:height="2.99876in" draw:id="id513" draw:style-name="a1569" draw:name="Freeform 20">
            <svg:title/>
            <svg:desc/>
            <draw:enhanced-geometry xmlns:dr3d="urn:oasis:names:tc:opendocument:xmlns:dr3d:1.0" draw:type="non-primitive" svg:viewBox="0 0 718 575" draw:enhanced-path="M 718 575 C 500 360 260 163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8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09953in" svg:y="0.00314in" svg:width="3.22743in" svg:height="2.79454in" draw:id="id514" draw:style-name="a1570" draw:name="Freeform 21">
            <svg:title/>
            <svg:desc/>
            <draw:enhanced-geometry xmlns:dr3d="urn:oasis:names:tc:opendocument:xmlns:dr3d:1.0" draw:type="non-primitive" svg:viewBox="0 0 620 536" draw:enhanced-path="M 620 536 C 404 314 196 13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5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95891in" svg:y="-0.0021in" svg:width="2.36806in" svg:height="1.48542in" draw:id="id515" draw:style-name="a1572" draw:name="Freeform 22">
            <svg:title/>
            <svg:desc/>
            <draw:enhanced-geometry xmlns:dr3d="urn:oasis:names:tc:opendocument:xmlns:dr3d:1.0" draw:type="non-primitive" svg:viewBox="0 0 455 285" draw:enhanced-path="M 0 0 C 153 85 308 180 455 2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"/>
              <draw:equation draw:name="f7" draw:formula="?f4 / 2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3478in" svg:y="-0.0021in" svg:width="0.97917in" svg:height="0.58474in" draw:id="id516" draw:style-name="a1573" draw:name="Freeform 23">
            <svg:title/>
            <svg:desc/>
            <draw:enhanced-geometry xmlns:dr3d="urn:oasis:names:tc:opendocument:xmlns:dr3d:1.0" draw:type="non-primitive" svg:viewBox="0 0 188 112" draw:enhanced-path="M 0 0 C 63 36 126 73 188 11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11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28" draw:id="id468" draw:style-name="a1507">
          <svg:title/>
          <svg:desc/>
          <draw:custom-shape svg:x="1.83075in" svg:y="1.29755in" svg:width="9.67147in" svg:height="0.78323in" draw:id="id495" draw:style-name="a1546" draw:name="Rectangle 2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44536in" svg:height="0.38393in" draw:id="id496" draw:style-name="a1547" draw:transform="translate(-0.22268in -0.19196in) rotate(-3.14159) translate(6.66667in 6.00272in)" draw:name="Isosceles Triangle 3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.82556in" svg:y="2.17755in" svg:width="9.67374in" svg:height="3.6332in" draw:id="id497" draw:style-name="a1548" draw:name="Rectangle 3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3.33333in" svg:height="7.5in" draw:id="id469" draw:style-name="a1510" draw:name="Rectangle 33">
          <svg:title/>
          <svg:desc/>
          <text:p text:style-name="a1509" text:class-names="" text:cond-style-name=""><text:span text:style-name="a1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35" draw:id="id470" draw:style-name="a1511">
          <svg:title/>
          <svg:desc/>
          <draw:custom-shape svg:x="-0.36054in" svg:y="1.41176in" svg:width="10.61111in" svg:height="6.09527in" draw:id="id476" draw:style-name="a1521" draw:name="Freeform 5">
            <svg:title/>
            <svg:desc/>
  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8"/>
              <draw:equation draw:name="f7" draw:formula="?f4 / 116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321in" svg:y="2.19897in" svg:width="8.06424in" svg:height="5.30281in" draw:id="id477" draw:style-name="a1522" draw:name="Freeform 6">
            <svg:title/>
            <svg:desc/>
  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9"/>
              <draw:equation draw:name="f7" draw:formula="?f4 / 101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7488in" svg:y="1.94762in" svg:width="8.78819in" svg:height="5.5594in" draw:id="id478" draw:style-name="a1524" draw:name="Freeform 7">
            <svg:title/>
            <svg:desc/>
  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8"/>
              <draw:equation draw:name="f7" draw:formula="?f4 / 10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0.59312in" svg:width="11.30208in" svg:height="6.91391in" draw:id="id479" draw:style-name="a1525" draw:name="Freeform 8">
            <svg:title/>
            <svg:desc/>
  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71"/>
              <draw:equation draw:name="f7" draw:formula="?f4 / 1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6.75716in" svg:width="0.55208in" svg:height="0.74533in" draw:id="id480" draw:style-name="a1526" draw:name="Freeform 9">
            <svg:title/>
            <svg:desc/>
            <draw:enhanced-geometry xmlns:dr3d="urn:oasis:names:tc:opendocument:xmlns:dr3d:1.0" draw:type="non-primitive" svg:viewBox="0 0 106 143" draw:enhanced-path="M 0 0 C 35 54 70 101 106 14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"/>
              <draw:equation draw:name="f7" draw:formula="?f4 / 14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6493in" svg:width="12.13021in" svg:height="7.57196in" draw:id="id481" draw:style-name="a1527" draw:name="Freeform 10">
            <svg:title/>
            <svg:desc/>
  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0"/>
              <draw:equation draw:name="f7" draw:formula="?f4 / 145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5.9346in" svg:y="-0.0021in" svg:width="6.32986in" svg:height="7.48817in" draw:id="id482" draw:style-name="a1528" draw:name="Freeform 11">
            <svg:title/>
            <svg:desc/>
  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6"/>
              <draw:equation draw:name="f7" draw:formula="?f4 / 14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1.15625in" svg:height="0.67202in" draw:id="id483" draw:style-name="a1529" draw:name="Freeform 12">
            <svg:title/>
            <svg:desc/>
            <draw:enhanced-geometry xmlns:dr3d="urn:oasis:names:tc:opendocument:xmlns:dr3d:1.0" draw:type="non-primitive" svg:viewBox="0 0 222 129" draw:enhanced-path="M 222 0 C 152 35 76 78 0 12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2"/>
              <draw:equation draw:name="f7" draw:formula="?f4 / 12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3669in" svg:y="-0.0021in" svg:width="6.11111in" svg:height="7.50912in" draw:id="id484" draw:style-name="a1531" draw:name="Freeform 13">
            <svg:title/>
            <svg:desc/>
  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4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-0.00733in" svg:width="0.65104in" svg:height="0.38575in" draw:id="id485" draw:style-name="a1533" draw:name="Freeform 14">
            <svg:title/>
            <svg:desc/>
            <draw:enhanced-geometry xmlns:dr3d="urn:oasis:names:tc:opendocument:xmlns:dr3d:1.0" draw:type="non-primitive" svg:viewBox="0 0 125 74" draw:enhanced-path="M 125 0 C 85 22 43 47 0 7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5"/>
              <draw:equation draw:name="f7" draw:formula="?f4 / 7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57523in" svg:y="-0.0021in" svg:width="6.01215in" svg:height="7.50912in" draw:id="id486" draw:style-name="a1535" draw:name="Freeform 15">
            <svg:title/>
            <svg:desc/>
  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55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0.39063in" svg:height="0.2339in" draw:id="id487" draw:style-name="a1537" draw:name="Freeform 16">
            <svg:title/>
            <svg:desc/>
            <draw:enhanced-geometry xmlns:dr3d="urn:oasis:names:tc:opendocument:xmlns:dr3d:1.0" draw:type="non-primitive" svg:viewBox="0 0 75 45" draw:enhanced-path="M 75 0 C 50 14 25 29 0 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"/>
              <draw:equation draw:name="f7" draw:formula="?f4 / 4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79224in" svg:y="-0.00733in" svg:width="6.03993in" svg:height="7.51435in" draw:id="id488" draw:style-name="a1538" draw:name="Freeform 17">
            <svg:title/>
            <svg:desc/>
  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0"/>
              <draw:equation draw:name="f7" draw:formula="?f4 / 14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06828in" svg:y="-0.0021in" svg:width="5.92014in" svg:height="7.50912in" draw:id="id489" draw:style-name="a1539" draw:name="Freeform 18">
            <svg:title/>
            <svg:desc/>
  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52141in" svg:y="-0.0021in" svg:width="5.50868in" svg:height="7.50388in" draw:id="id490" draw:style-name="a1540" draw:name="Freeform 19">
            <svg:title/>
            <svg:desc/>
  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8"/>
              <draw:equation draw:name="f7" draw:formula="?f4 / 143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9.58912in" svg:y="-0.0021in" svg:width="3.73785in" svg:height="2.99876in" draw:id="id491" draw:style-name="a1541" draw:name="Freeform 20">
            <svg:title/>
            <svg:desc/>
            <draw:enhanced-geometry xmlns:dr3d="urn:oasis:names:tc:opendocument:xmlns:dr3d:1.0" draw:type="non-primitive" svg:viewBox="0 0 718 575" draw:enhanced-path="M 718 575 C 500 360 260 163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8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09953in" svg:y="0.00314in" svg:width="3.22743in" svg:height="2.79454in" draw:id="id492" draw:style-name="a1542" draw:name="Freeform 21">
            <svg:title/>
            <svg:desc/>
            <draw:enhanced-geometry xmlns:dr3d="urn:oasis:names:tc:opendocument:xmlns:dr3d:1.0" draw:type="non-primitive" svg:viewBox="0 0 620 536" draw:enhanced-path="M 620 536 C 404 314 196 13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5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95891in" svg:y="-0.0021in" svg:width="2.36806in" svg:height="1.48542in" draw:id="id493" draw:style-name="a1544" draw:name="Freeform 22">
            <svg:title/>
            <svg:desc/>
            <draw:enhanced-geometry xmlns:dr3d="urn:oasis:names:tc:opendocument:xmlns:dr3d:1.0" draw:type="non-primitive" svg:viewBox="0 0 455 285" draw:enhanced-path="M 0 0 C 153 85 308 180 455 2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"/>
              <draw:equation draw:name="f7" draw:formula="?f4 / 2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3478in" svg:y="-0.0021in" svg:width="0.97917in" svg:height="0.58474in" draw:id="id494" draw:style-name="a1545" draw:name="Freeform 23">
            <svg:title/>
            <svg:desc/>
            <draw:enhanced-geometry xmlns:dr3d="urn:oasis:names:tc:opendocument:xmlns:dr3d:1.0" draw:type="non-primitive" svg:viewBox="0 0 188 112" draw:enhanced-path="M 0 0 C 63 36 126 73 188 11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11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56" draw:id="id471" draw:style-name="a1512">
          <svg:title/>
          <svg:desc/>
          <draw:custom-shape svg:x="1.83075in" svg:y="1.29755in" svg:width="9.67147in" svg:height="0.78323in" draw:id="id473" draw:style-name="a1518" draw:name="Rectangle 5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44536in" svg:height="0.38393in" draw:id="id474" draw:style-name="a1519" draw:transform="translate(-0.22268in -0.19196in) rotate(-3.14159) translate(6.66667in 6.00272in)" draw:name="Isosceles Triangle 5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.82556in" svg:y="2.17755in" svg:width="9.67374in" svg:height="3.6332in" draw:id="id475" draw:style-name="a1520" draw:name="Rectangle 5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72" presentation:style-name="a1517" draw:name="Titel 1" svg:x="1.92392in" svg:y="2.2698in" svg:width="9.49247in" svg:height="1.91243in" presentation:class="title" presentation:placeholder="false">
          <draw:text-box>
            <text:p text:style-name="a1516" text:class-names="" text:cond-style-name=""><text:span text:style-name="a1513" text:class-names="">Vielen</text:span><text:span text:style-name="a1514" text:class-names=""><text:s text:c="1"/>Dank</text:span><text:span text:style-name="a151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itel und Inhalt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Abschnittsüberschrift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Zwei Inhalte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Vergleich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Nur Titel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Leer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Inhalt mit Beschriftung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Bild mit Beschriftung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itel und vertikaler Text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Vertikaler Titel und Text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default-style style:family="graphic">
      <style:graphic-properties draw:fill="solid" draw:fill-color="#f81b02" draw:opacity="100%" draw:stroke="solid" svg:stroke-width="0.01736in" svg:stroke-color="#ae0f01" svg:stroke-opacity="100%" svg:stroke-linecap="butt"/>
    </style:default-style>
    <draw:stroke-dash draw:name="a1532" draw:display-name="Dash" draw:style="rect" draw:dots1="1" draw:dots1-length="0.03125in" draw:dots2="0" draw:dots2-length="0in" draw:distance="0.03125in"/>
    <draw:stroke-dash draw:name="a1349" draw:display-name="Dash" draw:style="rect" draw:dots1="1" draw:dots1-length="0.03125in" draw:dots2="0" draw:dots2-length="0in" draw:distance="0.03125in"/>
    <draw:stroke-dash draw:name="a1534" draw:display-name="DashDot" draw:style="rect" draw:dots1="1" draw:dots1-length="0.04167in" draw:dots2="1" draw:dots2-length="0.01389in" draw:distance="0.04167in"/>
    <draw:stroke-dash draw:name="a1536" draw:display-name="DashDot" draw:style="rect" draw:dots1="1" draw:dots1-length="0.04167in" draw:dots2="1" draw:dots2-length="0.01389in" draw:distance="0.04167in"/>
    <draw:stroke-dash draw:name="a285" draw:display-name="Dash" draw:style="rect" draw:dots1="1" draw:dots1-length="0.03125in" draw:dots2="0" draw:dots2-length="0in" draw:distance="0.03125in"/>
    <draw:stroke-dash draw:name="a287" draw:display-name="Dash" draw:style="rect" draw:dots1="1" draw:dots1-length="0.03125in" draw:dots2="0" draw:dots2-length="0in" draw:distance="0.03125in"/>
    <draw:stroke-dash draw:name="a1289" draw:display-name="Dash" draw:style="rect" draw:dots1="1" draw:dots1-length="0.03125in" draw:dots2="0" draw:dots2-length="0in" draw:distance="0.03125in"/>
    <draw:stroke-dash draw:name="a289" draw:display-name="DashDot" draw:style="rect" draw:dots1="1" draw:dots1-length="0.04167in" draw:dots2="1" draw:dots2-length="0.01389in" draw:distance="0.04167in"/>
    <draw:stroke-dash draw:name="a912" draw:display-name="Dash" draw:style="rect" draw:dots1="1" draw:dots1-length="0.03125in" draw:dots2="0" draw:dots2-length="0in" draw:distance="0.03125in"/>
    <draw:stroke-dash draw:name="a914" draw:display-name="Dash" draw:style="rect" draw:dots1="1" draw:dots1-length="0.03125in" draw:dots2="0" draw:dots2-length="0in" draw:distance="0.03125in"/>
    <draw:stroke-dash draw:name="a916" draw:display-name="Dash" draw:style="rect" draw:dots1="1" draw:dots1-length="0.03125in" draw:dots2="0" draw:dots2-length="0in" draw:distance="0.03125in"/>
    <draw:stroke-dash draw:name="a197" draw:display-name="Dash" draw:style="rect" draw:dots1="1" draw:dots1-length="0.03125in" draw:dots2="0" draw:dots2-length="0in" draw:distance="0.03125in"/>
    <draw:stroke-dash draw:name="a199" draw:display-name="Dash" draw:style="rect" draw:dots1="1" draw:dots1-length="0.03125in" draw:dots2="0" draw:dots2-length="0in" draw:distance="0.03125in"/>
    <draw:stroke-dash draw:name="a1571" draw:display-name="Dash" draw:style="rect" draw:dots1="1" draw:dots1-length="0.03125in" draw:dots2="0" draw:dots2-length="0in" draw:distance="0.03125in"/>
    <draw:stroke-dash draw:name="a1007" draw:display-name="Dash" draw:style="rect" draw:dots1="1" draw:dots1-length="0.03125in" draw:dots2="0" draw:dots2-length="0in" draw:distance="0.03125in"/>
    <draw:stroke-dash draw:name="a1009" draw:display-name="Dash" draw:style="rect" draw:dots1="1" draw:dots1-length="0.03125in" draw:dots2="0" draw:dots2-length="0in" draw:distance="0.03125in"/>
    <draw:stroke-dash draw:name="a824" draw:display-name="Dash" draw:style="rect" draw:dots1="1" draw:dots1-length="0.03125in" draw:dots2="0" draw:dots2-length="0in" draw:distance="0.03125in"/>
    <draw:stroke-dash draw:name="a603" draw:display-name="DashDot" draw:style="rect" draw:dots1="1" draw:dots1-length="0.04167in" draw:dots2="1" draw:dots2-length="0.01389in" draw:distance="0.04167in"/>
    <draw:stroke-dash draw:name="a826" draw:display-name="Dash" draw:style="rect" draw:dots1="1" draw:dots1-length="0.03125in" draw:dots2="0" draw:dots2-length="0in" draw:distance="0.03125in"/>
    <draw:stroke-dash draw:name="a605" draw:display-name="LongDash" draw:style="rect" draw:dots1="1" draw:dots1-length="0.08333in" draw:dots2="0" draw:dots2-length="0in" draw:distance="0.01042in"/>
    <draw:stroke-dash draw:name="a828" draw:display-name="DashDot" draw:style="rect" draw:dots1="1" draw:dots1-length="0.04167in" draw:dots2="1" draw:dots2-length="0.01389in" draw:distance="0.04167in"/>
    <draw:stroke-dash draw:name="a1291" draw:display-name="Dash" draw:style="rect" draw:dots1="1" draw:dots1-length="0.03125in" draw:dots2="0" draw:dots2-length="0in" draw:distance="0.03125in"/>
    <draw:stroke-dash draw:name="a1357" draw:display-name="Dash" draw:style="rect" draw:dots1="1" draw:dots1-length="0.03125in" draw:dots2="0" draw:dots2-length="0in" draw:distance="0.03125in"/>
    <draw:stroke-dash draw:name="a291" draw:display-name="DashDot" draw:style="rect" draw:dots1="1" draw:dots1-length="0.04167in" draw:dots2="1" draw:dots2-length="0.01389in" draw:distance="0.04167in"/>
    <draw:stroke-dash draw:name="a1543" draw:display-name="Dash" draw:style="rect" draw:dots1="1" draw:dots1-length="0.03125in" draw:dots2="0" draw:dots2-length="0in" draw:distance="0.03125in"/>
    <draw:stroke-dash draw:name="a1293" draw:display-name="Dash" draw:style="rect" draw:dots1="1" draw:dots1-length="0.03125in" draw:dots2="0" draw:dots2-length="0in" draw:distance="0.03125in"/>
    <draw:stroke-dash draw:name="a732" draw:display-name="Dash" draw:style="rect" draw:dots1="1" draw:dots1-length="0.03125in" draw:dots2="0" draw:dots2-length="0in" draw:distance="0.03125in"/>
    <draw:stroke-dash draw:name="a1482" draw:display-name="Dash" draw:style="rect" draw:dots1="1" draw:dots1-length="0.03125in" draw:dots2="0" draw:dots2-length="0in" draw:distance="0.03125in"/>
    <draw:stroke-dash draw:name="a510" draw:display-name="Dash" draw:style="rect" draw:dots1="1" draw:dots1-length="0.03125in" draw:dots2="0" draw:dots2-length="0in" draw:distance="0.03125in"/>
    <draw:stroke-dash draw:name="a102" draw:display-name="Dash" draw:style="rect" draw:dots1="1" draw:dots1-length="0.03125in" draw:dots2="0" draw:dots2-length="0in" draw:distance="0.03125in"/>
    <draw:stroke-dash draw:name="a734" draw:display-name="Dash" draw:style="rect" draw:dots1="1" draw:dots1-length="0.03125in" draw:dots2="0" draw:dots2-length="0in" draw:distance="0.03125in"/>
    <draw:stroke-dash draw:name="a1484" draw:display-name="Dash" draw:style="rect" draw:dots1="1" draw:dots1-length="0.03125in" draw:dots2="0" draw:dots2-length="0in" draw:distance="0.03125in"/>
    <draw:stroke-dash draw:name="a298" draw:display-name="Dash" draw:style="rect" draw:dots1="1" draw:dots1-length="0.03125in" draw:dots2="0" draw:dots2-length="0in" draw:distance="0.03125in"/>
    <draw:stroke-dash draw:name="a512" draw:display-name="Dash" draw:style="rect" draw:dots1="1" draw:dots1-length="0.03125in" draw:dots2="0" draw:dots2-length="0in" draw:distance="0.03125in"/>
    <draw:stroke-dash draw:name="a736" draw:display-name="Dash" draw:style="rect" draw:dots1="1" draw:dots1-length="0.03125in" draw:dots2="0" draw:dots2-length="0in" draw:distance="0.03125in"/>
    <draw:stroke-dash draw:name="a1486" draw:display-name="Dash" draw:style="rect" draw:dots1="1" draw:dots1-length="0.03125in" draw:dots2="0" draw:dots2-length="0in" draw:distance="0.03125in"/>
    <draw:stroke-dash draw:name="a1329" draw:display-name="Dash" draw:style="rect" draw:dots1="1" draw:dots1-length="0.03125in" draw:dots2="0" draw:dots2-length="0in" draw:distance="0.03125in"/>
    <draw:stroke-dash draw:name="a514" draw:display-name="Dash" draw:style="rect" draw:dots1="1" draw:dots1-length="0.03125in" draw:dots2="0" draw:dots2-length="0in" draw:distance="0.03125in"/>
    <draw:stroke-dash draw:name="a109" draw:display-name="Dash" draw:style="rect" draw:dots1="1" draw:dots1-length="0.03125in" draw:dots2="0" draw:dots2-length="0in" draw:distance="0.03125in"/>
    <draw:stroke-dash draw:name="a927" draw:display-name="DashDot" draw:style="rect" draw:dots1="1" draw:dots1-length="0.04167in" draw:dots2="1" draw:dots2-length="0.01389in" draw:distance="0.04167in"/>
    <draw:stroke-dash draw:name="a929" draw:display-name="LongDash" draw:style="rect" draw:dots1="1" draw:dots1-length="0.08333in" draw:dots2="0" draw:dots2-length="0in" draw:distance="0.01042in"/>
    <draw:stroke-dash draw:name="a1011" draw:display-name="Dash" draw:style="rect" draw:dots1="1" draw:dots1-length="0.03125in" draw:dots2="0" draw:dots2-length="0in" draw:distance="0.03125in"/>
    <draw:stroke-dash draw:name="a390" draw:display-name="Dash" draw:style="rect" draw:dots1="1" draw:dots1-length="0.03125in" draw:dots2="0" draw:dots2-length="0in" draw:distance="0.03125in"/>
    <draw:stroke-dash draw:name="a392" draw:display-name="Dash" draw:style="rect" draw:dots1="1" draw:dots1-length="0.03125in" draw:dots2="0" draw:dots2-length="0in" draw:distance="0.03125in"/>
    <draw:stroke-dash draw:name="a830" draw:display-name="DashDot" draw:style="rect" draw:dots1="1" draw:dots1-length="0.04167in" draw:dots2="1" draw:dots2-length="0.01389in" draw:distance="0.04167in"/>
    <draw:stroke-dash draw:name="a394" draw:display-name="Dash" draw:style="rect" draw:dots1="1" draw:dots1-length="0.03125in" draw:dots2="0" draw:dots2-length="0in" draw:distance="0.03125in"/>
    <draw:stroke-dash draw:name="a1200" draw:display-name="Dash" draw:style="rect" draw:dots1="1" draw:dots1-length="0.03125in" draw:dots2="0" draw:dots2-length="0in" draw:distance="0.03125in"/>
    <draw:stroke-dash draw:name="a1202" draw:display-name="Dash" draw:style="rect" draw:dots1="1" draw:dots1-length="0.03125in" draw:dots2="0" draw:dots2-length="0in" draw:distance="0.03125in"/>
    <draw:stroke-dash draw:name="a201" draw:display-name="Dash" draw:style="rect" draw:dots1="1" draw:dots1-length="0.03125in" draw:dots2="0" draw:dots2-length="0in" draw:distance="0.03125in"/>
    <draw:stroke-dash draw:name="a1204" draw:display-name="Dash" draw:style="rect" draw:dots1="1" draw:dots1-length="0.03125in" draw:dots2="0" draw:dots2-length="0in" draw:distance="0.03125in"/>
    <draw:stroke-dash draw:name="a837" draw:display-name="Dash" draw:style="rect" draw:dots1="1" draw:dots1-length="0.03125in" draw:dots2="0" draw:dots2-length="0in" draw:distance="0.03125in"/>
    <draw:stroke-dash draw:name="a1364" draw:display-name="Dash" draw:style="rect" draw:dots1="1" draw:dots1-length="0.03125in" draw:dots2="0" draw:dots2-length="0in" draw:distance="0.03125in"/>
    <draw:stroke-dash draw:name="a588" draw:display-name="Dash" draw:style="rect" draw:dots1="1" draw:dots1-length="0.03125in" draw:dots2="0" draw:dots2-length="0in" draw:distance="0.03125in"/>
    <draw:stroke-dash draw:name="a1551" draw:display-name="Dash" draw:style="rect" draw:dots1="1" draw:dots1-length="0.03125in" draw:dots2="0" draw:dots2-length="0in" draw:distance="0.03125in"/>
    <draw:stroke-dash draw:name="a1366" draw:display-name="Dash" draw:style="rect" draw:dots1="1" draw:dots1-length="0.03125in" draw:dots2="0" draw:dots2-length="0in" draw:distance="0.03125in"/>
    <draw:stroke-dash draw:name="a1368" draw:display-name="DashDot" draw:style="rect" draw:dots1="1" draw:dots1-length="0.04167in" draw:dots2="1" draw:dots2-length="0.01389in" draw:distance="0.04167in"/>
    <draw:stroke-dash draw:name="a111" draw:display-name="Dash" draw:style="rect" draw:dots1="1" draw:dots1-length="0.03125in" draw:dots2="0" draw:dots2-length="0in" draw:distance="0.03125in"/>
    <draw:stroke-dash draw:name="a1558" draw:display-name="Dash" draw:style="rect" draw:dots1="1" draw:dots1-length="0.03125in" draw:dots2="0" draw:dots2-length="0in" draw:distance="0.03125in"/>
    <draw:stroke-dash draw:name="a1336" draw:display-name="Dash" draw:style="rect" draw:dots1="1" draw:dots1-length="0.03125in" draw:dots2="0" draw:dots2-length="0in" draw:distance="0.03125in"/>
    <draw:stroke-dash draw:name="a113" draw:display-name="DashDot" draw:style="rect" draw:dots1="1" draw:dots1-length="0.04167in" draw:dots2="1" draw:dots2-length="0.01389in" draw:distance="0.04167in"/>
    <draw:stroke-dash draw:name="a1338" draw:display-name="Dash" draw:style="rect" draw:dots1="1" draw:dots1-length="0.03125in" draw:dots2="0" draw:dots2-length="0in" draw:distance="0.03125in"/>
    <draw:stroke-dash draw:name="a1523" draw:display-name="Dash" draw:style="rect" draw:dots1="1" draw:dots1-length="0.03125in" draw:dots2="0" draw:dots2-length="0in" draw:distance="0.03125in"/>
    <draw:stroke-dash draw:name="a115" draw:display-name="DashDot" draw:style="rect" draw:dots1="1" draw:dots1-length="0.04167in" draw:dots2="1" draw:dots2-length="0.01389in" draw:distance="0.04167in"/>
    <draw:stroke-dash draw:name="a747" draw:display-name="DashDot" draw:style="rect" draw:dots1="1" draw:dots1-length="0.04167in" draw:dots2="1" draw:dots2-length="0.01389in" draw:distance="0.04167in"/>
    <draw:stroke-dash draw:name="a1497" draw:display-name="DashDot" draw:style="rect" draw:dots1="1" draw:dots1-length="0.04167in" draw:dots2="1" draw:dots2-length="0.01389in" draw:distance="0.04167in"/>
    <draw:stroke-dash draw:name="a525" draw:display-name="DashDot" draw:style="rect" draw:dots1="1" draw:dots1-length="0.04167in" draw:dots2="1" draw:dots2-length="0.01389in" draw:distance="0.04167in"/>
    <draw:stroke-dash draw:name="a749" draw:display-name="LongDash" draw:style="rect" draw:dots1="1" draw:dots1-length="0.08333in" draw:dots2="0" draw:dots2-length="0in" draw:distance="0.01042in"/>
    <draw:stroke-dash draw:name="a1499" draw:display-name="LongDash" draw:style="rect" draw:dots1="1" draw:dots1-length="0.08333in" draw:dots2="0" draw:dots2-length="0in" draw:distance="0.01042in"/>
    <draw:stroke-dash draw:name="a1304" draw:display-name="DashDot" draw:style="rect" draw:dots1="1" draw:dots1-length="0.04167in" draw:dots2="1" draw:dots2-length="0.01389in" draw:distance="0.04167in"/>
    <draw:stroke-dash draw:name="a527" draw:display-name="LongDash" draw:style="rect" draw:dots1="1" draw:dots1-length="0.08333in" draw:dots2="0" draw:dots2-length="0in" draw:distance="0.01042in"/>
    <draw:stroke-dash draw:name="a1306" draw:display-name="LongDash" draw:style="rect" draw:dots1="1" draw:dots1-length="0.08333in" draw:dots2="0" draw:dots2-length="0in" draw:distance="0.01042in"/>
    <draw:stroke-dash draw:name="a278" draw:display-name="Dash" draw:style="rect" draw:dots1="1" draw:dots1-length="0.03125in" draw:dots2="0" draw:dots2-length="0in" draw:distance="0.03125in"/>
    <draw:stroke-dash draw:name="a1022" draw:display-name="DashDot" draw:style="rect" draw:dots1="1" draw:dots1-length="0.04167in" draw:dots2="1" draw:dots2-length="0.01389in" draw:distance="0.04167in"/>
    <draw:stroke-dash draw:name="a1024" draw:display-name="LongDash" draw:style="rect" draw:dots1="1" draw:dots1-length="0.08333in" draw:dots2="0" draw:dots2-length="0in" draw:distance="0.01042in"/>
    <draw:stroke-dash draw:name="a590" draw:display-name="Dash" draw:style="rect" draw:dots1="1" draw:dots1-length="0.03125in" draw:dots2="0" draw:dots2-length="0in" draw:distance="0.03125in"/>
    <draw:stroke-dash draw:name="a592" draw:display-name="Dash" draw:style="rect" draw:dots1="1" draw:dots1-length="0.03125in" draw:dots2="0" draw:dots2-length="0in" draw:distance="0.03125in"/>
    <draw:stroke-dash draw:name="a1370" draw:display-name="DashDot" draw:style="rect" draw:dots1="1" draw:dots1-length="0.04167in" draw:dots2="1" draw:dots2-length="0.01389in" draw:distance="0.04167in"/>
    <draw:stroke-dash draw:name="a212" draw:display-name="DashDot" draw:style="rect" draw:dots1="1" draw:dots1-length="0.04167in" draw:dots2="1" draw:dots2-length="0.01389in" draw:distance="0.04167in"/>
    <draw:stroke-dash draw:name="a214" draw:display-name="LongDash" draw:style="rect" draw:dots1="1" draw:dots1-length="0.08333in" draw:dots2="0" draw:dots2-length="0in" draw:distance="0.01042in"/>
    <draw:stroke-dash draw:name="a1215" draw:display-name="DashDot" draw:style="rect" draw:dots1="1" draw:dots1-length="0.04167in" draw:dots2="1" draw:dots2-length="0.01389in" draw:distance="0.04167in"/>
    <draw:stroke-dash draw:name="a1217" draw:display-name="LongDash" draw:style="rect" draw:dots1="1" draw:dots1-length="0.08333in" draw:dots2="0" draw:dots2-length="0in" draw:distance="0.01042in"/>
    <draw:stroke-dash draw:name="a1560" draw:display-name="Dash" draw:style="rect" draw:dots1="1" draw:dots1-length="0.03125in" draw:dots2="0" draw:dots2-length="0in" draw:distance="0.03125in"/>
    <draw:stroke-dash draw:name="a1377" draw:display-name="Dash" draw:style="rect" draw:dots1="1" draw:dots1-length="0.03125in" draw:dots2="0" draw:dots2-length="0in" draw:distance="0.03125in"/>
    <draw:stroke-dash draw:name="a1562" draw:display-name="DashDot" draw:style="rect" draw:dots1="1" draw:dots1-length="0.04167in" draw:dots2="1" draw:dots2-length="0.01389in" draw:distance="0.04167in"/>
    <draw:stroke-dash draw:name="a405" draw:display-name="DashDot" draw:style="rect" draw:dots1="1" draw:dots1-length="0.04167in" draw:dots2="1" draw:dots2-length="0.01389in" draw:distance="0.04167in"/>
    <draw:stroke-dash draw:name="a1340" draw:display-name="DashDot" draw:style="rect" draw:dots1="1" draw:dots1-length="0.04167in" draw:dots2="1" draw:dots2-length="0.01389in" draw:distance="0.04167in"/>
    <draw:stroke-dash draw:name="a1564" draw:display-name="DashDot" draw:style="rect" draw:dots1="1" draw:dots1-length="0.04167in" draw:dots2="1" draw:dots2-length="0.01389in" draw:distance="0.04167in"/>
    <draw:stroke-dash draw:name="a407" draw:display-name="LongDash" draw:style="rect" draw:dots1="1" draw:dots1-length="0.08333in" draw:dots2="0" draw:dots2-length="0in" draw:distance="0.01042in"/>
    <draw:stroke-dash draw:name="a1342" draw:display-name="DashDot" draw:style="rect" draw:dots1="1" draw:dots1-length="0.04167in" draw:dots2="1" draw:dots2-length="0.01389in" draw:distance="0.04167in"/>
    <draw:stroke-dash draw:name="a817" draw:display-name="Dash" draw:style="rect" draw:dots1="1" draw:dots1-length="0.03125in" draw:dots2="0" draw:dots2-length="0in" draw:distance="0.03125in"/>
    <draw:stroke-dash draw:name="a1530" draw:display-name="Dash" draw:style="rect" draw:dots1="1" draw:dots1-length="0.03125in" draw:dots2="0" draw:dots2-length="0in" draw:distance="0.03125in"/>
    <draw:stroke-dash draw:name="a122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draw:fill="none" draw:stroke="dash" draw:stroke-dash="a405" svg:stroke-width="0.01389in" svg:stroke-color="#000000" svg:stroke-opacity="20%" draw:stroke-linejoin="miter" svg:stroke-linecap="butt"/>
    </style:style>
    <style:style style:family="graphic" style:name="a408">
      <style:graphic-properties draw:fill="none" draw:stroke="dash" draw:stroke-dash="a407" svg:stroke-width="0.01042in" svg:stroke-color="#000000" svg:stroke-opacity="20%" draw:stroke-linejoin="miter" svg:stroke-linecap="butt"/>
    </style:style>
    <style:style style:family="graphic" style:name="a40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3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3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37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draw:fill="solid" draw:fill-color="#f81b02" draw:opacity="100%" draw:stroke="none"/>
    </style:style>
    <style:style style:family="paragraph" style:name="a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draw:fill="solid" draw:fill-color="#f81b02" draw:opacity="100%" draw:stroke="none"/>
    </style:style>
    <style:style style:family="graphic" style:name="a506">
      <style:graphic-properties draw:fill="solid" draw:fill-color="#f81b02" draw:opacity="100%" draw:stroke="none"/>
    </style:style>
    <style:style style:family="graphic" style:name="a50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solid" draw:fill-color="#f81b02" draw:opacity="100%" draw:stroke="none"/>
    </style:style>
    <style:style style:family="graphic" style:name="a192">
      <style:graphic-properties draw:fill="solid" draw:fill-color="#f81b02" draw:opacity="100%" draw:stroke="none"/>
    </style:style>
    <style:style style:family="graphic" style:name="a193">
      <style:graphic-properties draw:fill="solid" draw:fill-color="#f81b02" draw:opacity="100%" draw:stroke="non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3">
      <style:graphic-properties draw:fill="solid" draw:fill-color="#f81b02" draw:opacity="100%" draw:stroke="none"/>
    </style:style>
    <style:style style:family="graphic" style:name="a274">
      <style:graphic-properties draw:fill="solid" draw:fill-color="#f81b02" draw:opacity="100%" draw:stroke="none"/>
    </style:style>
    <style:style style:family="graphic" style:name="a198">
      <style:graphic-properties draw:fill="none" draw:stroke="dash" draw:stroke-dash="a197" svg:stroke-width="0.01042in" svg:stroke-color="#000000" svg:stroke-opacity="20%" draw:stroke-linejoin="miter" svg:stroke-linecap="butt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">
      <style:graphic-properties draw:fill="solid" draw:fill-color="#f81b02" draw:opacity="100%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none" draw:stroke="dash" draw:stroke-dash="a278" svg:stroke-width="0.01042in" svg:stroke-color="#000000" svg:stroke-opacity="20%" draw:stroke-linejoin="miter" svg:stroke-linecap="butt"/>
    </style:style>
    <style:style style:family="paragraph" style:name="a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dash" draw:stroke-dash="a510" svg:stroke-width="0.01042in" svg:stroke-color="#000000" svg:stroke-opacity="20%" draw:stroke-linejoin="miter" svg:stroke-linecap="butt"/>
    </style:style>
    <style:style style:family="paragraph" style:name="a35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3">
      <style:graphic-properties draw:fill="none" draw:stroke="dash" draw:stroke-dash="a512" svg:stroke-width="0.01042in" svg:stroke-color="#000000" svg:stroke-opacity="20%" draw:stroke-linejoin="miter" svg:stroke-linecap="butt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draw:fill="none" draw:stroke="dash" draw:stroke-dash="a514" svg:stroke-width="0.01042in" svg:stroke-color="#000000" svg:stroke-opacity="20%" draw:stroke-linejoin="miter" svg:stroke-linecap="butt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80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1">
      <style:graphic-properties draw:fill="none" draw:stroke="solid" svg:stroke-width="0.00521in" svg:stroke-color="#000000" svg:stroke-opacity="20%" draw:stroke-linejoin="miter" svg:stroke-linecap="but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4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draw:fill="none" draw:stroke="dash" draw:stroke-dash="a285" svg:stroke-width="0.01042in" svg:stroke-color="#000000" svg:stroke-opacity="2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draw:fill="none" draw:stroke="dash" draw:stroke-dash="a287" svg:stroke-width="0.01042in" svg:stroke-color="#000000" svg:stroke-opacity="20%" draw:stroke-linejoin="miter" svg:stroke-linecap="but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4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4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4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4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49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6">
      <style:graphic-properties draw:fill="none" draw:stroke="dash" draw:stroke-dash="a525" svg:stroke-width="0.01389in" svg:stroke-color="#000000" svg:stroke-opacity="20%" draw:stroke-linejoin="miter" svg:stroke-linecap="butt"/>
    </style:style>
    <style:style style:family="graphic" style:name="a60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8">
      <style:graphic-properties draw:fill="none" draw:stroke="dash" draw:stroke-dash="a527" svg:stroke-width="0.01042in" svg:stroke-color="#000000" svg:stroke-opacity="20%" draw:stroke-linejoin="miter" svg:stroke-linecap="butt"/>
    </style:style>
    <style:style style:family="graphic" style:name="a604">
      <style:graphic-properties draw:fill="none" draw:stroke="dash" draw:stroke-dash="a603" svg:stroke-width="0.01389in" svg:stroke-color="#000000" svg:stroke-opacity="20%" draw:stroke-linejoin="miter" svg:stroke-linecap="butt"/>
    </style:style>
    <style:style style:family="graphic" style:name="a52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06">
      <style:graphic-properties draw:fill="none" draw:stroke="dash" draw:stroke-dash="a605" svg:stroke-width="0.01042in" svg:stroke-color="#000000" svg:stroke-opacity="20%" draw:stroke-linejoin="miter" svg:stroke-linecap="butt"/>
    </style:style>
    <style:style style:family="graphic" style:name="a60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0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90">
      <style:graphic-properties draw:fill="none" draw:stroke="dash" draw:stroke-dash="a289" svg:stroke-width="0.01389in" svg:stroke-color="#000000" svg:stroke-opacity="20%" draw:stroke-linejoin="miter" svg:stroke-linecap="butt"/>
    </style:style>
    <style:style style:family="graphic" style:name="a292">
      <style:graphic-properties draw:fill="none" draw:stroke="dash" draw:stroke-dash="a291" svg:stroke-width="0.01389in" svg:stroke-color="#000000" svg:stroke-opacity="20%" draw:stroke-linejoin="miter" svg:stroke-linecap="butt"/>
    </style:style>
    <style:style style:family="graphic" style:name="a29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9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9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6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50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draw:fill="none" draw:stroke="dash" draw:stroke-dash="a298" svg:stroke-width="0.01042in" svg:stroke-color="#000000" svg:stroke-opacity="20%" draw:stroke-linejoin="miter" svg:stroke-linecap="butt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3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draw:fill="solid" draw:fill-color="#f81b02" draw:opacity="100%" draw:stroke="none"/>
    </style:style>
    <style:style style:family="paragraph" style:name="a46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draw:fill="solid" draw:fill-color="#f81b02" draw:opacity="100%" draw:stroke="none"/>
    </style:style>
    <style:style style:family="graphic" style:name="a386">
      <style:graphic-properties draw:fill="solid" draw:fill-color="#f81b02" draw:opacity="100%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6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8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>
      <style:graphic-properties draw:fill="none" draw:stroke="dash" draw:stroke-dash="a390" svg:stroke-width="0.01042in" svg:stroke-color="#000000" svg:stroke-opacity="20%" draw:stroke-linejoin="miter" svg:stroke-linecap="butt"/>
    </style:style>
    <style:style style:family="graphic" style:name="a393">
      <style:graphic-properties draw:fill="none" draw:stroke="dash" draw:stroke-dash="a392" svg:stroke-width="0.01042in" svg:stroke-color="#000000" svg:stroke-opacity="20%" draw:stroke-linejoin="miter" svg:stroke-linecap="butt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draw:fill="none" draw:stroke="dash" draw:stroke-dash="a394" svg:stroke-width="0.01042in" svg:stroke-color="#000000" svg:stroke-opacity="20%" draw:stroke-linejoin="miter" svg:stroke-linecap="butt"/>
    </style:style>
    <style:style style:family="paragraph" style:name="a4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2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2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2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draw:fill="solid" draw:fill-color="#f81b02" draw:opacity="100%" draw:stroke="non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draw:fill="solid" draw:fill-color="#f81b02" draw:opacity="100%" draw:stroke="non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draw:fill="solid" draw:fill-color="#f81b02" draw:opacity="100%" draw:stroke="non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draw:fill="none" draw:stroke="dash" draw:stroke-dash="a732" svg:stroke-width="0.01042in" svg:stroke-color="#000000" svg:stroke-opacity="20%" draw:stroke-linejoin="miter" svg:stroke-linecap="butt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5">
      <style:graphic-properties draw:fill="none" draw:stroke="dash" draw:stroke-dash="a734" svg:stroke-width="0.01042in" svg:stroke-color="#000000" svg:stroke-opacity="20%" draw:stroke-linejoin="miter" svg:stroke-linecap="but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draw:fill="solid" draw:fill-color="#f81b02" draw:opacity="100%" draw:stroke="none"/>
    </style:style>
    <style:style style:family="graphic" style:name="a737">
      <style:graphic-properties draw:fill="none" draw:stroke="dash" draw:stroke-dash="a736" svg:stroke-width="0.01042in" svg:stroke-color="#000000" svg:stroke-opacity="20%" draw:stroke-linejoin="miter" svg:stroke-linecap="butt"/>
    </style:style>
    <style:style style:family="graphic" style:name="a813">
      <style:graphic-properties draw:fill="solid" draw:fill-color="#f81b02" draw:opacity="100%" draw:stroke="none"/>
    </style:style>
    <style:style style:family="graphic" style:name="a73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14">
      <style:graphic-properties draw:fill="solid" draw:fill-color="#f81b02" draw:opacity="100%" draw:stroke="none"/>
    </style:style>
    <style:style style:family="graphic" style:name="a73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1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1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18">
      <style:graphic-properties draw:fill="none" draw:stroke="dash" draw:stroke-dash="a817" svg:stroke-width="0.01042in" svg:stroke-color="#000000" svg:stroke-opacity="20%" draw:stroke-linejoin="miter" svg:stroke-linecap="butt"/>
    </style:style>
    <style:style style:family="graphic" style:name="a81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solid" draw:fill-color="#f81b02" draw:opacity="100%" draw:stroke="non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draw:fill="solid" draw:fill-color="#f81b02" draw:opacity="100%" draw:stroke="non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draw:fill="solid" draw:fill-color="#f81b02" draw:opacity="100%" draw:stroke="non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draw:fill="none" draw:stroke="dash" draw:stroke-dash="a588" svg:stroke-width="0.01042in" svg:stroke-color="#000000" svg:stroke-opacity="20%" draw:stroke-linejoin="miter" svg:stroke-linecap="butt"/>
    </style:style>
    <style:style style:family="graphic" style:name="a742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74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2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4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2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23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9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draw:fill="none" draw:stroke="dash" draw:stroke-dash="a747" svg:stroke-width="0.01389in" svg:stroke-color="#000000" svg:stroke-opacity="20%" draw:stroke-linejoin="miter" svg:stroke-linecap="butt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5">
      <style:graphic-properties draw:fill="none" draw:stroke="dash" draw:stroke-dash="a824" svg:stroke-width="0.01042in" svg:stroke-color="#000000" svg:stroke-opacity="20%" draw:stroke-linejoin="miter" svg:stroke-linecap="butt"/>
    </style:style>
    <style:style style:family="text" style:name="a9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draw:fill="none" draw:stroke="dash" draw:stroke-dash="a826" svg:stroke-width="0.01042in" svg:stroke-color="#000000" svg:stroke-opacity="20%" draw:stroke-linejoin="miter" svg:stroke-linecap="butt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9">
      <style:graphic-properties draw:fill="none" draw:stroke="dash" draw:stroke-dash="a828" svg:stroke-width="0.01389in" svg:stroke-color="#000000" svg:stroke-opacity="20%" draw:stroke-linejoin="miter" svg:stroke-linecap="butt"/>
    </style:style>
    <style:style style:family="graphic" style:name="a906">
      <style:graphic-properties draw:fill="solid" draw:fill-color="#f81b02" draw:opacity="100%" draw:stroke="none"/>
    </style:style>
    <style:style style:family="graphic" style:name="a907">
      <style:graphic-properties draw:fill="solid" draw:fill-color="#f81b02" draw:opacity="100%" draw:stroke="non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solid" draw:fill-color="#f81b02" draw:opacity="100%" draw:stroke="none"/>
    </style:style>
    <style:style style:family="graphic" style:name="a1001">
      <style:graphic-properties draw:fill="solid" draw:fill-color="#f81b02" draw:opacity="100%" draw:stroke="none"/>
    </style:style>
    <style:style style:family="graphic" style:name="a90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02">
      <style:graphic-properties draw:fill="solid" draw:fill-color="#f81b02" draw:opacity="100%" draw:stroke="none"/>
    </style:style>
    <style:style style:family="graphic" style:name="a1003">
      <style:graphic-properties draw:fill="solid" draw:fill-color="#f81b02" draw:opacity="100%" draw:stroke="none"/>
    </style:style>
    <style:style style:family="graphic" style:name="a100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0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0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08">
      <style:graphic-properties draw:fill="none" draw:stroke="dash" draw:stroke-dash="a1007" svg:stroke-width="0.01042in" svg:stroke-color="#000000" svg:stroke-opacity="20%" draw:stroke-linejoin="miter" svg:stroke-linecap="butt"/>
    </style:style>
    <style:style style:family="graphic" style:name="a591">
      <style:graphic-properties draw:fill="none" draw:stroke="dash" draw:stroke-dash="a590" svg:stroke-width="0.01042in" svg:stroke-color="#000000" svg:stroke-opacity="20%" draw:stroke-linejoin="miter" svg:stroke-linecap="butt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draw:fill="none" draw:stroke="dash" draw:stroke-dash="a592" svg:stroke-width="0.01042in" svg:stroke-color="#000000" svg:stroke-opacity="20%" draw:stroke-linejoin="miter" svg:stroke-linecap="butt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96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50">
      <style:graphic-properties draw:fill="none" draw:stroke="dash" draw:stroke-dash="a749" svg:stroke-width="0.01042in" svg:stroke-color="#000000" svg:stroke-opacity="20%" draw:stroke-linejoin="miter" svg:stroke-linecap="butt"/>
    </style:style>
    <style:style style:family="graphic" style:name="a75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54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draw:fill="none" draw:stroke="dash" draw:stroke-dash="a830" svg:stroke-width="0.01389in" svg:stroke-color="#000000" svg:stroke-opacity="20%" draw:stroke-linejoin="miter" svg:stroke-linecap="butt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1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34">
      <style:graphic-properties draw:fill="none" draw:stroke="solid" svg:stroke-width="0.01042in" svg:stroke-color="#000000" svg:stroke-opacity="20%" draw:stroke-linejoin="miter" svg:stroke-linecap="but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3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3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13">
      <style:graphic-properties draw:fill="none" draw:stroke="dash" draw:stroke-dash="a912" svg:stroke-width="0.01042in" svg:stroke-color="#000000" svg:stroke-opacity="20%" draw:stroke-linejoin="miter" svg:stroke-linecap="butt"/>
    </style:style>
    <style:style style:family="graphic" style:name="a838">
      <style:graphic-properties draw:fill="none" draw:stroke="dash" draw:stroke-dash="a837" svg:stroke-width="0.01042in" svg:stroke-color="#000000" svg:stroke-opacity="20%" draw:stroke-linejoin="miter" svg:stroke-linecap="butt"/>
    </style:style>
    <style:style style:family="graphic" style:name="a915">
      <style:graphic-properties draw:fill="none" draw:stroke="dash" draw:stroke-dash="a914" svg:stroke-width="0.01042in" svg:stroke-color="#000000" svg:stroke-opacity="20%" draw:stroke-linejoin="miter" svg:stroke-linecap="butt"/>
    </style:style>
    <style:style style:family="graphic" style:name="a83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17">
      <style:graphic-properties draw:fill="none" draw:stroke="dash" draw:stroke-dash="a916" svg:stroke-width="0.01042in" svg:stroke-color="#000000" svg:stroke-opacity="20%" draw:stroke-linejoin="miter" svg:stroke-linecap="butt"/>
    </style:style>
    <style:style style:family="graphic" style:name="a1010">
      <style:graphic-properties draw:fill="none" draw:stroke="dash" draw:stroke-dash="a1009" svg:stroke-width="0.01042in" svg:stroke-color="#000000" svg:stroke-opacity="20%" draw:stroke-linejoin="miter" svg:stroke-linecap="butt"/>
    </style:style>
    <style:style style:family="graphic" style:name="a91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1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12">
      <style:graphic-properties draw:fill="none" draw:stroke="dash" draw:stroke-dash="a1011" svg:stroke-width="0.01042in" svg:stroke-color="#000000" svg:stroke-opacity="20%" draw:stroke-linejoin="miter" svg:stroke-linecap="butt"/>
    </style:style>
    <style:style style:family="graphic" style:name="a101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1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1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1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1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1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1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2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2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2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28">
      <style:graphic-properties draw:fill="none" draw:stroke="dash" draw:stroke-dash="a927" svg:stroke-width="0.01389in" svg:stroke-color="#000000" svg:stroke-opacity="20%" draw:stroke-linejoin="miter" svg:stroke-linecap="butt"/>
    </style:style>
    <style:style style:family="graphic" style:name="a102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23">
      <style:graphic-properties draw:fill="none" draw:stroke="dash" draw:stroke-dash="a1022" svg:stroke-width="0.01389in" svg:stroke-color="#000000" svg:stroke-opacity="20%" draw:stroke-linejoin="miter" svg:stroke-linecap="butt"/>
    </style:style>
    <style:style style:family="graphic" style:name="a1025">
      <style:graphic-properties draw:fill="none" draw:stroke="dash" draw:stroke-dash="a1024" svg:stroke-width="0.01042in" svg:stroke-color="#000000" svg:stroke-opacity="20%" draw:stroke-linejoin="miter" svg:stroke-linecap="butt"/>
    </style:style>
    <style:style style:family="graphic" style:name="a102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2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2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2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2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draw:fill="none" draw:stroke="dash" draw:stroke-dash="a929" svg:stroke-width="0.01042in" svg:stroke-color="#000000" svg:stroke-opacity="20%" draw:stroke-linejoin="miter" svg:stroke-linecap="but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8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3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8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">
      <style:graphic-properties draw:fill="solid" draw:fill-color="#f81b02" draw:opacity="100%" draw:stroke="none"/>
    </style:style>
    <style:style style:family="paragraph" style:name="a79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f81b02" draw:opacity="100%" draw:stroke="non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">
      <style:graphic-properties draw:fill="solid" draw:fill-color="#f81b02" draw:opacity="100%" draw:stroke="none"/>
    </style:style>
    <style:style style:family="text" style:name="a79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7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3">
      <style:graphic-properties draw:fill="none" draw:stroke="dash" draw:stroke-dash="a102" svg:stroke-width="0.01042in" svg:stroke-color="#000000" svg:stroke-opacity="20%" draw:stroke-linejoin="miter" svg:stroke-linecap="butt"/>
    </style:style>
    <style:style style:family="graphic" style:name="a10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5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10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0">
      <style:graphic-properties draw:fill="none" draw:stroke="dash" draw:stroke-dash="a109" svg:stroke-width="0.01042in" svg:stroke-color="#000000" svg:stroke-opacity="20%" draw:stroke-linejoin="miter" svg:stroke-linecap="butt"/>
    </style:style>
    <style:style style:family="graphic" style:name="a112">
      <style:graphic-properties draw:fill="none" draw:stroke="dash" draw:stroke-dash="a111" svg:stroke-width="0.01042in" svg:stroke-color="#000000" svg:stroke-opacity="20%" draw:stroke-linejoin="miter" svg:stroke-linecap="butt"/>
    </style:style>
    <style:style style:family="graphic" style:name="a114">
      <style:graphic-properties draw:fill="none" draw:stroke="dash" draw:stroke-dash="a113" svg:stroke-width="0.01389in" svg:stroke-color="#000000" svg:stroke-opacity="20%" draw:stroke-linejoin="miter" svg:stroke-linecap="butt"/>
    </style:style>
    <style:style style:family="graphic" style:name="a116">
      <style:graphic-properties draw:fill="none" draw:stroke="dash" draw:stroke-dash="a115" svg:stroke-width="0.01389in" svg:stroke-color="#000000" svg:stroke-opacity="20%" draw:stroke-linejoin="miter" svg:stroke-linecap="butt"/>
    </style:style>
    <style:style style:family="graphic" style:name="a11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3">
      <style:graphic-properties draw:fill="none" draw:stroke="dash" draw:stroke-dash="a122" svg:stroke-width="0.01042in" svg:stroke-color="#000000" svg:stroke-opacity="20%" draw:stroke-linejoin="miter" svg:stroke-linecap="butt"/>
    </style:style>
    <style:style style:family="graphic" style:name="a12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00">
      <style:graphic-properties draw:fill="none" draw:stroke="dash" draw:stroke-dash="a199" svg:stroke-width="0.01042in" svg:stroke-color="#000000" svg:stroke-opacity="20%" draw:stroke-linejoin="miter" svg:stroke-linecap="butt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draw:fill="none" draw:stroke="dash" draw:stroke-dash="a201" svg:stroke-width="0.01042in" svg:stroke-color="#000000" svg:stroke-opacity="20%" draw:stroke-linejoin="miter" svg:stroke-linecap="butt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0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0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0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0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1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draw:fill="none" draw:stroke="dash" draw:stroke-dash="a212" svg:stroke-width="0.01389in" svg:stroke-color="#000000" svg:stroke-opacity="20%" draw:stroke-linejoin="miter" svg:stroke-linecap="butt"/>
    </style:style>
    <style:style style:family="paragraph" style:name="a1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none" draw:stroke="dash" draw:stroke-dash="a214" svg:stroke-width="0.01042in" svg:stroke-color="#000000" svg:stroke-opacity="20%" draw:stroke-linejoin="miter" svg:stroke-linecap="butt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1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1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1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5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9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8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8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8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3" draw:name="Titelplatzhalter 1" svg:x="0.97459in" svg:y="2.57917in" svg:width="3.82619in" svg:height="2.68644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31" draw:name="Textplatzhalter 2" svg:x="5.94377in" svg:y="0.86912in" svg:width="6.50704in" svg:height="5.749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list text:style-name="a27">
                                        <text:list-item>
                                          <text:p text:style-name="a26" text:class-names="" text:cond-style-name=""><text:span text:style-name="a25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list text:style-name="a30">
                                            <text:list-item>
                                              <text:p text:style-name="a29" text:class-names="" text:cond-style-name=""><text:span text:style-name="a28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6" draw:name="Datumsplatzhalter 3" svg:x="0.88in" svg:y="0.35in" svg:width="4in" svg:height="0.35in" presentation:class="date-time" presentation:placeholder="false">
        <draw:text-box>
          <text:p text:style-name="a35" text:class-names="" text:cond-style-name=""><text:span text:style-name="a32" text:class-names=""><text:date text:fixed="false" style:data-style-name="a33">28.06.2021</text:date></text:span><text:span text:style-name="a34" text:class-names=""/></text:p>
        </draw:text-box>
        <svg:title/>
        <svg:desc/>
      </draw:frame>
      <draw:frame draw:id="id3" presentation:style-name="a39" draw:name="Fußzeilenplatzhalter 4" svg:x="0.88in" svg:y="6.81in" svg:width="11.58in" svg:height="0.35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4" presentation:style-name="a43" draw:name="Foliennummernplatzhalter 5" svg:x="11.45in" svg:y="0.35in" svg:width="1in" svg:height="0.35in" presentation:class="page-number" presentation:placeholder="false">
        <draw:text-box>
          <text:p text:style-name="a42" text:class-names="" text:cond-style-name=""><text:span text:style-name="a40" text:class-names=""><text:page-number style:num-format="1" text:fixed="false">‹Nr.›</text:page-number></text:span><text:span text:style-name="a41" text:class-names=""/></text:p>
        </draw:text-box>
        <svg:title/>
        <svg:desc/>
      </draw:frame>
      <presentation:notes style:page-layout-name="pageLayout2" draw:style-name="a75">
        <draw:frame draw:id="id5" presentation:style-name="a46" draw:name="Kopfzeilenplatzhalter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6" presentation:style-name="a51" draw:name="Datumsplatzhalter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>28.06.2021</text:date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" draw:name="Folienbildplatzhalter 3">
          <svg:title/>
          <svg:desc/>
        </draw:page-thumbnail>
        <draw:frame draw:id="id8" presentation:style-name="a67" draw:name="Notizenplatzhalter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Textmasterformat durch Klicken bearbeiten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Zweite Ebene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" draw:name="Fußzeilenplatzhalter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0" presentation:style-name="a74" draw:name="Foliennummernplatzhalter 6" svg:x="4.24826in" svg:y="9.49826in" svg:width="3.25in" svg:height="0.50174in" presentation:class="page-number" presentation:placeholder="false">
          <draw:text-box>
            <text:p text:style-name="a73" text:class-names="" text:cond-style-name=""><text:span text:style-name="a71" text:class-names=""><text:page-number style:num-format="1" text:fixed="false">‹Nr.›</text:page-number></text:span><text:span text:style-name="a72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6">
      <draw:g draw:name="Gruppieren 88" draw:id="id11">
        <svg:title/>
        <svg:desc/>
        <draw:custom-shape svg:x="-0.36054in" svg:y="1.41176in" svg:width="10.61111in" svg:height="6.09527in" draw:id="id21" draw:style-name="a100" draw:name="Freihand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22" draw:style-name="a101" draw:name="Freihand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23" draw:style-name="a103" draw:name="Freihand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24" draw:style-name="a104" draw:name="Freihand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25" draw:style-name="a105" draw:name="Freihand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6" draw:style-name="a106" draw:name="Freihand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7" draw:style-name="a107" draw:name="Freihand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8" draw:style-name="a108" draw:name="Freihand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9" draw:style-name="a110" draw:name="Freihand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30" draw:style-name="a112" draw:name="Freihand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31" draw:style-name="a114" draw:name="Freihand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32" draw:style-name="a116" draw:name="Freihand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33" draw:style-name="a117" draw:name="Freihand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0.00914in" svg:width="5.92014in" svg:height="7.50912in" draw:id="id34" draw:style-name="a118" draw:name="Freihand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35" draw:style-name="a119" draw:name="Freihand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36" draw:style-name="a120" draw:name="Freihand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37" draw:style-name="a121" draw:name="Freihand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38" draw:style-name="a123" draw:name="Freihand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39" draw:style-name="a124" draw:name="Freihand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uppieren 8" draw:id="id12">
        <svg:title/>
        <svg:desc/>
        <draw:custom-shape svg:x="1.83075in" svg:y="1.29755in" svg:width="9.67147in" svg:height="0.78323in" draw:id="id18" draw:style-name="a97" draw:name="Rechteck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9" draw:style-name="a98" draw:transform="translate(-0.22268in -0.19196in) rotate(-3.14159) translate(6.66667in 6.00272in)" draw:name="Gleichschenkliges Dreieck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82556in" svg:y="2.17755in" svg:width="9.67374in" svg:height="3.6332in" draw:id="id20" draw:style-name="a99" draw:name="Rechteck 4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3" presentation:style-name="a80" draw:name="Titel 1" svg:x="1.92392in" svg:y="2.2698in" svg:width="9.49247in" svg:height="1.91243in" presentation:class="title" presentation:placeholder="false">
        <draw:text-box>
          <text:p text:style-name="a79" text:class-names="" text:cond-style-name=""><text:span text:style-name="a77" text:class-names="">Mastertitelformat bearbeiten</text:span><text:span text:style-name="a78" text:class-names=""/></text:p>
        </draw:text-box>
        <svg:title/>
        <svg:desc/>
      </draw:frame>
      <draw:frame draw:id="id14" presentation:style-name="a84" draw:name="Untertitel 2" svg:x="1.92392in" svg:y="4.27194in" svg:width="9.48538in" svg:height="1.4464in" presentation:class="subtitle" presentation:placeholder="false">
        <draw:text-box>
          <text:p text:style-name="a83" text:class-names="" text:cond-style-name=""><text:span text:style-name="a81" text:class-names="">Master-Untertitelformat bearbeiten</text:span><text:span text:style-name="a82" text:class-names=""/></text:p>
        </draw:text-box>
        <svg:title/>
        <svg:desc/>
      </draw:frame>
      <draw:frame draw:id="id15" presentation:style-name="a89" draw:name="Datumsplatzhalter 3" svg:x="0.88in" svg:y="0.35in" svg:width="4in" svg:height="0.35in" presentation:class="date-time" presentation:placeholder="false">
        <draw:text-box>
          <text:p text:style-name="a88" text:class-names="" text:cond-style-name=""><text:span text:style-name="a85" text:class-names=""><text:date text:fixed="false" style:data-style-name="a86">28.06.2021</text:date></text:span><text:span text:style-name="a87" text:class-names=""/></text:p>
        </draw:text-box>
        <svg:title/>
        <svg:desc/>
      </draw:frame>
      <draw:frame draw:id="id16" presentation:style-name="a92" draw:name="Fußzeilenplatzhalter 4" svg:x="0.88in" svg:y="6.81in" svg:width="11.58in" svg:height="0.35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7" presentation:style-name="a96" draw:name="Foliennummernplatzhalter 5" svg:x="11.45in" svg:y="0.35in" svg:width="1in" svg:height="0.35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>‹Nr.›</text:page-number></text:span><text:span text:style-name="a94" text:class-names=""/></text:p>
        </draw:text-box>
        <svg:title/>
        <svg:desc/>
      </draw:frame>
      <presentation:notes style:page-layout-name="pageLayout2" draw:style-name="a156">
        <draw:frame draw:id="id5" presentation:style-name="a127" draw:name="Kopfzeilenplatzhalter 1" svg:x="0in" svg:y="0in" svg:width="3.25in" svg:height="0.50174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6" presentation:style-name="a132" draw:name="Datumsplatzhalter 2" svg:x="4.24826in" svg:y="0in" svg:width="3.25in" svg:height="0.50174in" presentation:class="date-time" presentation:placeholder="false">
          <draw:text-box>
            <text:p text:style-name="a131" text:class-names="" text:cond-style-name=""><text:span text:style-name="a128" text:class-names=""><text:date text:fixed="false" style:data-style-name="a129">28.06.2021</text:date></text:span><text:span text:style-name="a1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3" draw:name="Folienbildplatzhalter 3">
          <svg:title/>
          <svg:desc/>
        </draw:page-thumbnail>
        <draw:frame draw:id="id8" presentation:style-name="a148" draw:name="Notizenplatzhalter 4" svg:x="0.75in" svg:y="4.8125in" svg:width="6in" svg:height="3.9375in" presentation:class="notes" presentation:placeholder="false">
          <draw:text-box>
            <text:p text:style-name="a135" text:class-names="" text:cond-style-name=""><text:span text:style-name="a134" text:class-names="">Textmasterformat durch Klicken bearbeiten</text:span></text:p>
            <text:list text:style-name="a138">
              <text:list-item>
                <text:list text:style-name="a138">
                  <text:list-item>
                    <text:p text:style-name="a137" text:class-names="" text:cond-style-name=""><text:span text:style-name="a136" text:class-names="">Zweite Ebene</text:span></text:p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p text:style-name="a140" text:class-names="" text:cond-style-name=""><text:span text:style-name="a1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p text:style-name="a143" text:class-names="" text:cond-style-name=""><text:span text:style-name="a1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list text:style-name="a147">
                              <text:list-item>
                                <text:p text:style-name="a146" text:class-names="" text:cond-style-name=""><text:span text:style-name="a14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" draw:name="Fußzeilenplatzhalter 5" svg:x="0in" svg:y="9.49826in" svg:width="3.25in" svg:height="0.50174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0" presentation:style-name="a155" draw:name="Foliennummernplatzhalter 6" svg:x="4.24826in" svg:y="9.49826in" svg:width="3.25in" svg:height="0.50174in" presentation:class="page-number" presentation:placeholder="false">
          <draw:text-box>
            <text:p text:style-name="a154" text:class-names="" text:cond-style-name=""><text:span text:style-name="a152" text:class-names=""><text:page-number style:num-format="1" text:fixed="false">‹Nr.›</text:page-number></text:span><text:span text:style-name="a15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57">
      <draw:g draw:name="Gruppieren 79" draw:id="id40">
        <svg:title/>
        <svg:desc/>
        <draw:custom-shape svg:x="1.42882in" svg:y="0in" svg:width="4.22396in" svg:height="7.48438in" draw:id="id50" draw:style-name="a194" draw:name="Freihand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51" draw:style-name="a195" draw:name="Freihand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52" draw:style-name="a196" draw:name="Freihand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53" draw:style-name="a198" draw:name="Freihand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54" draw:style-name="a200" draw:name="Freihand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55" draw:style-name="a202" draw:name="Freihand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56" draw:style-name="a203" draw:name="Freihand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57" draw:style-name="a204" draw:name="Freihand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58" draw:style-name="a205" draw:name="Freihand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59" draw:style-name="a206" draw:name="Freihand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60" draw:style-name="a207" draw:name="Freihand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61" draw:style-name="a208" draw:name="Freihand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62" draw:style-name="a209" draw:name="Freihand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63" draw:style-name="a210" draw:name="Freihand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64" draw:style-name="a211" draw:name="Freihand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65" draw:style-name="a213" draw:name="Freihand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66" draw:style-name="a215" draw:name="Freihand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67" draw:style-name="a216" draw:name="Freihand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68" draw:style-name="a217" draw:name="Freihand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69" draw:style-name="a218" draw:name="Freihand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70" draw:style-name="a219" draw:name="Freihand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uppieren 26" draw:id="id41">
        <svg:title/>
        <svg:desc/>
        <draw:custom-shape svg:x="0.87505in" svg:y="1.85869in" svg:width="4.01846in" svg:height="0.55in" draw:id="id47" draw:style-name="a191" draw:name="Rechteck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8" draw:style-name="a192" draw:transform="translate(-0.17278in -0.14895in) rotate(-3.14159) translate(2.88766in 5.50504in)" draw:name="Gleichschenkliges Dreieck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49" draw:style-name="a193" draw:name="Rechteck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42" presentation:style-name="a161" draw:name="Titel 1" svg:x="0.97182in" svg:y="2.56991in" svg:width="3.82653in" svg:height="2.6864in" presentation:class="title" presentation:placeholder="false">
        <draw:text-box>
          <text:p text:style-name="a160" text:class-names="" text:cond-style-name=""><text:span text:style-name="a158" text:class-names="">Mastertitelformat bearbeiten</text:span><text:span text:style-name="a159" text:class-names=""/></text:p>
        </draw:text-box>
        <svg:title/>
        <svg:desc/>
      </draw:frame>
      <draw:frame draw:id="id43" presentation:style-name="a178" draw:name="Inhaltsplatzhalter 2" svg:x="5.5976in" svg:y="0.87837in" svg:width="6.86994in" svg:height="5.73996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Mastertextformat bearbeiten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Zweite Ebene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Fünfte Ebene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83" draw:name="Datumsplatzhalter 3" svg:x="0.88in" svg:y="0.35in" svg:width="4in" svg:height="0.35in" presentation:class="date-time" presentation:placeholder="false">
        <draw:text-box>
          <text:p text:style-name="a182" text:class-names="" text:cond-style-name=""><text:span text:style-name="a179" text:class-names=""><text:date text:fixed="false" style:data-style-name="a180">28.06.2021</text:date></text:span><text:span text:style-name="a181" text:class-names=""/></text:p>
        </draw:text-box>
        <svg:title/>
        <svg:desc/>
      </draw:frame>
      <draw:frame draw:id="id45" presentation:style-name="a186" draw:name="Fußzeilenplatzhalter 4" svg:x="0.88in" svg:y="6.81in" svg:width="11.58in" svg:height="0.35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46" presentation:style-name="a190" draw:name="Foliennummernplatzhalter 5" svg:x="11.45in" svg:y="0.35in" svg:width="1in" svg:height="0.35in" presentation:class="page-number" presentation:placeholder="false">
        <draw:text-box>
          <text:p text:style-name="a189" text:class-names="" text:cond-style-name=""><text:span text:style-name="a187" text:class-names=""><text:page-number style:num-format="1" text:fixed="false">‹Nr.›</text:page-number></text:span><text:span text:style-name="a188" text:class-names=""/></text:p>
        </draw:text-box>
        <svg:title/>
        <svg:desc/>
      </draw:frame>
      <presentation:notes style:page-layout-name="pageLayout2" draw:style-name="a251">
        <draw:frame draw:id="id5" presentation:style-name="a222" draw:name="Kopfzeilenplatzhalter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6" presentation:style-name="a227" draw:name="Datumsplatzhalter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3" text:class-names=""><text:date text:fixed="false" style:data-style-name="a224">28.06.2021</text:date></text:span><text:span text:style-name="a22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8" draw:name="Folienbildplatzhalter 3">
          <svg:title/>
          <svg:desc/>
        </draw:page-thumbnail>
        <draw:frame draw:id="id8" presentation:style-name="a243" draw:name="Notizenplatzhalter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Textmasterformat durch Klicken bearbeiten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Zweite Ebene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6" draw:name="Fußzeilenplatzhalter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0" presentation:style-name="a250" draw:name="Foliennummernplatzhalter 6" svg:x="4.24826in" svg:y="9.49826in" svg:width="3.25in" svg:height="0.50174in" presentation:class="page-number" presentation:placeholder="false">
          <draw:text-box>
            <text:p text:style-name="a249" text:class-names="" text:cond-style-name=""><text:span text:style-name="a247" text:class-names=""><text:page-number style:num-format="1" text:fixed="false">‹Nr.›</text:page-number></text:span><text:span text:style-name="a248" text:class-names=""/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252">
      <draw:g draw:name="Gruppieren 76" draw:id="id71">
        <svg:title/>
        <svg:desc/>
        <draw:custom-shape svg:x="-0.36054in" svg:y="1.41176in" svg:width="10.61111in" svg:height="6.09527in" draw:id="id81" draw:style-name="a276" draw:name="Freihand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82" draw:style-name="a277" draw:name="Freihand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83" draw:style-name="a279" draw:name="Freihand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84" draw:style-name="a280" draw:name="Freihand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85" draw:style-name="a281" draw:name="Freihand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86" draw:style-name="a282" draw:name="Freihand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87" draw:style-name="a283" draw:name="Freihand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88" draw:style-name="a284" draw:name="Freihand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89" draw:style-name="a286" draw:name="Freihand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90" draw:style-name="a288" draw:name="Freihand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91" draw:style-name="a290" draw:name="Freihand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92" draw:style-name="a292" draw:name="Freihand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93" draw:style-name="a293" draw:name="Freihand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94" draw:style-name="a294" draw:name="Freihand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95" draw:style-name="a295" draw:name="Freihand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96" draw:style-name="a296" draw:name="Freihand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97" draw:style-name="a297" draw:name="Freihand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98" draw:style-name="a299" draw:name="Freihand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99" draw:style-name="a300" draw:name="Freihand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uppieren 8" draw:id="id72">
        <svg:title/>
        <svg:desc/>
        <draw:custom-shape svg:x="3.56468in" svg:y="1.29755in" svg:width="6.18753in" svg:height="0.78323in" draw:id="id78" draw:style-name="a273" draw:name="Rechteck 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9" draw:style-name="a274" draw:transform="translate(-0.22268in -0.19196in) rotate(-3.14159) translate(6.66667in 6.00272in)" draw:name="Gleichschenkliges Dreieck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56468in" svg:y="2.17755in" svg:width="6.19657in" svg:height="3.6332in" draw:id="id80" draw:style-name="a275" draw:name="Rechteck 1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3" presentation:style-name="a256" draw:name="Titel 1" svg:x="3.65728in" svg:y="2.26895in" svg:width="6.00418in" svg:height="1.84754in" presentation:class="title" presentation:placeholder="false">
        <draw:text-box>
          <text:p text:style-name="a255" text:class-names="" text:cond-style-name=""><text:span text:style-name="a253" text:class-names="">Mastertitelformat bearbeiten</text:span><text:span text:style-name="a254" text:class-names=""/></text:p>
        </draw:text-box>
        <svg:title/>
        <svg:desc/>
      </draw:frame>
      <draw:frame draw:id="id74" presentation:style-name="a260" draw:name="Textplatzhalter 2" svg:x="3.65728in" svg:y="4.20697in" svg:width="6.00418in" svg:height="1.51331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Mastertextformat bearbeiten</text:span></text:p>
            </text:list-item>
          </text:list>
        </draw:text-box>
        <svg:title/>
        <svg:desc/>
      </draw:frame>
      <draw:frame draw:id="id75" presentation:style-name="a265" draw:name="Datumsplatzhalter 3" svg:x="0.88in" svg:y="0.35in" svg:width="4in" svg:height="0.35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28.06.2021</text:date></text:span><text:span text:style-name="a263" text:class-names=""/></text:p>
        </draw:text-box>
        <svg:title/>
        <svg:desc/>
      </draw:frame>
      <draw:frame draw:id="id76" presentation:style-name="a268" draw:name="Fußzeilenplatzhalter 4" svg:x="0.88in" svg:y="6.81in" svg:width="11.58in" svg:height="0.35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77" presentation:style-name="a272" draw:name="Foliennummernplatzhalter 5" svg:x="11.45in" svg:y="0.35in" svg:width="1in" svg:height="0.35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Nr.›</text:page-number></text:span><text:span text:style-name="a270" text:class-names=""/></text:p>
        </draw:text-box>
        <svg:title/>
        <svg:desc/>
      </draw:frame>
      <presentation:notes style:page-layout-name="pageLayout2" draw:style-name="a332">
        <draw:frame draw:id="id5" presentation:style-name="a303" draw:name="Kopfzeilenplatzhalter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6" presentation:style-name="a308" draw:name="Datumsplatzhalter 2" svg:x="4.24826in" svg:y="0in" svg:width="3.25in" svg:height="0.50174in" presentation:class="date-time" presentation:placeholder="false">
          <draw:text-box>
            <text:p text:style-name="a307" text:class-names="" text:cond-style-name=""><text:span text:style-name="a304" text:class-names=""><text:date text:fixed="false" style:data-style-name="a305">28.06.2021</text:date></text:span><text:span text:style-name="a3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9" draw:name="Folienbildplatzhalter 3">
          <svg:title/>
          <svg:desc/>
        </draw:page-thumbnail>
        <draw:frame draw:id="id8" presentation:style-name="a324" draw:name="Notizenplatzhalter 4" svg:x="0.75in" svg:y="4.8125in" svg:width="6in" svg:height="3.9375in" presentation:class="notes" presentation:placeholder="false">
          <draw:text-box>
            <text:p text:style-name="a311" text:class-names="" text:cond-style-name=""><text:span text:style-name="a310" text:class-names="">Textmasterformat durch Klicken bearbeiten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Zweite Ebene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7" draw:name="Fußzeilenplatzhalter 5" svg:x="0in" svg:y="9.49826in" svg:width="3.25in" svg:height="0.50174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1" draw:name="Foliennummernplatzhalter 6" svg:x="4.24826in" svg:y="9.49826in" svg:width="3.25in" svg:height="0.50174in" presentation:class="page-number" presentation:placeholder="false">
          <draw:text-box>
            <text:p text:style-name="a330" text:class-names="" text:cond-style-name=""><text:span text:style-name="a328" text:class-names=""><text:page-number style:num-format="1" text:fixed="false">‹Nr.›</text:page-number></text:span><text:span text:style-name="a329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333">
      <draw:g draw:name="Gruppieren 36" draw:id="id100">
        <svg:title/>
        <svg:desc/>
        <draw:custom-shape svg:x="1.42882in" svg:y="0in" svg:width="4.22396in" svg:height="7.48438in" draw:id="id111" draw:style-name="a387" draw:name="Freihand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12" draw:style-name="a388" draw:name="Freihand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13" draw:style-name="a389" draw:name="Freihand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14" draw:style-name="a391" draw:name="Freihand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15" draw:style-name="a393" draw:name="Freihand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16" draw:style-name="a395" draw:name="Freihand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17" draw:style-name="a396" draw:name="Freihand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18" draw:style-name="a397" draw:name="Freihand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19" draw:style-name="a398" draw:name="Freihand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20" draw:style-name="a399" draw:name="Freihand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21" draw:style-name="a400" draw:name="Freihand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22" draw:style-name="a401" draw:name="Freihand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23" draw:style-name="a402" draw:name="Freihand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24" draw:style-name="a403" draw:name="Freihand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25" draw:style-name="a404" draw:name="Freihand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26" draw:style-name="a406" draw:name="Freihand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27" draw:style-name="a408" draw:name="Freihand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28" draw:style-name="a409" draw:name="Freihand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29" draw:style-name="a410" draw:name="Freihand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30" draw:style-name="a411" draw:name="Freihand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31" draw:style-name="a412" draw:name="Freihand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uppieren 58" draw:id="id101">
        <svg:title/>
        <svg:desc/>
        <draw:custom-shape svg:x="0.87505in" svg:y="1.85869in" svg:width="4.01846in" svg:height="0.55in" draw:id="id108" draw:style-name="a384" draw:name="Rechteck 5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9" draw:style-name="a385" draw:transform="translate(-0.17278in -0.14895in) rotate(-3.14159) translate(2.88766in 5.50504in)" draw:name="Gleichschenkliges Dreieck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10" draw:style-name="a386" draw:name="Rechteck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02" presentation:style-name="a337" draw:name="Titel 1" svg:x="0.97222in" svg:y="2.55869in" svg:width="3.82855in" svg:height="2.7013in" presentation:class="title" presentation:placeholder="false">
        <draw:text-box>
          <text:p text:style-name="a336" text:class-names="" text:cond-style-name=""><text:span text:style-name="a334" text:class-names="">Mastertitelformat bearbeiten</text:span><text:span text:style-name="a335" text:class-names=""/></text:p>
        </draw:text-box>
        <svg:title/>
        <svg:desc/>
      </draw:frame>
      <draw:frame draw:id="id103" presentation:style-name="a354" draw:name="Inhaltsplatzhalter 2" svg:x="5.60026in" svg:y="0.87838in" svg:width="6.85651in" svg:height="2.6057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Mastertextformat bearbeiten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Zweite Ebene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Fünfte Ebene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371" draw:name="Inhaltsplatzhalter 3" svg:x="5.5976in" svg:y="4.01593in" svg:width="6.85917in" svg:height="2.60672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Mastertextformat bearbeiten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Zweite Ebene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7" text:class-names="">Fünfte Ebene</text:span><text:span text:style-name="a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376" draw:name="Datumsplatzhalter 4" svg:x="0.88in" svg:y="0.35in" svg:width="4in" svg:height="0.35in" presentation:class="date-time" presentation:placeholder="false">
        <draw:text-box>
          <text:p text:style-name="a375" text:class-names="" text:cond-style-name=""><text:span text:style-name="a372" text:class-names=""><text:date text:fixed="false" style:data-style-name="a373">28.06.2021</text:date></text:span><text:span text:style-name="a374" text:class-names=""/></text:p>
        </draw:text-box>
        <svg:title/>
        <svg:desc/>
      </draw:frame>
      <draw:frame draw:id="id106" presentation:style-name="a379" draw:name="Fußzeilenplatzhalter 5" svg:x="0.88in" svg:y="6.81in" svg:width="11.58in" svg:height="0.35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07" presentation:style-name="a383" draw:name="Foliennummernplatzhalter 6" svg:x="11.45in" svg:y="0.35in" svg:width="1in" svg:height="0.35in" presentation:class="page-number" presentation:placeholder="false">
        <draw:text-box>
          <text:p text:style-name="a382" text:class-names="" text:cond-style-name=""><text:span text:style-name="a380" text:class-names=""><text:page-number style:num-format="1" text:fixed="false">‹Nr.›</text:page-number></text:span><text:span text:style-name="a381" text:class-names=""/></text:p>
        </draw:text-box>
        <svg:title/>
        <svg:desc/>
      </draw:frame>
      <presentation:notes style:page-layout-name="pageLayout2" draw:style-name="a444">
        <draw:frame draw:id="id5" presentation:style-name="a415" draw:name="Kopfzeilenplatzhalter 1" svg:x="0in" svg:y="0in" svg:width="3.25in" svg:height="0.50174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6" presentation:style-name="a420" draw:name="Datumsplatzhalter 2" svg:x="4.24826in" svg:y="0in" svg:width="3.25in" svg:height="0.50174in" presentation:class="date-time" presentation:placeholder="false">
          <draw:text-box>
            <text:p text:style-name="a419" text:class-names="" text:cond-style-name=""><text:span text:style-name="a416" text:class-names=""><text:date text:fixed="false" style:data-style-name="a417">28.06.2021</text:date></text:span><text:span text:style-name="a4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1" draw:name="Folienbildplatzhalter 3">
          <svg:title/>
          <svg:desc/>
        </draw:page-thumbnail>
        <draw:frame draw:id="id8" presentation:style-name="a436" draw:name="Notizenplatzhalter 4" svg:x="0.75in" svg:y="4.8125in" svg:width="6in" svg:height="3.9375in" presentation:class="notes" presentation:placeholder="false">
          <draw:text-box>
            <text:p text:style-name="a423" text:class-names="" text:cond-style-name=""><text:span text:style-name="a422" text:class-names="">Textmasterformat durch Klicken bearbeiten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Zweite Ebene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9" draw:name="Fußzeilenplatzhalter 5" svg:x="0in" svg:y="9.49826in" svg:width="3.25in" svg:height="0.50174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3" draw:name="Foliennummernplatzhalter 6" svg:x="4.24826in" svg:y="9.49826in" svg:width="3.25in" svg:height="0.50174in" presentation:class="page-number" presentation:placeholder="false">
          <draw:text-box>
            <text:p text:style-name="a442" text:class-names="" text:cond-style-name=""><text:span text:style-name="a440" text:class-names=""><text:page-number style:num-format="1" text:fixed="false">‹Nr.›</text:page-number></text:span><text:span text:style-name="a441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445">
      <draw:g draw:name="Gruppieren 38" draw:id="id132">
        <svg:title/>
        <svg:desc/>
        <draw:custom-shape svg:x="1.42882in" svg:y="0in" svg:width="4.22396in" svg:height="7.48438in" draw:id="id145" draw:style-name="a507" draw:name="Freihand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46" draw:style-name="a508" draw:name="Freihand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47" draw:style-name="a509" draw:name="Freihand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48" draw:style-name="a511" draw:name="Freihand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49" draw:style-name="a513" draw:name="Freihand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50" draw:style-name="a515" draw:name="Freihand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51" draw:style-name="a516" draw:name="Freihand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52" draw:style-name="a517" draw:name="Freihand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53" draw:style-name="a518" draw:name="Freihand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54" draw:style-name="a519" draw:name="Freihand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55" draw:style-name="a520" draw:name="Freihand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56" draw:style-name="a521" draw:name="Freihand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57" draw:style-name="a522" draw:name="Freihand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58" draw:style-name="a523" draw:name="Freihand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59" draw:style-name="a524" draw:name="Freihand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60" draw:style-name="a526" draw:name="Freihand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61" draw:style-name="a528" draw:name="Freihand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62" draw:style-name="a529" draw:name="Freihand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63" draw:style-name="a530" draw:name="Freihand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64" draw:style-name="a531" draw:name="Freihand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65" draw:style-name="a532" draw:name="Freihand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uppieren 60" draw:id="id133">
        <svg:title/>
        <svg:desc/>
        <draw:custom-shape svg:x="0.87505in" svg:y="1.85869in" svg:width="4.01846in" svg:height="0.55in" draw:id="id142" draw:style-name="a504" draw:name="Rechteck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43" draw:style-name="a505" draw:transform="translate(-0.17278in -0.14895in) rotate(-3.14159) translate(2.88766in 5.50504in)" draw:name="Gleichschenkliges Dreieck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44" draw:style-name="a506" draw:name="Rechteck 6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34" presentation:style-name="a449" draw:name="Titel 1" svg:x="0.97222in" svg:y="2.58521in" svg:width="3.82855in" svg:height="2.69083in" presentation:class="title" presentation:placeholder="false">
        <draw:text-box>
          <text:p text:style-name="a448" text:class-names="" text:cond-style-name=""><text:span text:style-name="a446" text:class-names="">Mastertitelformat bearbeiten</text:span><text:span text:style-name="a447" text:class-names=""/></text:p>
        </draw:text-box>
        <svg:title/>
        <svg:desc/>
      </draw:frame>
      <draw:frame draw:id="id135" presentation:style-name="a453" draw:name="Textplatzhalter 2" svg:x="5.60492in" svg:y="0.87837in" svg:width="6.85158in" svg:height="0.75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Mastertextformat bearbeiten</text:span></text:p>
            </text:list-item>
          </text:list>
        </draw:text-box>
        <svg:title/>
        <svg:desc/>
      </draw:frame>
      <draw:frame draw:id="id136" presentation:style-name="a470" draw:name="Inhaltsplatzhalter 3" svg:x="5.6051in" svg:y="1.62837in" svg:width="6.85078in" svg:height="1.8557in" presentation:class="object" presentation:placeholder="false">
        <draw:text-box>
          <text:list text:style-name="a456">
            <text:list-item>
              <text:p text:style-name="a455" text:class-names="" text:cond-style-name=""><text:span text:style-name="a454" text:class-names="">Mastertextformat bearbeiten</text:span></text:p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Zweite Ebene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6" text:class-names="">Fünfte Ebene</text:span><text:span text:style-name="a4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474" draw:name="Textplatzhalter 4" svg:x="5.59783in" svg:y="4.00906in" svg:width="6.85085in" svg:height="0.7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Mastertextformat bearbeiten</text:span></text:p>
            </text:list-item>
          </text:list>
        </draw:text-box>
        <svg:title/>
        <svg:desc/>
      </draw:frame>
      <draw:frame draw:id="id138" presentation:style-name="a491" draw:name="Inhaltsplatzhalter 5" svg:x="5.5976in" svg:y="4.75906in" svg:width="6.85213in" svg:height="1.86358in" presentation:class="object" presentation:placeholder="false">
        <draw:text-box>
          <text:list text:style-name="a477">
            <text:list-item>
              <text:p text:style-name="a476" text:class-names="" text:cond-style-name=""><text:span text:style-name="a475" text:class-names="">Mastertextformat bearbeiten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Zweite Ebene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ünfte Ebene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496" draw:name="Datumsplatzhalter 6" svg:x="0.88in" svg:y="0.35in" svg:width="4in" svg:height="0.35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>28.06.2021</text:date></text:span><text:span text:style-name="a494" text:class-names=""/></text:p>
        </draw:text-box>
        <svg:title/>
        <svg:desc/>
      </draw:frame>
      <draw:frame draw:id="id140" presentation:style-name="a499" draw:name="Fußzeilenplatzhalter 7" svg:x="0.88in" svg:y="6.81in" svg:width="11.58in" svg:height="0.35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141" presentation:style-name="a503" draw:name="Foliennummernplatzhalter 8" svg:x="11.45in" svg:y="0.35in" svg:width="1in" svg:height="0.35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>‹Nr.›</text:page-number></text:span><text:span text:style-name="a501" text:class-names=""/></text:p>
        </draw:text-box>
        <svg:title/>
        <svg:desc/>
      </draw:frame>
      <presentation:notes style:page-layout-name="pageLayout2" draw:style-name="a564">
        <draw:frame draw:id="id5" presentation:style-name="a535" draw:name="Kopfzeilenplatzhalter 1" svg:x="0in" svg:y="0in" svg:width="3.25in" svg:height="0.50174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6" presentation:style-name="a540" draw:name="Datumsplatzhalter 2" svg:x="4.24826in" svg:y="0in" svg:width="3.25in" svg:height="0.50174in" presentation:class="date-time" presentation:placeholder="false">
          <draw:text-box>
            <text:p text:style-name="a539" text:class-names="" text:cond-style-name=""><text:span text:style-name="a536" text:class-names=""><text:date text:fixed="false" style:data-style-name="a537">28.06.2021</text:date></text:span><text:span text:style-name="a5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1" draw:name="Folienbildplatzhalter 3">
          <svg:title/>
          <svg:desc/>
        </draw:page-thumbnail>
        <draw:frame draw:id="id8" presentation:style-name="a556" draw:name="Notizenplatzhalter 4" svg:x="0.75in" svg:y="4.8125in" svg:width="6in" svg:height="3.9375in" presentation:class="notes" presentation:placeholder="false">
          <draw:text-box>
            <text:p text:style-name="a543" text:class-names="" text:cond-style-name=""><text:span text:style-name="a542" text:class-names="">Textmasterformat durch Klicken bearbeiten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Zweite Ebene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9" draw:name="Fußzeilenplatzhalter 5" svg:x="0in" svg:y="9.49826in" svg:width="3.25in" svg:height="0.50174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3" draw:name="Foliennummernplatzhalter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0" text:class-names=""><text:page-number style:num-format="1" text:fixed="false">‹Nr.›</text:page-number></text:span><text:span text:style-name="a561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565">
      <draw:g draw:name="Gruppieren 76" draw:id="id166">
        <svg:title/>
        <svg:desc/>
        <draw:custom-shape svg:x="1.42882in" svg:y="0in" svg:width="4.22396in" svg:height="7.48438in" draw:id="id175" draw:style-name="a585" draw:name="Freihand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76" draw:style-name="a586" draw:name="Freihand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77" draw:style-name="a587" draw:name="Freihand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78" draw:style-name="a589" draw:name="Freihand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79" draw:style-name="a591" draw:name="Freihand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80" draw:style-name="a593" draw:name="Freihand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81" draw:style-name="a594" draw:name="Freihand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82" draw:style-name="a595" draw:name="Freihand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83" draw:style-name="a596" draw:name="Freihand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84" draw:style-name="a597" draw:name="Freihand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85" draw:style-name="a598" draw:name="Freihand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86" draw:style-name="a599" draw:name="Freihand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87" draw:style-name="a600" draw:name="Freihand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88" draw:style-name="a601" draw:name="Freihand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89" draw:style-name="a602" draw:name="Freihand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90" draw:style-name="a604" draw:name="Freihand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91" draw:style-name="a606" draw:name="Freihand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92" draw:style-name="a607" draw:name="Freihand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93" draw:style-name="a608" draw:name="Freihand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94" draw:style-name="a609" draw:name="Freihand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95" draw:style-name="a610" draw:name="Freihand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uppieren 23" draw:id="id167">
        <svg:title/>
        <svg:desc/>
        <draw:custom-shape svg:x="0.87505in" svg:y="1.85869in" svg:width="4.01846in" svg:height="0.55in" draw:id="id172" draw:style-name="a582" draw:name="Rechteck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73" draw:style-name="a583" draw:transform="translate(-0.17278in -0.14895in) rotate(-3.14159) translate(2.88766in 5.50504in)" draw:name="Gleichschenkliges Dreieck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74" draw:style-name="a584" draw:name="Rechteck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8" presentation:style-name="a569" draw:name="Titel 1" svg:x="0.97182in" svg:y="2.56991in" svg:width="3.82895in" svg:height="2.6864in" presentation:class="title" presentation:placeholder="false">
        <draw:text-box>
          <text:p text:style-name="a568" text:class-names="" text:cond-style-name=""><text:span text:style-name="a566" text:class-names="">Mastertitelformat bearbeiten</text:span><text:span text:style-name="a567" text:class-names=""/></text:p>
        </draw:text-box>
        <svg:title/>
        <svg:desc/>
      </draw:frame>
      <draw:frame draw:id="id169" presentation:style-name="a574" draw:name="Datumsplatzhalter 2" svg:x="0.88in" svg:y="0.35in" svg:width="4in" svg:height="0.35in" presentation:class="date-time" presentation:placeholder="false">
        <draw:text-box>
          <text:p text:style-name="a573" text:class-names="" text:cond-style-name=""><text:span text:style-name="a570" text:class-names=""><text:date text:fixed="false" style:data-style-name="a571">28.06.2021</text:date></text:span><text:span text:style-name="a572" text:class-names=""/></text:p>
        </draw:text-box>
        <svg:title/>
        <svg:desc/>
      </draw:frame>
      <draw:frame draw:id="id170" presentation:style-name="a577" draw:name="Fußzeilenplatzhalter 3" svg:x="0.88in" svg:y="6.81in" svg:width="11.58in" svg:height="0.35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171" presentation:style-name="a581" draw:name="Foliennummernplatzhalter 4" svg:x="11.45in" svg:y="0.35in" svg:width="1in" svg:height="0.35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>‹Nr.›</text:page-number></text:span><text:span text:style-name="a579" text:class-names=""/></text:p>
        </draw:text-box>
        <svg:title/>
        <svg:desc/>
      </draw:frame>
      <presentation:notes style:page-layout-name="pageLayout2" draw:style-name="a642">
        <draw:frame draw:id="id5" presentation:style-name="a613" draw:name="Kopfzeilenplatzhalter 1" svg:x="0in" svg:y="0in" svg:width="3.25in" svg:height="0.50174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6" presentation:style-name="a618" draw:name="Datumsplatzhalter 2" svg:x="4.24826in" svg:y="0in" svg:width="3.25in" svg:height="0.50174in" presentation:class="date-time" presentation:placeholder="false">
          <draw:text-box>
            <text:p text:style-name="a617" text:class-names="" text:cond-style-name=""><text:span text:style-name="a614" text:class-names=""><text:date text:fixed="false" style:data-style-name="a615">28.06.2021</text:date></text:span><text:span text:style-name="a6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9" draw:name="Folienbildplatzhalter 3">
          <svg:title/>
          <svg:desc/>
        </draw:page-thumbnail>
        <draw:frame draw:id="id8" presentation:style-name="a634" draw:name="Notizenplatzhalter 4" svg:x="0.75in" svg:y="4.8125in" svg:width="6in" svg:height="3.9375in" presentation:class="notes" presentation:placeholder="false">
          <draw:text-box>
            <text:p text:style-name="a621" text:class-names="" text:cond-style-name=""><text:span text:style-name="a620" text:class-names="">Textmasterformat durch Klicken bearbeiten</text:span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Zweite Ebene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Fußzeilenplatzhalt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Foliennummernplatzhalt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‹Nr.›</text:page-number></text:span><text:span text:style-name="a639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643">
      <draw:frame draw:id="id196" presentation:style-name="a648" draw:name="Datumsplatzhalter 1" svg:x="0.88in" svg:y="0.35in" svg:width="4in" svg:height="0.35in" presentation:class="date-time" presentation:placeholder="false">
        <draw:text-box>
          <text:p text:style-name="a647" text:class-names="" text:cond-style-name=""><text:span text:style-name="a644" text:class-names=""><text:date text:fixed="false" style:data-style-name="a645">28.06.2021</text:date></text:span><text:span text:style-name="a646" text:class-names=""/></text:p>
        </draw:text-box>
        <svg:title/>
        <svg:desc/>
      </draw:frame>
      <draw:frame draw:id="id197" presentation:style-name="a651" draw:name="Fußzeilenplatzhalter 2" svg:x="0.88in" svg:y="6.81in" svg:width="11.58in" svg:height="0.35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98" presentation:style-name="a655" draw:name="Foliennummernplatzhalter 3" svg:x="11.45in" svg:y="0.35in" svg:width="1in" svg:height="0.35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>‹Nr.›</text:page-number></text:span><text:span text:style-name="a653" text:class-names=""/></text:p>
        </draw:text-box>
        <svg:title/>
        <svg:desc/>
      </draw:frame>
      <presentation:notes style:page-layout-name="pageLayout2" draw:style-name="a687">
        <draw:frame draw:id="id5" presentation:style-name="a658" draw:name="Kopfzeilenplatzhalt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6" presentation:style-name="a663" draw:name="Datumsplatzhalter 2" svg:x="4.24826in" svg:y="0in" svg:width="3.25in" svg:height="0.50174in" presentation:class="date-time" presentation:placeholder="false">
          <draw:text-box>
            <text:p text:style-name="a662" text:class-names="" text:cond-style-name=""><text:span text:style-name="a659" text:class-names=""><text:date text:fixed="false" style:data-style-name="a660">28.06.2021</text:date></text:span><text:span text:style-name="a66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4" draw:name="Folienbildplatzhalter 3">
          <svg:title/>
          <svg:desc/>
        </draw:page-thumbnail>
        <draw:frame draw:id="id8" presentation:style-name="a679" draw:name="Notizenplatzhalter 4" svg:x="0.75in" svg:y="4.8125in" svg:width="6in" svg:height="3.9375in" presentation:class="notes" presentation:placeholder="false">
          <draw:text-box>
            <text:p text:style-name="a666" text:class-names="" text:cond-style-name=""><text:span text:style-name="a665" text:class-names="">Textmasterformat durch Klicken bearbeiten</text:span></text:p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Zweite Ebene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p text:style-name="a674" text:class-names="" text:cond-style-name=""><text:span text:style-name="a6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2" draw:name="Fußzeilenplatzhalt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0" presentation:style-name="a686" draw:name="Foliennummernplatzhalter 6" svg:x="4.24826in" svg:y="9.49826in" svg:width="3.25in" svg:height="0.50174in" presentation:class="page-number" presentation:placeholder="false">
          <draw:text-box>
            <text:p text:style-name="a685" text:class-names="" text:cond-style-name=""><text:span text:style-name="a683" text:class-names=""><text:page-number style:num-format="1" text:fixed="false">‹Nr.›</text:page-number></text:span><text:span text:style-name="a684" text:class-names=""/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688">
      <draw:g draw:name="Gruppieren 73" draw:id="id199">
        <svg:title/>
        <svg:desc/>
        <draw:custom-shape svg:x="1.42882in" svg:y="0in" svg:width="4.22396in" svg:height="7.48438in" draw:id="id210" draw:style-name="a729" draw:name="Freihand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11" draw:style-name="a730" draw:name="Freihand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12" draw:style-name="a731" draw:name="Freihand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13" draw:style-name="a733" draw:name="Freihand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14" draw:style-name="a735" draw:name="Freihand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15" draw:style-name="a737" draw:name="Freihand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16" draw:style-name="a738" draw:name="Freihand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17" draw:style-name="a739" draw:name="Freihand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18" draw:style-name="a740" draw:name="Freihand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19" draw:style-name="a741" draw:name="Freihand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20" draw:style-name="a742" draw:name="Freihand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21" draw:style-name="a743" draw:name="Freihand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22" draw:style-name="a744" draw:name="Freihand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23" draw:style-name="a745" draw:name="Freihand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24" draw:style-name="a746" draw:name="Freihand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25" draw:style-name="a748" draw:name="Freihand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26" draw:style-name="a750" draw:name="Freihand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27" draw:style-name="a751" draw:name="Freihand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28" draw:style-name="a752" draw:name="Freihand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29" draw:style-name="a753" draw:name="Freihand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30" draw:style-name="a754" draw:name="Freihand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uppieren 20" draw:id="id200">
        <svg:title/>
        <svg:desc/>
        <draw:custom-shape svg:x="0.87505in" svg:y="1.85869in" svg:width="4.01846in" svg:height="0.55in" draw:id="id207" draw:style-name="a726" draw:name="Rechteck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8" draw:style-name="a727" draw:transform="translate(-0.17278in -0.14895in) rotate(-3.14159) translate(2.88766in 5.50504in)" draw:name="Gleichschenkliges Dreieck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09" draw:style-name="a728" draw:name="Rechteck 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01" presentation:style-name="a692" draw:name="Titel 1" svg:x="0.97182in" svg:y="2.57221in" svg:width="3.82896in" svg:height="1.33781in" presentation:class="title" presentation:placeholder="false">
        <draw:text-box>
          <text:p text:style-name="a691" text:class-names="" text:cond-style-name=""><text:span text:style-name="a689" text:class-names="">Mastertitelformat bearbeiten</text:span><text:span text:style-name="a690" text:class-names=""/></text:p>
        </draw:text-box>
        <svg:title/>
        <svg:desc/>
      </draw:frame>
      <draw:frame draw:id="id202" presentation:style-name="a709" draw:name="Inhaltsplatzhalter 2" svg:x="5.58835in" svg:y="0.87796in" svg:width="6.86246in" svg:height="5.7414in" presentation:class="object" presentation:placeholder="false">
        <draw:text-box>
          <text:list text:style-name="a695">
            <text:list-item>
              <text:p text:style-name="a694" text:class-names="" text:cond-style-name=""><text:span text:style-name="a693" text:class-names="">Mastertextformat bearbeiten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Zweite Ebene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5" text:class-names="">Fünfte Ebene</text:span><text:span text:style-name="a7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713" draw:name="Textplatzhalter 3" svg:x="0.97182in" svg:y="3.91534in" svg:width="3.82896in" svg:height="1.33548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Mastertextformat bearbeiten</text:span></text:p>
            </text:list-item>
          </text:list>
        </draw:text-box>
        <svg:title/>
        <svg:desc/>
      </draw:frame>
      <draw:frame draw:id="id204" presentation:style-name="a718" draw:name="Datumsplatzhalter 4" svg:x="0.88in" svg:y="0.35in" svg:width="4in" svg:height="0.35in" presentation:class="date-time" presentation:placeholder="false">
        <draw:text-box>
          <text:p text:style-name="a717" text:class-names="" text:cond-style-name=""><text:span text:style-name="a714" text:class-names=""><text:date text:fixed="false" style:data-style-name="a715">28.06.2021</text:date></text:span><text:span text:style-name="a716" text:class-names=""/></text:p>
        </draw:text-box>
        <svg:title/>
        <svg:desc/>
      </draw:frame>
      <draw:frame draw:id="id205" presentation:style-name="a721" draw:name="Fußzeilenplatzhalter 5" svg:x="0.88in" svg:y="6.81in" svg:width="11.58in" svg:height="0.35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206" presentation:style-name="a725" draw:name="Foliennummernplatzhalter 6" svg:x="11.45in" svg:y="0.35in" svg:width="1in" svg:height="0.35in" presentation:class="page-number" presentation:placeholder="false">
        <draw:text-box>
          <text:p text:style-name="a724" text:class-names="" text:cond-style-name=""><text:span text:style-name="a722" text:class-names=""><text:page-number style:num-format="1" text:fixed="false">‹Nr.›</text:page-number></text:span><text:span text:style-name="a723" text:class-names=""/></text:p>
        </draw:text-box>
        <svg:title/>
        <svg:desc/>
      </draw:frame>
      <presentation:notes style:page-layout-name="pageLayout2" draw:style-name="a786">
        <draw:frame draw:id="id5" presentation:style-name="a757" draw:name="Kopfzeilenplatzhalter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Datumsplatzhalter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>28.06.2021</text:date></text:span><text:span text:style-name="a7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3" draw:name="Folienbildplatzhalter 3">
          <svg:title/>
          <svg:desc/>
        </draw:page-thumbnail>
        <draw:frame draw:id="id8" presentation:style-name="a778" draw:name="Notizenplatzhalter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Textmasterformat durch Klicken bearbeiten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Zweite Ebene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list text:style-name="a777">
                          <text:list-item>
                            <text:list text:style-name="a777">
                              <text:list-item>
                                <text:p text:style-name="a776" text:class-names="" text:cond-style-name=""><text:span text:style-name="a77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1" draw:name="Fußzeilenplatzhalter 5" svg:x="0in" svg:y="9.49826in" svg:width="3.25in" svg:height="0.50174in" presentation:class="foot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0" presentation:style-name="a785" draw:name="Foliennummernplatzhalter 6" svg:x="4.24826in" svg:y="9.49826in" svg:width="3.25in" svg:height="0.50174in" presentation:class="page-number" presentation:placeholder="false">
          <draw:text-box>
            <text:p text:style-name="a784" text:class-names="" text:cond-style-name=""><text:span text:style-name="a782" text:class-names=""><text:page-number style:num-format="1" text:fixed="false">‹Nr.›</text:page-number></text:span><text:span text:style-name="a783" text:class-names=""/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787">
      <draw:g draw:name="Gruppieren 72" draw:id="id231">
        <svg:title/>
        <svg:desc/>
        <draw:custom-shape svg:x="-0.36054in" svg:y="1.41176in" svg:width="10.61111in" svg:height="6.09527in" draw:id="id242" draw:style-name="a815" draw:name="Freihand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243" draw:style-name="a816" draw:name="Freihand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244" draw:style-name="a818" draw:name="Freihand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245" draw:style-name="a819" draw:name="Freihand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246" draw:style-name="a820" draw:name="Freihand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47" draw:style-name="a821" draw:name="Freihand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48" draw:style-name="a822" draw:name="Freihand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49" draw:style-name="a823" draw:name="Freihand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50" draw:style-name="a825" draw:name="Freihand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51" draw:style-name="a827" draw:name="Freihand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52" draw:style-name="a829" draw:name="Freihand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53" draw:style-name="a831" draw:name="Freihand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54" draw:style-name="a832" draw:name="Freihand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55" draw:style-name="a833" draw:name="Freihand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56" draw:style-name="a834" draw:name="Freihand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257" draw:style-name="a835" draw:name="Freihand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258" draw:style-name="a836" draw:name="Freihand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259" draw:style-name="a838" draw:name="Freihand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260" draw:style-name="a839" draw:name="Freihand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uppieren 75" draw:id="id232">
        <svg:title/>
        <svg:desc/>
        <draw:custom-shape svg:x="0.88073in" svg:y="1.85732in" svg:width="6.49775in" svg:height="0.55in" draw:id="id239" draw:style-name="a812" draw:name="Rechteck 7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40" draw:style-name="a813" draw:transform="translate(-0.17278in -0.14895in) rotate(-3.14159) translate(4.1296in 5.50366in)" draw:name="Gleichschenkliges Dreieck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073in" svg:y="2.48732in" svg:width="6.49775in" svg:height="2.87in" draw:id="id241" draw:style-name="a814" draw:name="Rechteck 7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33" presentation:style-name="a791" draw:name="Bildplatzhalter 2" svg:x="8.24968in" svg:y="0in" svg:width="5.08365in" svg:height="7.5in" presentation:class="graphic" presentation:placeholder="false">
        <draw:text-box>
          <text:p text:style-name="a790" text:class-names="" text:cond-style-name=""><text:span text:style-name="a788" text:class-names="">Bild durch Klicken auf Symbol hinzufügen</text:span><text:span text:style-name="a789" text:class-names=""/></text:p>
        </draw:text-box>
        <svg:title/>
        <svg:desc/>
      </draw:frame>
      <draw:frame draw:id="id234" presentation:style-name="a795" draw:name="Titel 1" svg:x="0.96833in" svg:y="2.58121in" svg:width="6.31742in" svg:height="1.28831in" presentation:class="title" presentation:placeholder="false">
        <draw:text-box>
          <text:p text:style-name="a794" text:class-names="" text:cond-style-name=""><text:span text:style-name="a792" text:class-names="">Mastertitelformat bearbeiten</text:span><text:span text:style-name="a793" text:class-names=""/></text:p>
        </draw:text-box>
        <svg:title/>
        <svg:desc/>
      </draw:frame>
      <draw:frame draw:id="id235" presentation:style-name="a799" draw:name="Textplatzhalter 3" svg:x="0.96833in" svg:y="3.87687in" svg:width="6.31742in" svg:height="1.39348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>Mastertextformat bearbeiten</text:span></text:p>
            </text:list-item>
          </text:list>
        </draw:text-box>
        <svg:title/>
        <svg:desc/>
      </draw:frame>
      <draw:frame draw:id="id236" presentation:style-name="a804" draw:name="Datumsplatzhalter 4" svg:x="0.88in" svg:y="0.35in" svg:width="4in" svg:height="0.35in" presentation:class="date-time" presentation:placeholder="false">
        <draw:text-box>
          <text:p text:style-name="a803" text:class-names="" text:cond-style-name=""><text:span text:style-name="a800" text:class-names=""><text:date text:fixed="false" style:data-style-name="a801">28.06.2021</text:date></text:span><text:span text:style-name="a802" text:class-names=""/></text:p>
        </draw:text-box>
        <svg:title/>
        <svg:desc/>
      </draw:frame>
      <draw:frame draw:id="id237" presentation:style-name="a807" draw:name="Fußzeilenplatzhalter 5" svg:x="0.88in" svg:y="6.81in" svg:width="6.49847in" svg:height="0.35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238" presentation:style-name="a811" draw:name="Foliennummernplatzhalter 6" svg:x="6.37399in" svg:y="0.35in" svg:width="1in" svg:height="0.35in" presentation:class="page-number" presentation:placeholder="false">
        <draw:text-box>
          <text:p text:style-name="a810" text:class-names="" text:cond-style-name=""><text:span text:style-name="a808" text:class-names=""><text:page-number style:num-format="1" text:fixed="false">‹Nr.›</text:page-number></text:span><text:span text:style-name="a809" text:class-names=""/></text:p>
        </draw:text-box>
        <svg:title/>
        <svg:desc/>
      </draw:frame>
      <presentation:notes style:page-layout-name="pageLayout2" draw:style-name="a871">
        <draw:frame draw:id="id5" presentation:style-name="a842" draw:name="Kopfzeilenplatzhalter 1" svg:x="0in" svg:y="0in" svg:width="3.25in" svg:height="0.50174in" presentation:class="header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6" presentation:style-name="a847" draw:name="Datumsplatzhalter 2" svg:x="4.24826in" svg:y="0in" svg:width="3.25in" svg:height="0.50174in" presentation:class="date-time" presentation:placeholder="false">
          <draw:text-box>
            <text:p text:style-name="a846" text:class-names="" text:cond-style-name=""><text:span text:style-name="a843" text:class-names=""><text:date text:fixed="false" style:data-style-name="a844">28.06.2021</text:date></text:span><text:span text:style-name="a8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8" draw:name="Folienbildplatzhalter 3">
          <svg:title/>
          <svg:desc/>
        </draw:page-thumbnail>
        <draw:frame draw:id="id8" presentation:style-name="a863" draw:name="Notizenplatzhalter 4" svg:x="0.75in" svg:y="4.8125in" svg:width="6in" svg:height="3.9375in" presentation:class="notes" presentation:placeholder="false">
          <draw:text-box>
            <text:p text:style-name="a850" text:class-names="" text:cond-style-name=""><text:span text:style-name="a849" text:class-names="">Textmasterformat durch Klicken bearbeiten</text:span></text:p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Zweite Ebene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list text:style-name="a862">
                              <text:list-item>
                                <text:p text:style-name="a861" text:class-names="" text:cond-style-name=""><text:span text:style-name="a86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6" draw:name="Fußzeilenplatzhalter 5" svg:x="0in" svg:y="9.49826in" svg:width="3.25in" svg:height="0.50174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0" presentation:style-name="a870" draw:name="Foliennummernplatzhalter 6" svg:x="4.24826in" svg:y="9.49826in" svg:width="3.25in" svg:height="0.50174in" presentation:class="page-number" presentation:placeholder="false">
          <draw:text-box>
            <text:p text:style-name="a869" text:class-names="" text:cond-style-name=""><text:span text:style-name="a867" text:class-names=""><text:page-number style:num-format="1" text:fixed="false">‹Nr.›</text:page-number></text:span><text:span text:style-name="a86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872">
      <draw:g draw:name="Gruppieren 74" draw:id="id261">
        <svg:title/>
        <svg:desc/>
        <draw:custom-shape svg:x="1.42882in" svg:y="0in" svg:width="4.22396in" svg:height="7.48438in" draw:id="id271" draw:style-name="a909" draw:name="Freihand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72" draw:style-name="a910" draw:name="Freihand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73" draw:style-name="a911" draw:name="Freihand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74" draw:style-name="a913" draw:name="Freihand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75" draw:style-name="a915" draw:name="Freihand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76" draw:style-name="a917" draw:name="Freihand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77" draw:style-name="a918" draw:name="Freihand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78" draw:style-name="a919" draw:name="Freihand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79" draw:style-name="a920" draw:name="Freihand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80" draw:style-name="a921" draw:name="Freihand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81" draw:style-name="a922" draw:name="Freihand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82" draw:style-name="a923" draw:name="Freihand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83" draw:style-name="a924" draw:name="Freihand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84" draw:style-name="a925" draw:name="Freihand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85" draw:style-name="a926" draw:name="Freihand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86" draw:style-name="a928" draw:name="Freihand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87" draw:style-name="a930" draw:name="Freihand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88" draw:style-name="a931" draw:name="Freihand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89" draw:style-name="a932" draw:name="Freihand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90" draw:style-name="a933" draw:name="Freihand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91" draw:style-name="a934" draw:name="Freihand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uppieren 21" draw:id="id262">
        <svg:title/>
        <svg:desc/>
        <draw:custom-shape svg:x="0.87505in" svg:y="1.85869in" svg:width="4.01846in" svg:height="0.55in" draw:id="id268" draw:style-name="a906" draw:name="Rechteck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9" draw:style-name="a907" draw:transform="translate(-0.17278in -0.14895in) rotate(-3.14159) translate(2.88766in 5.50504in)" draw:name="Gleichschenkliges Dreieck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70" draw:style-name="a908" draw:name="Rechteck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63" presentation:style-name="a876" draw:name="Titel 1" svg:x="0.97182in" svg:y="2.56991in" svg:width="3.82895in" svg:height="2.6864in" presentation:class="title" presentation:placeholder="false">
        <draw:text-box>
          <text:p text:style-name="a875" text:class-names="" text:cond-style-name=""><text:span text:style-name="a873" text:class-names="">Mastertitelformat bearbeiten</text:span><text:span text:style-name="a874" text:class-names=""/></text:p>
        </draw:text-box>
        <svg:title/>
        <svg:desc/>
      </draw:frame>
      <draw:frame draw:id="id264" presentation:style-name="a893" draw:name="Vertikaler Textplatzhalter 2" svg:x="5.58835in" svg:y="0.86912in" svg:width="6.86246in" svg:height="5.74922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Mastertextformat bearbeiten</text:span></text:p>
            </text:list-item>
          </text:list>
          <text:list text:style-name="a882">
            <text:list-item>
              <text:list text:style-name="a882">
                <text:list-item>
                  <text:p text:style-name="a881" text:class-names="" text:cond-style-name=""><text:span text:style-name="a880" text:class-names="">Zweite Ebene</text:span></text:p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p text:style-name="a884" text:class-names="" text:cond-style-name=""><text:span text:style-name="a8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list text:style-name="a888">
                        <text:list-item>
                          <text:p text:style-name="a887" text:class-names="" text:cond-style-name=""><text:span text:style-name="a8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list text:style-name="a892">
                            <text:list-item>
                              <text:p text:style-name="a891" text:class-names="" text:cond-style-name=""><text:span text:style-name="a889" text:class-names="">Fünfte Ebene</text:span><text:span text:style-name="a8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5" presentation:style-name="a898" draw:name="Datumsplatzhalter 3" svg:x="0.88in" svg:y="0.35in" svg:width="4in" svg:height="0.35in" presentation:class="date-time" presentation:placeholder="false">
        <draw:text-box>
          <text:p text:style-name="a897" text:class-names="" text:cond-style-name=""><text:span text:style-name="a894" text:class-names=""><text:date text:fixed="false" style:data-style-name="a895">28.06.2021</text:date></text:span><text:span text:style-name="a896" text:class-names=""/></text:p>
        </draw:text-box>
        <svg:title/>
        <svg:desc/>
      </draw:frame>
      <draw:frame draw:id="id266" presentation:style-name="a901" draw:name="Fußzeilenplatzhalter 4" svg:x="0.88in" svg:y="6.81in" svg:width="11.58in" svg:height="0.35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267" presentation:style-name="a905" draw:name="Foliennummernplatzhalter 5" svg:x="11.45in" svg:y="0.35in" svg:width="1in" svg:height="0.35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>‹Nr.›</text:page-number></text:span><text:span text:style-name="a903" text:class-names=""/></text:p>
        </draw:text-box>
        <svg:title/>
        <svg:desc/>
      </draw:frame>
      <presentation:notes style:page-layout-name="pageLayout2" draw:style-name="a966">
        <draw:frame draw:id="id5" presentation:style-name="a937" draw:name="Kopfzeilenplatzhalter 1" svg:x="0in" svg:y="0in" svg:width="3.25in" svg:height="0.50174in" presentation:class="head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6" presentation:style-name="a942" draw:name="Datumsplatzhalter 2" svg:x="4.24826in" svg:y="0in" svg:width="3.25in" svg:height="0.50174in" presentation:class="date-time" presentation:placeholder="false">
          <draw:text-box>
            <text:p text:style-name="a941" text:class-names="" text:cond-style-name=""><text:span text:style-name="a938" text:class-names=""><text:date text:fixed="false" style:data-style-name="a939">28.06.2021</text:date></text:span><text:span text:style-name="a9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43" draw:name="Folienbildplatzhalter 3">
          <svg:title/>
          <svg:desc/>
        </draw:page-thumbnail>
        <draw:frame draw:id="id8" presentation:style-name="a958" draw:name="Notizenplatzhalter 4" svg:x="0.75in" svg:y="4.8125in" svg:width="6in" svg:height="3.9375in" presentation:class="notes" presentation:placeholder="false">
          <draw:text-box>
            <text:p text:style-name="a945" text:class-names="" text:cond-style-name=""><text:span text:style-name="a944" text:class-names="">Textmasterformat durch Klicken bearbeiten</text:span></text:p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Zweite Ebene</text:span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list text:style-name="a951">
                      <text:list-item>
                        <text:p text:style-name="a950" text:class-names="" text:cond-style-name=""><text:span text:style-name="a9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list text:style-name="a954">
                      <text:list-item>
                        <text:list text:style-name="a954">
                          <text:list-item>
                            <text:p text:style-name="a953" text:class-names="" text:cond-style-name=""><text:span text:style-name="a9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list text:style-name="a957">
                          <text:list-item>
                            <text:list text:style-name="a957">
                              <text:list-item>
                                <text:p text:style-name="a956" text:class-names="" text:cond-style-name=""><text:span text:style-name="a95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1" draw:name="Fußzeilenplatzhalter 5" svg:x="0in" svg:y="9.49826in" svg:width="3.25in" svg:height="0.50174in" presentation:class="foot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10" presentation:style-name="a965" draw:name="Foliennummernplatzhalter 6" svg:x="4.24826in" svg:y="9.49826in" svg:width="3.25in" svg:height="0.50174in" presentation:class="page-number" presentation:placeholder="false">
          <draw:text-box>
            <text:p text:style-name="a964" text:class-names="" text:cond-style-name=""><text:span text:style-name="a962" text:class-names=""><text:page-number style:num-format="1" text:fixed="false">‹Nr.›</text:page-number></text:span><text:span text:style-name="a963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967">
      <draw:g draw:name="Gruppieren 74" draw:id="id292">
        <svg:title/>
        <svg:desc/>
        <draw:custom-shape svg:x="7.65278in" svg:y="0in" svg:width="4.22396in" svg:height="7.48438in" draw:id="id302" draw:style-name="a1004" draw:name="Freihand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68403in" svg:height="0.60764in" draw:id="id303" draw:style-name="a1005" draw:name="Freihand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48264in" svg:width="2.09896in" svg:height="2.00174in" draw:id="id304" draw:style-name="a1006" draw:name="Freihand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05903in" svg:y="0in" svg:width="4.02083in" svg:height="7.48438in" draw:id="id305" draw:style-name="a1008" draw:name="Freihand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05382in" svg:height="0.40104in" draw:id="id306" draw:style-name="a1010" draw:name="Freihand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5.7691in" svg:width="1.82292in" svg:height="1.72569in" draw:id="id307" draw:style-name="a1012" draw:name="Freihand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25in" svg:y="0in" svg:width="3.96007in" svg:height="7.48438in" draw:id="id308" draw:style-name="a1013" draw:name="Freihand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0.72743in" svg:height="0.28125in" draw:id="id309" draw:style-name="a1014" draw:name="Freihand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91493in" svg:width="1.6684in" svg:height="1.56944in" draw:id="id310" draw:style-name="a1015" draw:name="Freihand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66146in" svg:y="0in" svg:width="3.54861in" svg:height="7.48438in" draw:id="id311" draw:style-name="a1016" draw:name="Freihand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03472in" svg:width="1.49132in" svg:height="1.44965in" draw:id="id312" draw:style-name="a1017" draw:name="Freihand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80035in" svg:y="0in" svg:width="3.53299in" svg:height="7.48438in" draw:id="id313" draw:style-name="a1018" draw:name="Freihand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22743in" svg:width="1.29861in" svg:height="1.25694in" draw:id="id314" draw:style-name="a1019" draw:name="Freihand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03472in" svg:y="0in" svg:width="3.74132in" svg:height="7.48438in" draw:id="id315" draw:style-name="a1020" draw:name="Freihand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61632in" svg:width="0.96181in" svg:height="0.86806in" draw:id="id316" draw:style-name="a1021" draw:name="Freihand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67882in" svg:y="0in" svg:width="2.97222in" svg:height="7.48438in" draw:id="id317" draw:style-name="a1023" draw:name="Freihand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79861in" svg:y="0in" svg:width="3.22049in" svg:height="7.48438in" draw:id="id318" draw:style-name="a1025" draw:name="Freihand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13368in" svg:y="0in" svg:width="2.62847in" svg:height="7.48438in" draw:id="id319" draw:style-name="a1026" draw:name="Freihand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35243in" svg:y="0.01042in" svg:width="1.9375in" svg:height="3.49826in" draw:id="id320" draw:style-name="a1027" draw:name="Freihand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3.06597in" svg:y="6.57986in" svg:width="0.23438in" svg:height="0.90451in" draw:id="id321" draw:style-name="a1028" draw:name="Freihand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5816in" svg:y="0in" svg:width="1.70833in" svg:height="2.4375in" draw:id="id322" draw:style-name="a1029" draw:name="Freihand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uppieren 21" draw:id="id293">
        <svg:title/>
        <svg:desc/>
        <draw:custom-shape svg:x="8.44154in" svg:y="1.85869in" svg:width="4.01846in" svg:height="0.55in" draw:id="id299" draw:style-name="a1001" draw:name="Rechteck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300" draw:style-name="a1002" draw:transform="translate(-0.17278in -0.14895in) rotate(-3.14159) translate(10.45416in 5.50504in)" draw:name="Gleichschenkliges Dreieck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832in" svg:y="2.48869in" svg:width="4.01168in" svg:height="2.87in" draw:id="id301" draw:style-name="a1003" draw:name="Rechteck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94" presentation:style-name="a971" draw:name="Vertikaler Titel 1" svg:x="8.53832in" svg:y="2.56991in" svg:width="3.82895in" svg:height="2.6864in" presentation:class="title" presentation:placeholder="false">
        <draw:text-box>
          <text:p text:style-name="a970" text:class-names="" text:cond-style-name=""><text:span text:style-name="a968" text:class-names="">Mastertitelformat bearbeiten</text:span><text:span text:style-name="a969" text:class-names=""/></text:p>
        </draw:text-box>
        <svg:title/>
        <svg:desc/>
      </draw:frame>
      <draw:frame draw:id="id295" presentation:style-name="a988" draw:name="Vertikaler Textplatzhalter 2" svg:x="0.87789in" svg:y="0.87319in" svg:width="6.85545in" svg:height="5.74946in" presentation:class="outline" presentation:placeholder="false">
        <draw:text-box>
          <text:list text:style-name="a974">
            <text:list-item>
              <text:p text:style-name="a973" text:class-names="" text:cond-style-name=""><text:span text:style-name="a972" text:class-names="">Mastertextformat bearbeiten</text:span></text:p>
            </text:list-item>
          </text:list>
          <text:list text:style-name="a977">
            <text:list-item>
              <text:list text:style-name="a977">
                <text:list-item>
                  <text:p text:style-name="a976" text:class-names="" text:cond-style-name=""><text:span text:style-name="a975" text:class-names="">Zweite Ebene</text:span></text:p>
                </text:list-item>
              </text:list>
            </text:list-item>
          </text:list>
          <text:list text:style-name="a980">
            <text:list-item>
              <text:list text:style-name="a980">
                <text:list-item>
                  <text:list text:style-name="a980">
                    <text:list-item>
                      <text:p text:style-name="a979" text:class-names="" text:cond-style-name=""><text:span text:style-name="a9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list text:style-name="a983">
                        <text:list-item>
                          <text:p text:style-name="a982" text:class-names="" text:cond-style-name=""><text:span text:style-name="a9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list text:style-name="a987">
                            <text:list-item>
                              <text:p text:style-name="a986" text:class-names="" text:cond-style-name=""><text:span text:style-name="a984" text:class-names="">Fünfte Ebene</text:span><text:span text:style-name="a9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6" presentation:style-name="a993" draw:name="Datumsplatzhalter 3" svg:x="0.88in" svg:y="0.35in" svg:width="4in" svg:height="0.35in" presentation:class="date-time" presentation:placeholder="false">
        <draw:text-box>
          <text:p text:style-name="a992" text:class-names="" text:cond-style-name=""><text:span text:style-name="a989" text:class-names=""><text:date text:fixed="false" style:data-style-name="a990">28.06.2021</text:date></text:span><text:span text:style-name="a991" text:class-names=""/></text:p>
        </draw:text-box>
        <svg:title/>
        <svg:desc/>
      </draw:frame>
      <draw:frame draw:id="id297" presentation:style-name="a996" draw:name="Fußzeilenplatzhalter 4" svg:x="0.88in" svg:y="6.81in" svg:width="11.58in" svg:height="0.35in" presentation:class="footer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298" presentation:style-name="a1000" draw:name="Foliennummernplatzhalter 5" svg:x="11.45in" svg:y="0.35in" svg:width="1in" svg:height="0.35in" presentation:class="page-number" presentation:placeholder="false">
        <draw:text-box>
          <text:p text:style-name="a999" text:class-names="" text:cond-style-name=""><text:span text:style-name="a997" text:class-names=""><text:page-number style:num-format="1" text:fixed="false">‹Nr.›</text:page-number></text:span><text:span text:style-name="a998" text:class-names=""/></text:p>
        </draw:text-box>
        <svg:title/>
        <svg:desc/>
      </draw:frame>
      <presentation:notes style:page-layout-name="pageLayout2" draw:style-name="a1061">
        <draw:frame draw:id="id5" presentation:style-name="a1032" draw:name="Kopfzeilenplatzhalter 1" svg:x="0in" svg:y="0in" svg:width="3.25in" svg:height="0.50174in" presentation:class="header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6" presentation:style-name="a1037" draw:name="Datumsplatzhalter 2" svg:x="4.24826in" svg:y="0in" svg:width="3.25in" svg:height="0.50174in" presentation:class="date-time" presentation:placeholder="false">
          <draw:text-box>
            <text:p text:style-name="a1036" text:class-names="" text:cond-style-name=""><text:span text:style-name="a1033" text:class-names=""><text:date text:fixed="false" style:data-style-name="a1034">28.06.2021</text:date></text:span><text:span text:style-name="a10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38" draw:name="Folienbildplatzhalter 3">
          <svg:title/>
          <svg:desc/>
        </draw:page-thumbnail>
        <draw:frame draw:id="id8" presentation:style-name="a1053" draw:name="Notizenplatzhalter 4" svg:x="0.75in" svg:y="4.8125in" svg:width="6in" svg:height="3.9375in" presentation:class="notes" presentation:placeholder="false">
          <draw:text-box>
            <text:p text:style-name="a1040" text:class-names="" text:cond-style-name=""><text:span text:style-name="a1039" text:class-names="">Textmasterformat durch Klicken bearbeiten</text:span></text:p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Zweite Ebene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p text:style-name="a1045" text:class-names="" text:cond-style-name=""><text:span text:style-name="a10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p text:style-name="a1048" text:class-names="" text:cond-style-name=""><text:span text:style-name="a10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list text:style-name="a1052">
                          <text:list-item>
                            <text:list text:style-name="a1052">
                              <text:list-item>
                                <text:p text:style-name="a1051" text:class-names="" text:cond-style-name=""><text:span text:style-name="a10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6" draw:name="Fußzeilenplatzhalter 5" svg:x="0in" svg:y="9.49826in" svg:width="3.25in" svg:height="0.50174in" presentation:class="footer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0" presentation:style-name="a1060" draw:name="Foliennummernplatzhalter 6" svg:x="4.24826in" svg:y="9.49826in" svg:width="3.25in" svg:height="0.50174in" presentation:class="page-number" presentation:placeholder="false">
          <draw:text-box>
            <text:p text:style-name="a1059" text:class-names="" text:cond-style-name=""><text:span text:style-name="a1057" text:class-names=""><text:page-number style:num-format="1" text:fixed="false">‹Nr.›</text:page-number></text:span><text:span text:style-name="a1058" text:class-names=""/></text:p>
          </draw:text-box>
          <svg:title/>
          <svg:desc/>
        </draw:frame>
      </presentation:notes>
    </style:master-page>
    <style:handout-master style:page-layout-name="pageLayout3" draw:style-name="a1062">
      <draw:frame draw:id="id323" presentation:style-name="a1065" draw:name="Kopfzeilenplatzhalter 1" svg:x="0in" svg:y="0in" svg:width="3.25in" svg:height="0.50174in" presentation:class="head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324" presentation:style-name="a1070" draw:name="Datumsplatzhalter 2" svg:x="4.24826in" svg:y="0in" svg:width="3.25in" svg:height="0.50174in" presentation:class="date-time" presentation:placeholder="false">
        <draw:text-box>
          <text:p text:style-name="a1069" text:class-names="" text:cond-style-name=""><text:span text:style-name="a1066" text:class-names=""><text:date text:fixed="false" style:data-style-name="a1067">28.06.2021</text:date></text:span><text:span text:style-name="a1068" text:class-names=""/></text:p>
        </draw:text-box>
        <svg:title/>
        <svg:desc/>
      </draw:frame>
      <draw:frame draw:id="id325" presentation:style-name="a1073" draw:name="Fußzeilenplatzhalter 3" svg:x="0in" svg:y="9.49826in" svg:width="3.25in" svg:height="0.50174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326" presentation:style-name="a1077" draw:name="Foliennummernplatzhalter 4" svg:x="4.24826in" svg:y="9.49826in" svg:width="3.25in" svg:height="0.50174in" presentation:class="page-number" presentation:placeholder="false">
        <draw:text-box>
          <text:p text:style-name="a1076" text:class-names="" text:cond-style-name=""><text:span text:style-name="a1074" text:class-names=""><text:page-number style:num-format="1" text:fixed="false">‹Nr.›</text:page-number></text:span><text:span text:style-name="a107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/>
    <dc:creator/>
    <meta:creation-date>2022-07-14T12:21:15Z</meta:creation-date>
    <dc:date>2022-07-14T13:26:58Z</dc:date>
    <meta:template xlink:href="tf16401370_wac" xlink:type="simple"/>
    <meta:editing-cycles>1</meta:editing-cycles>
    <meta:editing-duration>PT0S</meta:editing-duration>
    <meta:user-defined meta:name="ContentTypeId">0x01010079F111ED35F8CC479449609E8A0923A6</meta:user-defined>
    <meta:document-statistic meta:paragraph-count="41" meta:word-count="92"/>
  </office:meta>
</office:document-meta>
</file>